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159.99mm" svg:height="89.99mm" svg:x="126.35mm" svg:y="4430.76mm">
            <draw:object draw:notify-on-update-of-ranges="times.A1:times.A1 times.A2:times.A1001 times.B1:times.B1 times.B2:times.B1001 times.A1:times.A1 times.A2:times.A1001 times.C1:times.C1 times.C2:times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<text:s/>Merge</text:p>
          </table:table-cell>
          <table:table-cell office:value-type="string" calcext:value-type="string">
            <text:p><text:s/>Qui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51" calcext:value-type="float">
            <text:p>5.1E-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56" calcext:value-type="float">
            <text:p>5.6E-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094" calcext:value-type="float">
            <text:p>9.4E-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16" calcext:value-type="float">
            <text:p>0.0001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124" calcext:value-type="float">
            <text:p>0.0001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39" calcext:value-type="float">
            <text:p>0.0001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182" calcext:value-type="float">
            <text:p>0.00018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195" calcext:value-type="float">
            <text:p>0.00019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213" calcext:value-type="float">
            <text:p>0.0002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244" calcext:value-type="float">
            <text:p>0.0002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0319" calcext:value-type="float">
            <text:p>0.00031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338" calcext:value-type="float">
            <text:p>0.00033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333" calcext:value-type="float">
            <text:p>0.00033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271" calcext:value-type="float">
            <text:p>0.0002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281" calcext:value-type="float">
            <text:p>0.00028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293" calcext:value-type="float">
            <text:p>0.00029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314" calcext:value-type="float">
            <text:p>0.00031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319" calcext:value-type="float">
            <text:p>0.00031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345" calcext:value-type="float">
            <text:p>0.00034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329" calcext:value-type="float">
            <text:p>0.00032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341" calcext:value-type="float">
            <text:p>0.00034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16" calcext:value-type="float">
            <text:p>0.00041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499" calcext:value-type="float">
            <text:p>0.00049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414" calcext:value-type="float">
            <text:p>0.0004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396" calcext:value-type="float">
            <text:p>0.00039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411" calcext:value-type="float">
            <text:p>0.00041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416" calcext:value-type="float">
            <text:p>0.00041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455" calcext:value-type="float">
            <text:p>0.00045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444" calcext:value-type="float">
            <text:p>0.00044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0605" calcext:value-type="float">
            <text:p>0.00060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613" calcext:value-type="float">
            <text:p>0.00061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488" calcext:value-type="float">
            <text:p>0.0004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493" calcext:value-type="float">
            <text:p>0.00049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0501" calcext:value-type="float">
            <text:p>0.00050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0524" calcext:value-type="float">
            <text:p>0.00052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523" calcext:value-type="float">
            <text:p>0.00052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0546" calcext:value-type="float">
            <text:p>0.00054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558" calcext:value-type="float">
            <text:p>0.000558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01005" calcext:value-type="float">
            <text:p>0.001005</text:p>
          </table:table-cell>
          <table:table-cell office:value-type="float" office:value="0.000583" calcext:value-type="float">
            <text:p>0.00058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578" calcext:value-type="float">
            <text:p>0.00057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591" calcext:value-type="float">
            <text:p>0.00059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602" calcext:value-type="float">
            <text:p>0.00060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617" calcext:value-type="float">
            <text:p>0.000617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0651" calcext:value-type="float">
            <text:p>0.00065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648" calcext:value-type="float">
            <text:p>0.00064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653" calcext:value-type="float">
            <text:p>0.00065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0678" calcext:value-type="float">
            <text:p>0.00067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0672" calcext:value-type="float">
            <text:p>0.00067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0708" calcext:value-type="float">
            <text:p>0.00070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0689" calcext:value-type="float">
            <text:p>0.00068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.000705" calcext:value-type="float">
            <text:p>0.00070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0713" calcext:value-type="float">
            <text:p>0.0007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0732" calcext:value-type="float">
            <text:p>0.00073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0767" calcext:value-type="float">
            <text:p>0.00076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0757" calcext:value-type="float">
            <text:p>0.00075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0795" calcext:value-type="float">
            <text:p>0.00079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0783" calcext:value-type="float">
            <text:p>0.000783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0794" calcext:value-type="float">
            <text:p>0.00079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802" calcext:value-type="float">
            <text:p>0.00080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00834" calcext:value-type="float">
            <text:p>0.00083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849" calcext:value-type="float">
            <text:p>0.00084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0956" calcext:value-type="float">
            <text:p>0.00095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0864" calcext:value-type="float">
            <text:p>0.00086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0869" calcext:value-type="float">
            <text:p>0.00086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.001179" calcext:value-type="float">
            <text:p>0.00117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907" calcext:value-type="float">
            <text:p>0.00090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0904" calcext:value-type="float">
            <text:p>0.00090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0933" calcext:value-type="float">
            <text:p>0.00093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000961" calcext:value-type="float">
            <text:p>0.000961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01839" calcext:value-type="float">
            <text:p>0.001839</text:p>
          </table:table-cell>
          <table:table-cell office:value-type="float" office:value="0.000969" calcext:value-type="float">
            <text:p>0.00096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0955" calcext:value-type="float">
            <text:p>0.00095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0966" calcext:value-type="float">
            <text:p>0.00096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1177" calcext:value-type="float">
            <text:p>0.001177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324" calcext:value-type="float">
            <text:p>0.00132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996" calcext:value-type="float">
            <text:p>0.00099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1024" calcext:value-type="float">
            <text:p>0.00102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1394" calcext:value-type="float">
            <text:p>0.00139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1042" calcext:value-type="float">
            <text:p>0.001042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001049" calcext:value-type="float">
            <text:p>0.0010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072" calcext:value-type="float">
            <text:p>0.001072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001615" calcext:value-type="float">
            <text:p>0.001615</text:p>
          </table:table-cell>
          <table:table-cell office:value-type="float" office:value="0.001089" calcext:value-type="float">
            <text:p>0.001089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001226" calcext:value-type="float">
            <text:p>0.001226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001439" calcext:value-type="float">
            <text:p>0.001439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0.00114" calcext:value-type="float">
            <text:p>0.00114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1145" calcext:value-type="float">
            <text:p>0.00114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.001149" calcext:value-type="float">
            <text:p>0.001149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01551" calcext:value-type="float">
            <text:p>0.001551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1187" calcext:value-type="float">
            <text:p>0.00118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01316" calcext:value-type="float">
            <text:p>0.001316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1214" calcext:value-type="float">
            <text:p>0.001214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1232" calcext:value-type="float">
            <text:p>0.001232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0.001243" calcext:value-type="float">
            <text:p>0.001243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308" calcext:value-type="float">
            <text:p>0.001308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.00126" calcext:value-type="float">
            <text:p>0.00126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1291" calcext:value-type="float">
            <text:p>0.001291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.001694" calcext:value-type="float">
            <text:p>0.001694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0.001931" calcext:value-type="float">
            <text:p>0.001931</text:p>
          </table:table-cell>
          <table:table-cell office:value-type="float" office:value="0.001295" calcext:value-type="float">
            <text:p>0.00129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01389" calcext:value-type="float">
            <text:p>0.001389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001955" calcext:value-type="float">
            <text:p>0.001955</text:p>
          </table:table-cell>
          <table:table-cell office:value-type="float" office:value="0.001697" calcext:value-type="float">
            <text:p>0.001697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.001344" calcext:value-type="float">
            <text:p>0.001344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1339" calcext:value-type="float">
            <text:p>0.001339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001565" calcext:value-type="float">
            <text:p>0.00156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2018" calcext:value-type="float">
            <text:p>0.002018</text:p>
          </table:table-cell>
          <table:table-cell office:value-type="float" office:value="0.001349" calcext:value-type="float">
            <text:p>0.001349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01365" calcext:value-type="float">
            <text:p>0.001365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158" calcext:value-type="float">
            <text:p>0.00158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1423" calcext:value-type="float">
            <text:p>0.001423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1423" calcext:value-type="float">
            <text:p>0.00142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1463" calcext:value-type="float">
            <text:p>0.001463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.001448" calcext:value-type="float">
            <text:p>0.001448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0.001469" calcext:value-type="float">
            <text:p>0.001469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.001876" calcext:value-type="float">
            <text:p>0.001876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002209" calcext:value-type="float">
            <text:p>0.002209</text:p>
          </table:table-cell>
          <table:table-cell office:value-type="float" office:value="0.001485" calcext:value-type="float">
            <text:p>0.00148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.001491" calcext:value-type="float">
            <text:p>0.001491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1965" calcext:value-type="float">
            <text:p>0.001965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.001508" calcext:value-type="float">
            <text:p>0.001508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1517" calcext:value-type="float">
            <text:p>0.001517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1709" calcext:value-type="float">
            <text:p>0.00170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2287" calcext:value-type="float">
            <text:p>0.002287</text:p>
          </table:table-cell>
          <table:table-cell office:value-type="float" office:value="0.001509" calcext:value-type="float">
            <text:p>0.001509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002311" calcext:value-type="float">
            <text:p>0.002311</text:p>
          </table:table-cell>
          <table:table-cell office:value-type="float" office:value="0.001538" calcext:value-type="float">
            <text:p>0.001538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1563" calcext:value-type="float">
            <text:p>0.001563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0.002342" calcext:value-type="float">
            <text:p>0.002342</text:p>
          </table:table-cell>
          <table:table-cell office:value-type="float" office:value="0.001576" calcext:value-type="float">
            <text:p>0.001576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1624" calcext:value-type="float">
            <text:p>0.001624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1599" calcext:value-type="float">
            <text:p>0.001599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002391" calcext:value-type="float">
            <text:p>0.002391</text:p>
          </table:table-cell>
          <table:table-cell office:value-type="float" office:value="0.001594" calcext:value-type="float">
            <text:p>0.001594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1608" calcext:value-type="float">
            <text:p>0.001608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.001621" calcext:value-type="float">
            <text:p>0.001621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001672" calcext:value-type="float">
            <text:p>0.00167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1656" calcext:value-type="float">
            <text:p>0.001656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1776" calcext:value-type="float">
            <text:p>0.001776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0.002523" calcext:value-type="float">
            <text:p>0.002523</text:p>
          </table:table-cell>
          <table:table-cell office:value-type="float" office:value="0.001676" calcext:value-type="float">
            <text:p>0.001676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0.002527" calcext:value-type="float">
            <text:p>0.002527</text:p>
          </table:table-cell>
          <table:table-cell office:value-type="float" office:value="0.001719" calcext:value-type="float">
            <text:p>0.001719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0173" calcext:value-type="float">
            <text:p>0.00173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1725" calcext:value-type="float">
            <text:p>0.001725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.001737" calcext:value-type="float">
            <text:p>0.001737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1741" calcext:value-type="float">
            <text:p>0.001741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001747" calcext:value-type="float">
            <text:p>0.001747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1766" calcext:value-type="float">
            <text:p>0.00176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01775" calcext:value-type="float">
            <text:p>0.001775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1807" calcext:value-type="float">
            <text:p>0.001807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1815" calcext:value-type="float">
            <text:p>0.001815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.001986" calcext:value-type="float">
            <text:p>0.001986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001879" calcext:value-type="float">
            <text:p>0.001879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189" calcext:value-type="float">
            <text:p>0.00189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0.002785" calcext:value-type="float">
            <text:p>0.002785</text:p>
          </table:table-cell>
          <table:table-cell office:value-type="float" office:value="0.001882" calcext:value-type="float">
            <text:p>0.001882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187" calcext:value-type="float">
            <text:p>0.00187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.001911" calcext:value-type="float">
            <text:p>0.00191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001913" calcext:value-type="float">
            <text:p>0.001913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1897" calcext:value-type="float">
            <text:p>0.001897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002038" calcext:value-type="float">
            <text:p>0.002038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01932" calcext:value-type="float">
            <text:p>0.001932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1931" calcext:value-type="float">
            <text:p>0.00193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1947" calcext:value-type="float">
            <text:p>0.001947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.001976" calcext:value-type="float">
            <text:p>0.001976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1984" calcext:value-type="float">
            <text:p>0.001984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2005" calcext:value-type="float">
            <text:p>0.00200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2029" calcext:value-type="float">
            <text:p>0.002029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2033" calcext:value-type="float">
            <text:p>0.002033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02038" calcext:value-type="float">
            <text:p>0.002038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2072" calcext:value-type="float">
            <text:p>0.00207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2086" calcext:value-type="float">
            <text:p>0.002086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211" calcext:value-type="float">
            <text:p>0.00211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2096" calcext:value-type="float">
            <text:p>0.002096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2126" calcext:value-type="float">
            <text:p>0.002126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2158" calcext:value-type="float">
            <text:p>0.002158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2144" calcext:value-type="float">
            <text:p>0.00214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3195" calcext:value-type="float">
            <text:p>0.003195</text:p>
          </table:table-cell>
          <table:table-cell office:value-type="float" office:value="0.002171" calcext:value-type="float">
            <text:p>0.00217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02215" calcext:value-type="float">
            <text:p>0.00221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2401" calcext:value-type="float">
            <text:p>0.002401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2175" calcext:value-type="float">
            <text:p>0.002175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233" calcext:value-type="float">
            <text:p>0.00233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.002252" calcext:value-type="float">
            <text:p>0.002252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2333" calcext:value-type="float">
            <text:p>0.002333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2301" calcext:value-type="float">
            <text:p>0.002301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2302" calcext:value-type="float">
            <text:p>0.0023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2249" calcext:value-type="float">
            <text:p>0.002249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474" calcext:value-type="float">
            <text:p>0.002474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233" calcext:value-type="float">
            <text:p>0.00233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2312" calcext:value-type="float">
            <text:p>0.002312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2325" calcext:value-type="float">
            <text:p>0.00232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2378" calcext:value-type="float">
            <text:p>0.002378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02358" calcext:value-type="float">
            <text:p>0.002358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2445" calcext:value-type="float">
            <text:p>0.002445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2411" calcext:value-type="float">
            <text:p>0.002411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2454" calcext:value-type="float">
            <text:p>0.002454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2395" calcext:value-type="float">
            <text:p>0.002395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2434" calcext:value-type="float">
            <text:p>0.002434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2479" calcext:value-type="float">
            <text:p>0.002479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2493" calcext:value-type="float">
            <text:p>0.002493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2463" calcext:value-type="float">
            <text:p>0.002463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2512" calcext:value-type="float">
            <text:p>0.002512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2505" calcext:value-type="float">
            <text:p>0.002505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2507" calcext:value-type="float">
            <text:p>0.00250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2569" calcext:value-type="float">
            <text:p>0.002569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2572" calcext:value-type="float">
            <text:p>0.002572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259" calcext:value-type="float">
            <text:p>0.00259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2585" calcext:value-type="float">
            <text:p>0.002585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2582" calcext:value-type="float">
            <text:p>0.00258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258" calcext:value-type="float">
            <text:p>0.00258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2577" calcext:value-type="float">
            <text:p>0.002577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2633" calcext:value-type="float">
            <text:p>0.002633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261" calcext:value-type="float">
            <text:p>0.00261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261" calcext:value-type="float">
            <text:p>0.0026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2666" calcext:value-type="float">
            <text:p>0.002666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268" calcext:value-type="float">
            <text:p>0.00268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004482" calcext:value-type="float">
            <text:p>0.004482</text:p>
          </table:table-cell>
          <table:table-cell office:value-type="float" office:value="0.002664" calcext:value-type="float">
            <text:p>0.002664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3019" calcext:value-type="float">
            <text:p>0.003019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2726" calcext:value-type="float">
            <text:p>0.00272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02705" calcext:value-type="float">
            <text:p>0.002705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2728" calcext:value-type="float">
            <text:p>0.002728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0.004033" calcext:value-type="float">
            <text:p>0.004033</text:p>
          </table:table-cell>
          <table:table-cell office:value-type="float" office:value="0.002801" calcext:value-type="float">
            <text:p>0.002801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0.002925" calcext:value-type="float">
            <text:p>0.002925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276" calcext:value-type="float">
            <text:p>0.0027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0.002749" calcext:value-type="float">
            <text:p>0.002749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0.002799" calcext:value-type="float">
            <text:p>0.002799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0.002801" calcext:value-type="float">
            <text:p>0.002801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0.004198" calcext:value-type="float">
            <text:p>0.004198</text:p>
          </table:table-cell>
          <table:table-cell office:value-type="float" office:value="0.002998" calcext:value-type="float">
            <text:p>0.002998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2802" calcext:value-type="float">
            <text:p>0.002802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.002947" calcext:value-type="float">
            <text:p>0.002947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.00288" calcext:value-type="float">
            <text:p>0.00288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0.002846" calcext:value-type="float">
            <text:p>0.002846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925" calcext:value-type="float">
            <text:p>0.002925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2939" calcext:value-type="float">
            <text:p>0.00293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4302" calcext:value-type="float">
            <text:p>0.004302</text:p>
          </table:table-cell>
          <table:table-cell office:value-type="float" office:value="0.00291" calcext:value-type="float">
            <text:p>0.00291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003106" calcext:value-type="float">
            <text:p>0.003106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0.004438" calcext:value-type="float">
            <text:p>0.004438</text:p>
          </table:table-cell>
          <table:table-cell office:value-type="float" office:value="0.002903" calcext:value-type="float">
            <text:p>0.002903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0.00293" calcext:value-type="float">
            <text:p>0.00293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0.004364" calcext:value-type="float">
            <text:p>0.004364</text:p>
          </table:table-cell>
          <table:table-cell office:value-type="float" office:value="0.003006" calcext:value-type="float">
            <text:p>0.00300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004349" calcext:value-type="float">
            <text:p>0.004349</text:p>
          </table:table-cell>
          <table:table-cell office:value-type="float" office:value="0.002928" calcext:value-type="float">
            <text:p>0.002928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.002932" calcext:value-type="float">
            <text:p>0.002932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02965" calcext:value-type="float">
            <text:p>0.002965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0.002962" calcext:value-type="float">
            <text:p>0.002962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0.00302" calcext:value-type="float">
            <text:p>0.0030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00316" calcext:value-type="float">
            <text:p>0.00316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.002981" calcext:value-type="float">
            <text:p>0.002981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0.004602" calcext:value-type="float">
            <text:p>0.004602</text:p>
          </table:table-cell>
          <table:table-cell office:value-type="float" office:value="0.003161" calcext:value-type="float">
            <text:p>0.003161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0.004564" calcext:value-type="float">
            <text:p>0.004564</text:p>
          </table:table-cell>
          <table:table-cell office:value-type="float" office:value="0.003084" calcext:value-type="float">
            <text:p>0.003084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0.003038" calcext:value-type="float">
            <text:p>0.003038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04518" calcext:value-type="float">
            <text:p>0.004518</text:p>
          </table:table-cell>
          <table:table-cell office:value-type="float" office:value="0.003116" calcext:value-type="float">
            <text:p>0.003116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0.004554" calcext:value-type="float">
            <text:p>0.004554</text:p>
          </table:table-cell>
          <table:table-cell office:value-type="float" office:value="0.00307" calcext:value-type="float">
            <text:p>0.00307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0.004537" calcext:value-type="float">
            <text:p>0.004537</text:p>
          </table:table-cell>
          <table:table-cell office:value-type="float" office:value="0.003168" calcext:value-type="float">
            <text:p>0.003168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0.004599" calcext:value-type="float">
            <text:p>0.004599</text:p>
          </table:table-cell>
          <table:table-cell office:value-type="float" office:value="0.003101" calcext:value-type="float">
            <text:p>0.003101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0.004671" calcext:value-type="float">
            <text:p>0.004671</text:p>
          </table:table-cell>
          <table:table-cell office:value-type="float" office:value="0.003083" calcext:value-type="float">
            <text:p>0.00308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4638" calcext:value-type="float">
            <text:p>0.004638</text:p>
          </table:table-cell>
          <table:table-cell office:value-type="float" office:value="0.003377" calcext:value-type="float">
            <text:p>0.003377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0.004783" calcext:value-type="float">
            <text:p>0.004783</text:p>
          </table:table-cell>
          <table:table-cell office:value-type="float" office:value="0.003115" calcext:value-type="float">
            <text:p>0.003115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0.004683" calcext:value-type="float">
            <text:p>0.004683</text:p>
          </table:table-cell>
          <table:table-cell office:value-type="float" office:value="0.003281" calcext:value-type="float">
            <text:p>0.003281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0.004751" calcext:value-type="float">
            <text:p>0.004751</text:p>
          </table:table-cell>
          <table:table-cell office:value-type="float" office:value="0.003168" calcext:value-type="float">
            <text:p>0.003168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0.004704" calcext:value-type="float">
            <text:p>0.004704</text:p>
          </table:table-cell>
          <table:table-cell office:value-type="float" office:value="0.003311" calcext:value-type="float">
            <text:p>0.003311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4767" calcext:value-type="float">
            <text:p>0.004767</text:p>
          </table:table-cell>
          <table:table-cell office:value-type="float" office:value="0.003186" calcext:value-type="float">
            <text:p>0.003186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3249" calcext:value-type="float">
            <text:p>0.003249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0.004865" calcext:value-type="float">
            <text:p>0.004865</text:p>
          </table:table-cell>
          <table:table-cell office:value-type="float" office:value="0.003224" calcext:value-type="float">
            <text:p>0.003224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0.004804" calcext:value-type="float">
            <text:p>0.004804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003254" calcext:value-type="float">
            <text:p>0.00325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4801" calcext:value-type="float">
            <text:p>0.004801</text:p>
          </table:table-cell>
          <table:table-cell office:value-type="float" office:value="0.00332" calcext:value-type="float">
            <text:p>0.00332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03281" calcext:value-type="float">
            <text:p>0.003281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0.003373" calcext:value-type="float">
            <text:p>0.003373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0.004908" calcext:value-type="float">
            <text:p>0.004908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332" calcext:value-type="float">
            <text:p>0.00332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0.003389" calcext:value-type="float">
            <text:p>0.003389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0.003387" calcext:value-type="float">
            <text:p>0.003387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0.004915" calcext:value-type="float">
            <text:p>0.004915</text:p>
          </table:table-cell>
          <table:table-cell office:value-type="float" office:value="0.003393" calcext:value-type="float">
            <text:p>0.003393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0.003416" calcext:value-type="float">
            <text:p>0.0034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4968" calcext:value-type="float">
            <text:p>0.004968</text:p>
          </table:table-cell>
          <table:table-cell office:value-type="float" office:value="0.00358" calcext:value-type="float">
            <text:p>0.00358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3464" calcext:value-type="float">
            <text:p>0.003464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03447" calcext:value-type="float">
            <text:p>0.003447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3417" calcext:value-type="float">
            <text:p>0.003417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0.003464" calcext:value-type="float">
            <text:p>0.003464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.003469" calcext:value-type="float">
            <text:p>0.003469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0.005124" calcext:value-type="float">
            <text:p>0.005124</text:p>
          </table:table-cell>
          <table:table-cell office:value-type="float" office:value="0.003762" calcext:value-type="float">
            <text:p>0.003762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0.005155" calcext:value-type="float">
            <text:p>0.005155</text:p>
          </table:table-cell>
          <table:table-cell office:value-type="float" office:value="0.003511" calcext:value-type="float">
            <text:p>0.003511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0.005173" calcext:value-type="float">
            <text:p>0.005173</text:p>
          </table:table-cell>
          <table:table-cell office:value-type="float" office:value="0.003548" calcext:value-type="float">
            <text:p>0.003548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0.005199" calcext:value-type="float">
            <text:p>0.005199</text:p>
          </table:table-cell>
          <table:table-cell office:value-type="float" office:value="0.003507" calcext:value-type="float">
            <text:p>0.00350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5228" calcext:value-type="float">
            <text:p>0.005228</text:p>
          </table:table-cell>
          <table:table-cell office:value-type="float" office:value="0.003668" calcext:value-type="float">
            <text:p>0.003668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0.003576" calcext:value-type="float">
            <text:p>0.003576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0.003623" calcext:value-type="float">
            <text:p>0.003623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0.005299" calcext:value-type="float">
            <text:p>0.005299</text:p>
          </table:table-cell>
          <table:table-cell office:value-type="float" office:value="0.003578" calcext:value-type="float">
            <text:p>0.003578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0.003591" calcext:value-type="float">
            <text:p>0.003591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05305" calcext:value-type="float">
            <text:p>0.005305</text:p>
          </table:table-cell>
          <table:table-cell office:value-type="float" office:value="0.003574" calcext:value-type="float">
            <text:p>0.003574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0.003619" calcext:value-type="float">
            <text:p>0.003619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3616" calcext:value-type="float">
            <text:p>0.003616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.003631" calcext:value-type="float">
            <text:p>0.003631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.003676" calcext:value-type="float">
            <text:p>0.00367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5385" calcext:value-type="float">
            <text:p>0.005385</text:p>
          </table:table-cell>
          <table:table-cell office:value-type="float" office:value="0.00371" calcext:value-type="float">
            <text:p>0.00371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0.005439" calcext:value-type="float">
            <text:p>0.005439</text:p>
          </table:table-cell>
          <table:table-cell office:value-type="float" office:value="0.003826" calcext:value-type="float">
            <text:p>0.00382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0.003726" calcext:value-type="float">
            <text:p>0.003726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0.005431" calcext:value-type="float">
            <text:p>0.005431</text:p>
          </table:table-cell>
          <table:table-cell office:value-type="float" office:value="0.00368" calcext:value-type="float">
            <text:p>0.00368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0.005422" calcext:value-type="float">
            <text:p>0.005422</text:p>
          </table:table-cell>
          <table:table-cell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005438" calcext:value-type="float">
            <text:p>0.005438</text:p>
          </table:table-cell>
          <table:table-cell office:value-type="float" office:value="0.003675" calcext:value-type="float">
            <text:p>0.003675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0.005449" calcext:value-type="float">
            <text:p>0.005449</text:p>
          </table:table-cell>
          <table:table-cell office:value-type="float" office:value="0.003688" calcext:value-type="float">
            <text:p>0.003688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0.003736" calcext:value-type="float">
            <text:p>0.003736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0.005487" calcext:value-type="float">
            <text:p>0.005487</text:p>
          </table:table-cell>
          <table:table-cell office:value-type="float" office:value="0.003754" calcext:value-type="float">
            <text:p>0.003754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717" calcext:value-type="float">
            <text:p>0.00371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5521" calcext:value-type="float">
            <text:p>0.005521</text:p>
          </table:table-cell>
          <table:table-cell office:value-type="float" office:value="0.003892" calcext:value-type="float">
            <text:p>0.003892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0.005533" calcext:value-type="float">
            <text:p>0.005533</text:p>
          </table:table-cell>
          <table:table-cell office:value-type="float" office:value="0.003904" calcext:value-type="float">
            <text:p>0.003904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003834" calcext:value-type="float">
            <text:p>0.003834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0.005616" calcext:value-type="float">
            <text:p>0.005616</text:p>
          </table:table-cell>
          <table:table-cell office:value-type="float" office:value="0.003843" calcext:value-type="float">
            <text:p>0.003843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0.005618" calcext:value-type="float">
            <text:p>0.005618</text:p>
          </table:table-cell>
          <table:table-cell office:value-type="float" office:value="0.003854" calcext:value-type="float">
            <text:p>0.00385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03865" calcext:value-type="float">
            <text:p>0.003865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03904" calcext:value-type="float">
            <text:p>0.003904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.003883" calcext:value-type="float">
            <text:p>0.003883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05682" calcext:value-type="float">
            <text:p>0.005682</text:p>
          </table:table-cell>
          <table:table-cell office:value-type="float" office:value="0.003885" calcext:value-type="float">
            <text:p>0.003885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0.003938" calcext:value-type="float">
            <text:p>0.00393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.003984" calcext:value-type="float">
            <text:p>0.003984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0.005979" calcext:value-type="float">
            <text:p>0.005979</text:p>
          </table:table-cell>
          <table:table-cell office:value-type="float" office:value="0.003986" calcext:value-type="float">
            <text:p>0.003986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3973" calcext:value-type="float">
            <text:p>0.003973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0.005811" calcext:value-type="float">
            <text:p>0.005811</text:p>
          </table:table-cell>
          <table:table-cell office:value-type="float" office:value="0.003909" calcext:value-type="float">
            <text:p>0.003909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0.005804" calcext:value-type="float">
            <text:p>0.005804</text:p>
          </table:table-cell>
          <table:table-cell office:value-type="float" office:value="0.003952" calcext:value-type="float">
            <text:p>0.003952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0.003941" calcext:value-type="float">
            <text:p>0.003941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0.005881" calcext:value-type="float">
            <text:p>0.005881</text:p>
          </table:table-cell>
          <table:table-cell office:value-type="float" office:value="0.003951" calcext:value-type="float">
            <text:p>0.003951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968" calcext:value-type="float">
            <text:p>0.003968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0.005929" calcext:value-type="float">
            <text:p>0.005929</text:p>
          </table:table-cell>
          <table:table-cell office:value-type="float" office:value="0.003981" calcext:value-type="float">
            <text:p>0.003981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0.005945" calcext:value-type="float">
            <text:p>0.005945</text:p>
          </table:table-cell>
          <table:table-cell office:value-type="float" office:value="0.003983" calcext:value-type="float">
            <text:p>0.00398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0.004088" calcext:value-type="float">
            <text:p>0.004088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0.006029" calcext:value-type="float">
            <text:p>0.006029</text:p>
          </table:table-cell>
          <table:table-cell office:value-type="float" office:value="0.004004" calcext:value-type="float">
            <text:p>0.004004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0404" calcext:value-type="float">
            <text:p>0.00404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0.004043" calcext:value-type="float">
            <text:p>0.004043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0.006039" calcext:value-type="float">
            <text:p>0.006039</text:p>
          </table:table-cell>
          <table:table-cell office:value-type="float" office:value="0.004057" calcext:value-type="float">
            <text:p>0.004057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0.004059" calcext:value-type="float">
            <text:p>0.004059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0.006066" calcext:value-type="float">
            <text:p>0.006066</text:p>
          </table:table-cell>
          <table:table-cell office:value-type="float" office:value="0.004067" calcext:value-type="float">
            <text:p>0.004067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0.004123" calcext:value-type="float">
            <text:p>0.004123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0.006134" calcext:value-type="float">
            <text:p>0.006134</text:p>
          </table:table-cell>
          <table:table-cell office:value-type="float" office:value="0.004156" calcext:value-type="float">
            <text:p>0.00415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0.004187" calcext:value-type="float">
            <text:p>0.004187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0.006204" calcext:value-type="float">
            <text:p>0.006204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0.006217" calcext:value-type="float">
            <text:p>0.006217</text:p>
          </table:table-cell>
          <table:table-cell office:value-type="float" office:value="0.004228" calcext:value-type="float">
            <text:p>0.004228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4195" calcext:value-type="float">
            <text:p>0.004195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0.006256" calcext:value-type="float">
            <text:p>0.006256</text:p>
          </table:table-cell>
          <table:table-cell office:value-type="float" office:value="0.004186" calcext:value-type="float">
            <text:p>0.004186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006259" calcext:value-type="float">
            <text:p>0.006259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4252" calcext:value-type="float">
            <text:p>0.004252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4224" calcext:value-type="float">
            <text:p>0.004224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0.006311" calcext:value-type="float">
            <text:p>0.006311</text:p>
          </table:table-cell>
          <table:table-cell office:value-type="float" office:value="0.004326" calcext:value-type="float">
            <text:p>0.004326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.004285" calcext:value-type="float">
            <text:p>0.00428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4455" calcext:value-type="float">
            <text:p>0.004455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0.006497" calcext:value-type="float">
            <text:p>0.006497</text:p>
          </table:table-cell>
          <table:table-cell office:value-type="float" office:value="0.004361" calcext:value-type="float">
            <text:p>0.004361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04331" calcext:value-type="float">
            <text:p>0.004331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004334" calcext:value-type="float">
            <text:p>0.004334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0.006413" calcext:value-type="float">
            <text:p>0.006413</text:p>
          </table:table-cell>
          <table:table-cell office:value-type="float" office:value="0.004319" calcext:value-type="float">
            <text:p>0.004319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004328" calcext:value-type="float">
            <text:p>0.004328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0.006422" calcext:value-type="float">
            <text:p>0.006422</text:p>
          </table:table-cell>
          <table:table-cell office:value-type="float" office:value="0.004354" calcext:value-type="float">
            <text:p>0.004354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0.006414" calcext:value-type="float">
            <text:p>0.006414</text:p>
          </table:table-cell>
          <table:table-cell office:value-type="float" office:value="0.004391" calcext:value-type="float">
            <text:p>0.004391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4386" calcext:value-type="float">
            <text:p>0.004386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0.004393" calcext:value-type="float">
            <text:p>0.00439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6558" calcext:value-type="float">
            <text:p>0.006558</text:p>
          </table:table-cell>
          <table:table-cell office:value-type="float" office:value="0.004413" calcext:value-type="float">
            <text:p>0.004413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4424" calcext:value-type="float">
            <text:p>0.004424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0.006606" calcext:value-type="float">
            <text:p>0.006606</text:p>
          </table:table-cell>
          <table:table-cell office:value-type="float" office:value="0.00453" calcext:value-type="float">
            <text:p>0.00453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4484" calcext:value-type="float">
            <text:p>0.004484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0.006609" calcext:value-type="float">
            <text:p>0.006609</text:p>
          </table:table-cell>
          <table:table-cell office:value-type="float" office:value="0.004535" calcext:value-type="float">
            <text:p>0.00453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06672" calcext:value-type="float">
            <text:p>0.006672</text:p>
          </table:table-cell>
          <table:table-cell office:value-type="float" office:value="0.004656" calcext:value-type="float">
            <text:p>0.004656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0.006613" calcext:value-type="float">
            <text:p>0.006613</text:p>
          </table:table-cell>
          <table:table-cell office:value-type="float" office:value="0.004463" calcext:value-type="float">
            <text:p>0.004463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4504" calcext:value-type="float">
            <text:p>0.004504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0.004544" calcext:value-type="float">
            <text:p>0.004544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0.004495" calcext:value-type="float">
            <text:p>0.00449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4619" calcext:value-type="float">
            <text:p>0.004619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0.004657" calcext:value-type="float">
            <text:p>0.004657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0.006718" calcext:value-type="float">
            <text:p>0.006718</text:p>
          </table:table-cell>
          <table:table-cell office:value-type="float" office:value="0.004532" calcext:value-type="float">
            <text:p>0.004532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0.006744" calcext:value-type="float">
            <text:p>0.006744</text:p>
          </table:table-cell>
          <table:table-cell office:value-type="float" office:value="0.004587" calcext:value-type="float">
            <text:p>0.004587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0.006745" calcext:value-type="float">
            <text:p>0.006745</text:p>
          </table:table-cell>
          <table:table-cell office:value-type="float" office:value="0.004651" calcext:value-type="float">
            <text:p>0.004651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006761" calcext:value-type="float">
            <text:p>0.006761</text:p>
          </table:table-cell>
          <table:table-cell office:value-type="float" office:value="0.004609" calcext:value-type="float">
            <text:p>0.004609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0.006787" calcext:value-type="float">
            <text:p>0.006787</text:p>
          </table:table-cell>
          <table:table-cell office:value-type="float" office:value="0.004632" calcext:value-type="float">
            <text:p>0.004632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0.006802" calcext:value-type="float">
            <text:p>0.006802</text:p>
          </table:table-cell>
          <table:table-cell office:value-type="float" office:value="0.004723" calcext:value-type="float">
            <text:p>0.004723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4683" calcext:value-type="float">
            <text:p>0.004683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0.004629" calcext:value-type="float">
            <text:p>0.004629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6958" calcext:value-type="float">
            <text:p>0.006958</text:p>
          </table:table-cell>
          <table:table-cell office:value-type="float" office:value="0.00469" calcext:value-type="float">
            <text:p>0.00469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0.004665" calcext:value-type="float">
            <text:p>0.004665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0.006894" calcext:value-type="float">
            <text:p>0.006894</text:p>
          </table:table-cell>
          <table:table-cell office:value-type="float" office:value="0.00473" calcext:value-type="float">
            <text:p>0.00473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0.006911" calcext:value-type="float">
            <text:p>0.006911</text:p>
          </table:table-cell>
          <table:table-cell office:value-type="float" office:value="0.004717" calcext:value-type="float">
            <text:p>0.004717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0.006935" calcext:value-type="float">
            <text:p>0.006935</text:p>
          </table:table-cell>
          <table:table-cell office:value-type="float" office:value="0.004674" calcext:value-type="float">
            <text:p>0.004674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006934" calcext:value-type="float">
            <text:p>0.006934</text:p>
          </table:table-cell>
          <table:table-cell office:value-type="float" office:value="0.004709" calcext:value-type="float">
            <text:p>0.004709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0.006963" calcext:value-type="float">
            <text:p>0.006963</text:p>
          </table:table-cell>
          <table:table-cell office:value-type="float" office:value="0.00474" calcext:value-type="float">
            <text:p>0.00474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0.006976" calcext:value-type="float">
            <text:p>0.006976</text:p>
          </table:table-cell>
          <table:table-cell office:value-type="float" office:value="0.004767" calcext:value-type="float">
            <text:p>0.004767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0.004718" calcext:value-type="float">
            <text:p>0.004718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797" calcext:value-type="float">
            <text:p>0.00479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0.004884" calcext:value-type="float">
            <text:p>0.004884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488" calcext:value-type="float">
            <text:p>0.00488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007063" calcext:value-type="float">
            <text:p>0.007063</text:p>
          </table:table-cell>
          <table:table-cell office:value-type="float" office:value="0.00481" calcext:value-type="float">
            <text:p>0.00481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0.00495" calcext:value-type="float">
            <text:p>0.00495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0.007093" calcext:value-type="float">
            <text:p>0.007093</text:p>
          </table:table-cell>
          <table:table-cell office:value-type="float" office:value="0.004871" calcext:value-type="float">
            <text:p>0.004871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0.004828" calcext:value-type="float">
            <text:p>0.004828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0.007113" calcext:value-type="float">
            <text:p>0.007113</text:p>
          </table:table-cell>
          <table:table-cell office:value-type="float" office:value="0.00489" calcext:value-type="float">
            <text:p>0.00489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0.007117" calcext:value-type="float">
            <text:p>0.007117</text:p>
          </table:table-cell>
          <table:table-cell office:value-type="float" office:value="0.004913" calcext:value-type="float">
            <text:p>0.004913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0.004874" calcext:value-type="float">
            <text:p>0.004874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0.007133" calcext:value-type="float">
            <text:p>0.007133</text:p>
          </table:table-cell>
          <table:table-cell office:value-type="float" office:value="0.004887" calcext:value-type="float">
            <text:p>0.004887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0.004934" calcext:value-type="float">
            <text:p>0.004934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0.007386" calcext:value-type="float">
            <text:p>0.007386</text:p>
          </table:table-cell>
          <table:table-cell office:value-type="float" office:value="0.00492" calcext:value-type="float">
            <text:p>0.00492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0.004963" calcext:value-type="float">
            <text:p>0.004963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0.007232" calcext:value-type="float">
            <text:p>0.007232</text:p>
          </table:table-cell>
          <table:table-cell office:value-type="float" office:value="0.004944" calcext:value-type="float">
            <text:p>0.004944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0.007373" calcext:value-type="float">
            <text:p>0.007373</text:p>
          </table:table-cell>
          <table:table-cell office:value-type="float" office:value="0.004974" calcext:value-type="float">
            <text:p>0.004974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0.004983" calcext:value-type="float">
            <text:p>0.004983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0.004981" calcext:value-type="float">
            <text:p>0.004981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0.007326" calcext:value-type="float">
            <text:p>0.007326</text:p>
          </table:table-cell>
          <table:table-cell office:value-type="float" office:value="0.005056" calcext:value-type="float">
            <text:p>0.005056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0.007359" calcext:value-type="float">
            <text:p>0.007359</text:p>
          </table:table-cell>
          <table:table-cell office:value-type="float" office:value="0.005046" calcext:value-type="float">
            <text:p>0.005046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0.005028" calcext:value-type="float">
            <text:p>0.00502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7582" calcext:value-type="float">
            <text:p>0.007582</text:p>
          </table:table-cell>
          <table:table-cell office:value-type="float" office:value="0.005136" calcext:value-type="float">
            <text:p>0.005136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.005142" calcext:value-type="float">
            <text:p>0.005142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0.005058" calcext:value-type="float">
            <text:p>0.005058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0.005054" calcext:value-type="float">
            <text:p>0.005054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5169" calcext:value-type="float">
            <text:p>0.005169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5228" calcext:value-type="float">
            <text:p>0.005228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0.007588" calcext:value-type="float">
            <text:p>0.007588</text:p>
          </table:table-cell>
          <table:table-cell office:value-type="float" office:value="0.005186" calcext:value-type="float">
            <text:p>0.005186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5177" calcext:value-type="float">
            <text:p>0.005177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0.007631" calcext:value-type="float">
            <text:p>0.007631</text:p>
          </table:table-cell>
          <table:table-cell office:value-type="float" office:value="0.005254" calcext:value-type="float">
            <text:p>0.005254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0.007637" calcext:value-type="float">
            <text:p>0.007637</text:p>
          </table:table-cell>
          <table:table-cell office:value-type="float" office:value="0.005223" calcext:value-type="float">
            <text:p>0.005223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0.005186" calcext:value-type="float">
            <text:p>0.005186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0.007806" calcext:value-type="float">
            <text:p>0.007806</text:p>
          </table:table-cell>
          <table:table-cell office:value-type="float" office:value="0.005348" calcext:value-type="float">
            <text:p>0.005348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0.007675" calcext:value-type="float">
            <text:p>0.007675</text:p>
          </table:table-cell>
          <table:table-cell office:value-type="float" office:value="0.005234" calcext:value-type="float">
            <text:p>0.005234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0.007717" calcext:value-type="float">
            <text:p>0.007717</text:p>
          </table:table-cell>
          <table:table-cell office:value-type="float" office:value="0.005239" calcext:value-type="float">
            <text:p>0.005239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0.005266" calcext:value-type="float">
            <text:p>0.005266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0.00545" calcext:value-type="float">
            <text:p>0.00545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0.005368" calcext:value-type="float">
            <text:p>0.005368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0.007799" calcext:value-type="float">
            <text:p>0.007799</text:p>
          </table:table-cell>
          <table:table-cell office:value-type="float" office:value="0.005337" calcext:value-type="float">
            <text:p>0.005337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0.00533" calcext:value-type="float">
            <text:p>0.00533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.005409" calcext:value-type="float">
            <text:p>0.005409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8051" calcext:value-type="float">
            <text:p>0.008051</text:p>
          </table:table-cell>
          <table:table-cell office:value-type="float" office:value="0.005428" calcext:value-type="float">
            <text:p>0.005428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0.008053" calcext:value-type="float">
            <text:p>0.008053</text:p>
          </table:table-cell>
          <table:table-cell office:value-type="float" office:value="0.005294" calcext:value-type="float">
            <text:p>0.005294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0.007909" calcext:value-type="float">
            <text:p>0.007909</text:p>
          </table:table-cell>
          <table:table-cell office:value-type="float" office:value="0.005332" calcext:value-type="float">
            <text:p>0.005332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0.007851" calcext:value-type="float">
            <text:p>0.007851</text:p>
          </table:table-cell>
          <table:table-cell office:value-type="float" office:value="0.005411" calcext:value-type="float">
            <text:p>0.005411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0.007946" calcext:value-type="float">
            <text:p>0.007946</text:p>
          </table:table-cell>
          <table:table-cell office:value-type="float" office:value="0.00546" calcext:value-type="float">
            <text:p>0.00546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0.005499" calcext:value-type="float">
            <text:p>0.005499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0.007952" calcext:value-type="float">
            <text:p>0.007952</text:p>
          </table:table-cell>
          <table:table-cell office:value-type="float" office:value="0.005431" calcext:value-type="float">
            <text:p>0.005431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65" calcext:value-type="float">
            <text:p>0.0066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0.008021" calcext:value-type="float">
            <text:p>0.008021</text:p>
          </table:table-cell>
          <table:table-cell office:value-type="float" office:value="0.005479" calcext:value-type="float">
            <text:p>0.005479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0.007989" calcext:value-type="float">
            <text:p>0.007989</text:p>
          </table:table-cell>
          <table:table-cell office:value-type="float" office:value="0.005564" calcext:value-type="float">
            <text:p>0.00556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0.005505" calcext:value-type="float">
            <text:p>0.005505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0.008115" calcext:value-type="float">
            <text:p>0.008115</text:p>
          </table:table-cell>
          <table:table-cell office:value-type="float" office:value="0.00553" calcext:value-type="float">
            <text:p>0.00553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0.008013" calcext:value-type="float">
            <text:p>0.008013</text:p>
          </table:table-cell>
          <table:table-cell office:value-type="float" office:value="0.005774" calcext:value-type="float">
            <text:p>0.005774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5481" calcext:value-type="float">
            <text:p>0.005481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0.008042" calcext:value-type="float">
            <text:p>0.008042</text:p>
          </table:table-cell>
          <table:table-cell office:value-type="float" office:value="0.005418" calcext:value-type="float">
            <text:p>0.005418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.005513" calcext:value-type="float">
            <text:p>0.005513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573" calcext:value-type="float">
            <text:p>0.005573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0.008089" calcext:value-type="float">
            <text:p>0.008089</text:p>
          </table:table-cell>
          <table:table-cell office:value-type="float" office:value="0.005583" calcext:value-type="float">
            <text:p>0.005583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0.005533" calcext:value-type="float">
            <text:p>0.005533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0.008129" calcext:value-type="float">
            <text:p>0.008129</text:p>
          </table:table-cell>
          <table:table-cell office:value-type="float" office:value="0.005571" calcext:value-type="float">
            <text:p>0.005571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0.005546" calcext:value-type="float">
            <text:p>0.005546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0.005688" calcext:value-type="float">
            <text:p>0.005688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0.008259" calcext:value-type="float">
            <text:p>0.008259</text:p>
          </table:table-cell>
          <table:table-cell office:value-type="float" office:value="0.005673" calcext:value-type="float">
            <text:p>0.005673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005587" calcext:value-type="float">
            <text:p>0.005587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005625" calcext:value-type="float">
            <text:p>0.0056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.005672" calcext:value-type="float">
            <text:p>0.005672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0.008264" calcext:value-type="float">
            <text:p>0.008264</text:p>
          </table:table-cell>
          <table:table-cell office:value-type="float" office:value="0.005841" calcext:value-type="float">
            <text:p>0.005841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0.008269" calcext:value-type="float">
            <text:p>0.008269</text:p>
          </table:table-cell>
          <table:table-cell office:value-type="float" office:value="0.005737" calcext:value-type="float">
            <text:p>0.005737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0.008294" calcext:value-type="float">
            <text:p>0.008294</text:p>
          </table:table-cell>
          <table:table-cell office:value-type="float" office:value="0.005672" calcext:value-type="float">
            <text:p>0.005672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0.008302" calcext:value-type="float">
            <text:p>0.008302</text:p>
          </table:table-cell>
          <table:table-cell office:value-type="float" office:value="0.005696" calcext:value-type="float">
            <text:p>0.005696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8392" calcext:value-type="float">
            <text:p>0.008392</text:p>
          </table:table-cell>
          <table:table-cell office:value-type="float" office:value="0.005784" calcext:value-type="float">
            <text:p>0.005784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0.008422" calcext:value-type="float">
            <text:p>0.008422</text:p>
          </table:table-cell>
          <table:table-cell office:value-type="float" office:value="0.005823" calcext:value-type="float">
            <text:p>0.005823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0.008439" calcext:value-type="float">
            <text:p>0.008439</text:p>
          </table:table-cell>
          <table:table-cell office:value-type="float" office:value="0.005799" calcext:value-type="float">
            <text:p>0.005799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5839" calcext:value-type="float">
            <text:p>0.005839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0.008422" calcext:value-type="float">
            <text:p>0.008422</text:p>
          </table:table-cell>
          <table:table-cell office:value-type="float" office:value="0.005785" calcext:value-type="float">
            <text:p>0.00578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0.005739" calcext:value-type="float">
            <text:p>0.005739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0.008444" calcext:value-type="float">
            <text:p>0.008444</text:p>
          </table:table-cell>
          <table:table-cell office:value-type="float" office:value="0.005783" calcext:value-type="float">
            <text:p>0.005783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0.008444" calcext:value-type="float">
            <text:p>0.008444</text:p>
          </table:table-cell>
          <table:table-cell office:value-type="float" office:value="0.005771" calcext:value-type="float">
            <text:p>0.005771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0.005774" calcext:value-type="float">
            <text:p>0.005774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0578" calcext:value-type="float">
            <text:p>0.0057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8518" calcext:value-type="float">
            <text:p>0.008518</text:p>
          </table:table-cell>
          <table:table-cell office:value-type="float" office:value="0.005888" calcext:value-type="float">
            <text:p>0.005888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0.008615" calcext:value-type="float">
            <text:p>0.008615</text:p>
          </table:table-cell>
          <table:table-cell office:value-type="float" office:value="0.005994" calcext:value-type="float">
            <text:p>0.005994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0.008633" calcext:value-type="float">
            <text:p>0.008633</text:p>
          </table:table-cell>
          <table:table-cell office:value-type="float" office:value="0.005891" calcext:value-type="float">
            <text:p>0.005891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0.008633" calcext:value-type="float">
            <text:p>0.008633</text:p>
          </table:table-cell>
          <table:table-cell office:value-type="float" office:value="0.005985" calcext:value-type="float">
            <text:p>0.005985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0.008636" calcext:value-type="float">
            <text:p>0.008636</text:p>
          </table:table-cell>
          <table:table-cell office:value-type="float" office:value="0.006003" calcext:value-type="float">
            <text:p>0.006003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008645" calcext:value-type="float">
            <text:p>0.008645</text:p>
          </table:table-cell>
          <table:table-cell office:value-type="float" office:value="0.005991" calcext:value-type="float">
            <text:p>0.005991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.005986" calcext:value-type="float">
            <text:p>0.005986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0.006001" calcext:value-type="float">
            <text:p>0.006001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0.008716" calcext:value-type="float">
            <text:p>0.008716</text:p>
          </table:table-cell>
          <table:table-cell office:value-type="float" office:value="0.006075" calcext:value-type="float">
            <text:p>0.006075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0.008706" calcext:value-type="float">
            <text:p>0.008706</text:p>
          </table:table-cell>
          <table:table-cell office:value-type="float" office:value="0.006072" calcext:value-type="float">
            <text:p>0.006072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8783" calcext:value-type="float">
            <text:p>0.008783</text:p>
          </table:table-cell>
          <table:table-cell office:value-type="float" office:value="0.006089" calcext:value-type="float">
            <text:p>0.006089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0.008746" calcext:value-type="float">
            <text:p>0.008746</text:p>
          </table:table-cell>
          <table:table-cell office:value-type="float" office:value="0.00606" calcext:value-type="float">
            <text:p>0.00606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0.008854" calcext:value-type="float">
            <text:p>0.008854</text:p>
          </table:table-cell>
          <table:table-cell office:value-type="float" office:value="0.006202" calcext:value-type="float">
            <text:p>0.006202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0.008787" calcext:value-type="float">
            <text:p>0.008787</text:p>
          </table:table-cell>
          <table:table-cell office:value-type="float" office:value="0.006008" calcext:value-type="float">
            <text:p>0.006008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0.008814" calcext:value-type="float">
            <text:p>0.008814</text:p>
          </table:table-cell>
          <table:table-cell office:value-type="float" office:value="0.006077" calcext:value-type="float">
            <text:p>0.006077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008845" calcext:value-type="float">
            <text:p>0.008845</text:p>
          </table:table-cell>
          <table:table-cell office:value-type="float" office:value="0.006066" calcext:value-type="float">
            <text:p>0.006066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0.008891" calcext:value-type="float">
            <text:p>0.008891</text:p>
          </table:table-cell>
          <table:table-cell office:value-type="float" office:value="0.006123" calcext:value-type="float">
            <text:p>0.006123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0.008834" calcext:value-type="float">
            <text:p>0.008834</text:p>
          </table:table-cell>
          <table:table-cell office:value-type="float" office:value="0.006053" calcext:value-type="float">
            <text:p>0.006053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06113" calcext:value-type="float">
            <text:p>0.006113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0.008912" calcext:value-type="float">
            <text:p>0.008912</text:p>
          </table:table-cell>
          <table:table-cell office:value-type="float" office:value="0.006153" calcext:value-type="float">
            <text:p>0.0061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9011" calcext:value-type="float">
            <text:p>0.009011</text:p>
          </table:table-cell>
          <table:table-cell office:value-type="float" office:value="0.006324" calcext:value-type="float">
            <text:p>0.006324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0.009046" calcext:value-type="float">
            <text:p>0.009046</text:p>
          </table:table-cell>
          <table:table-cell office:value-type="float" office:value="0.006278" calcext:value-type="float">
            <text:p>0.006278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236" calcext:value-type="float">
            <text:p>0.006236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006215" calcext:value-type="float">
            <text:p>0.006215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0.009078" calcext:value-type="float">
            <text:p>0.009078</text:p>
          </table:table-cell>
          <table:table-cell office:value-type="float" office:value="0.006272" calcext:value-type="float">
            <text:p>0.006272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009101" calcext:value-type="float">
            <text:p>0.009101</text:p>
          </table:table-cell>
          <table:table-cell office:value-type="float" office:value="0.006194" calcext:value-type="float">
            <text:p>0.006194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0.009141" calcext:value-type="float">
            <text:p>0.009141</text:p>
          </table:table-cell>
          <table:table-cell office:value-type="float" office:value="0.00621" calcext:value-type="float">
            <text:p>0.00621</text:p>
          </table:table-cell>
        </table:table-row>
        <table:table-row table:style-name="ro1">
          <table:table-cell office:value-type="float" office:value="50700" calcext:value-type="float">
            <text:p>50700</text:p>
          </table:table-cell>
          <table:table-cell office:value-type="float" office:value="0.009159" calcext:value-type="float">
            <text:p>0.009159</text:p>
          </table:table-cell>
          <table:table-cell office:value-type="float" office:value="0.006289" calcext:value-type="float">
            <text:p>0.006289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50900" calcext:value-type="float">
            <text:p>50900</text:p>
          </table:table-cell>
          <table:table-cell office:value-type="float" office:value="0.009198" calcext:value-type="float">
            <text:p>0.009198</text:p>
          </table:table-cell>
          <table:table-cell office:value-type="float" office:value="0.006288" calcext:value-type="float">
            <text:p>0.00628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9465" calcext:value-type="float">
            <text:p>0.009465</text:p>
          </table:table-cell>
          <table:table-cell office:value-type="float" office:value="0.006324" calcext:value-type="float">
            <text:p>0.006324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0.009239" calcext:value-type="float">
            <text:p>0.009239</text:p>
          </table:table-cell>
          <table:table-cell office:value-type="float" office:value="0.006229" calcext:value-type="float">
            <text:p>0.006229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0.009244" calcext:value-type="float">
            <text:p>0.009244</text:p>
          </table:table-cell>
          <table:table-cell office:value-type="float" office:value="0.006294" calcext:value-type="float">
            <text:p>0.006294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0.009272" calcext:value-type="float">
            <text:p>0.009272</text:p>
          </table:table-cell>
          <table:table-cell office:value-type="float" office:value="0.006419" calcext:value-type="float">
            <text:p>0.006419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0.009276" calcext:value-type="float">
            <text:p>0.009276</text:p>
          </table:table-cell>
          <table:table-cell office:value-type="float" office:value="0.006313" calcext:value-type="float">
            <text:p>0.006313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009298" calcext:value-type="float">
            <text:p>0.009298</text:p>
          </table:table-cell>
          <table:table-cell office:value-type="float" office:value="0.006303" calcext:value-type="float">
            <text:p>0.006303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0.009336" calcext:value-type="float">
            <text:p>0.009336</text:p>
          </table:table-cell>
          <table:table-cell office:value-type="float" office:value="0.006341" calcext:value-type="float">
            <text:p>0.006341</text:p>
          </table:table-cell>
        </table:table-row>
        <table:table-row table:style-name="ro1">
          <table:table-cell office:value-type="float" office:value="51700" calcext:value-type="float">
            <text:p>51700</text:p>
          </table:table-cell>
          <table:table-cell office:value-type="float" office:value="0.009339" calcext:value-type="float">
            <text:p>0.009339</text:p>
          </table:table-cell>
          <table:table-cell office:value-type="float" office:value="0.006357" calcext:value-type="float">
            <text:p>0.006357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0.009364" calcext:value-type="float">
            <text:p>0.009364</text:p>
          </table:table-cell>
          <table:table-cell office:value-type="float" office:value="0.006447" calcext:value-type="float">
            <text:p>0.006447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00637" calcext:value-type="float">
            <text:p>0.00637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9559" calcext:value-type="float">
            <text:p>0.009559</text:p>
          </table:table-cell>
          <table:table-cell office:value-type="float" office:value="0.006426" calcext:value-type="float">
            <text:p>0.006426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0.009499" calcext:value-type="float">
            <text:p>0.009499</text:p>
          </table:table-cell>
          <table:table-cell office:value-type="float" office:value="0.006496" calcext:value-type="float">
            <text:p>0.006496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0.009392" calcext:value-type="float">
            <text:p>0.009392</text:p>
          </table:table-cell>
          <table:table-cell office:value-type="float" office:value="0.006471" calcext:value-type="float">
            <text:p>0.006471</text:p>
          </table:table-cell>
        </table:table-row>
        <table:table-row table:style-name="ro1">
          <table:table-cell office:value-type="float" office:value="52300" calcext:value-type="float">
            <text:p>52300</text:p>
          </table:table-cell>
          <table:table-cell office:value-type="float" office:value="0.009398" calcext:value-type="float">
            <text:p>0.009398</text:p>
          </table:table-cell>
          <table:table-cell office:value-type="float" office:value="0.006463" calcext:value-type="float">
            <text:p>0.006463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0.009401" calcext:value-type="float">
            <text:p>0.009401</text:p>
          </table:table-cell>
          <table:table-cell office:value-type="float" office:value="0.006467" calcext:value-type="float">
            <text:p>0.006467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09419" calcext:value-type="float">
            <text:p>0.009419</text:p>
          </table:table-cell>
          <table:table-cell office:value-type="float" office:value="0.006413" calcext:value-type="float">
            <text:p>0.006413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6424" calcext:value-type="float">
            <text:p>0.006424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float" office:value="0.009445" calcext:value-type="float">
            <text:p>0.009445</text:p>
          </table:table-cell>
          <table:table-cell office:value-type="float" office:value="0.006454" calcext:value-type="float">
            <text:p>0.006454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6501" calcext:value-type="float">
            <text:p>0.006501</text:p>
          </table:table-cell>
        </table:table-row>
        <table:table-row table:style-name="ro1">
          <table:table-cell office:value-type="float" office:value="52900" calcext:value-type="float">
            <text:p>52900</text:p>
          </table:table-cell>
          <table:table-cell office:value-type="float" office:value="0.009582" calcext:value-type="float">
            <text:p>0.009582</text:p>
          </table:table-cell>
          <table:table-cell office:value-type="float" office:value="0.006592" calcext:value-type="float">
            <text:p>0.00659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6653" calcext:value-type="float">
            <text:p>0.006653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0.009518" calcext:value-type="float">
            <text:p>0.009518</text:p>
          </table:table-cell>
          <table:table-cell office:value-type="float" office:value="0.006676" calcext:value-type="float">
            <text:p>0.006676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06591" calcext:value-type="float">
            <text:p>0.006591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  <table:table-cell office:value-type="float" office:value="0.009598" calcext:value-type="float">
            <text:p>0.009598</text:p>
          </table:table-cell>
          <table:table-cell office:value-type="float" office:value="0.00665" calcext:value-type="float">
            <text:p>0.00665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6628" calcext:value-type="float">
            <text:p>0.006628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009647" calcext:value-type="float">
            <text:p>0.009647</text:p>
          </table:table-cell>
          <table:table-cell office:value-type="float" office:value="0.006756" calcext:value-type="float">
            <text:p>0.006756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.006666" calcext:value-type="float">
            <text:p>0.006666</text:p>
          </table:table-cell>
        </table:table-row>
        <table:table-row table:style-name="ro1">
          <table:table-cell office:value-type="float" office:value="53700" calcext:value-type="float">
            <text:p>53700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0.006715" calcext:value-type="float">
            <text:p>0.006715</text:p>
          </table:table-cell>
        </table:table-row>
        <table:table-row table:style-name="ro1">
          <table:table-cell office:value-type="float" office:value="53900" calcext:value-type="float">
            <text:p>53900</text:p>
          </table:table-cell>
          <table:table-cell office:value-type="float" office:value="0.009764" calcext:value-type="float">
            <text:p>0.009764</text:p>
          </table:table-cell>
          <table:table-cell office:value-type="float" office:value="0.006669" calcext:value-type="float">
            <text:p>0.006669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9942" calcext:value-type="float">
            <text:p>0.009942</text:p>
          </table:table-cell>
          <table:table-cell office:value-type="float" office:value="0.006618" calcext:value-type="float">
            <text:p>0.006618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0.009809" calcext:value-type="float">
            <text:p>0.009809</text:p>
          </table:table-cell>
          <table:table-cell office:value-type="float" office:value="0.006606" calcext:value-type="float">
            <text:p>0.006606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0.006776" calcext:value-type="float">
            <text:p>0.006776</text:p>
          </table:table-cell>
        </table:table-row>
        <table:table-row table:style-name="ro1">
          <table:table-cell office:value-type="float" office:value="54300" calcext:value-type="float">
            <text:p>54300</text:p>
          </table:table-cell>
          <table:table-cell office:value-type="float" office:value="0.009855" calcext:value-type="float">
            <text:p>0.009855</text:p>
          </table:table-cell>
          <table:table-cell office:value-type="float" office:value="0.006734" calcext:value-type="float">
            <text:p>0.006734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0.006713" calcext:value-type="float">
            <text:p>0.006713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009893" calcext:value-type="float">
            <text:p>0.009893</text:p>
          </table:table-cell>
          <table:table-cell office:value-type="float" office:value="0.006794" calcext:value-type="float">
            <text:p>0.006794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0.009913" calcext:value-type="float">
            <text:p>0.009913</text:p>
          </table:table-cell>
          <table:table-cell office:value-type="float" office:value="0.006712" calcext:value-type="float">
            <text:p>0.006712</text:p>
          </table:table-cell>
        </table:table-row>
        <table:table-row table:style-name="ro1">
          <table:table-cell office:value-type="float" office:value="54700" calcext:value-type="float">
            <text:p>54700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6646" calcext:value-type="float">
            <text:p>0.006646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0.009869" calcext:value-type="float">
            <text:p>0.009869</text:p>
          </table:table-cell>
          <table:table-cell office:value-type="float" office:value="0.006823" calcext:value-type="float">
            <text:p>0.006823</text:p>
          </table:table-cell>
        </table:table-row>
        <table:table-row table:style-name="ro1">
          <table:table-cell office:value-type="float" office:value="54900" calcext:value-type="float">
            <text:p>54900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06761" calcext:value-type="float">
            <text:p>0.00676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0.006759" calcext:value-type="float">
            <text:p>0.006759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0.010043" calcext:value-type="float">
            <text:p>0.010043</text:p>
          </table:table-cell>
          <table:table-cell office:value-type="float" office:value="0.006847" calcext:value-type="float">
            <text:p>0.006847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007079" calcext:value-type="float">
            <text:p>0.007079</text:p>
          </table:table-cell>
        </table:table-row>
        <table:table-row table:style-name="ro1">
          <table:table-cell office:value-type="float" office:value="55300" calcext:value-type="float">
            <text:p>55300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6876" calcext:value-type="float">
            <text:p>0.006876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0.010074" calcext:value-type="float">
            <text:p>0.010074</text:p>
          </table:table-cell>
          <table:table-cell office:value-type="float" office:value="0.006945" calcext:value-type="float">
            <text:p>0.00694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010103" calcext:value-type="float">
            <text:p>0.010103</text:p>
          </table:table-cell>
          <table:table-cell office:value-type="float" office:value="0.006921" calcext:value-type="float">
            <text:p>0.006921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0.010158" calcext:value-type="float">
            <text:p>0.010158</text:p>
          </table:table-cell>
          <table:table-cell office:value-type="float" office:value="0.006985" calcext:value-type="float">
            <text:p>0.006985</text:p>
          </table:table-cell>
        </table:table-row>
        <table:table-row table:style-name="ro1">
          <table:table-cell office:value-type="float" office:value="55700" calcext:value-type="float">
            <text:p>55700</text:p>
          </table:table-cell>
          <table:table-cell office:value-type="float" office:value="0.010126" calcext:value-type="float">
            <text:p>0.010126</text:p>
          </table:table-cell>
          <table:table-cell office:value-type="float" office:value="0.006913" calcext:value-type="float">
            <text:p>0.006913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0.010137" calcext:value-type="float">
            <text:p>0.010137</text:p>
          </table:table-cell>
          <table:table-cell office:value-type="float" office:value="0.006919" calcext:value-type="float">
            <text:p>0.006919</text:p>
          </table:table-cell>
        </table:table-row>
        <table:table-row table:style-name="ro1">
          <table:table-cell office:value-type="float" office:value="55900" calcext:value-type="float">
            <text:p>55900</text:p>
          </table:table-cell>
          <table:table-cell office:value-type="float" office:value="0.010152" calcext:value-type="float">
            <text:p>0.010152</text:p>
          </table:table-cell>
          <table:table-cell office:value-type="float" office:value="0.006907" calcext:value-type="float">
            <text:p>0.00690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10231" calcext:value-type="float">
            <text:p>0.010231</text:p>
          </table:table-cell>
          <table:table-cell office:value-type="float" office:value="0.006981" calcext:value-type="float">
            <text:p>0.006981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0.010142" calcext:value-type="float">
            <text:p>0.010142</text:p>
          </table:table-cell>
          <table:table-cell office:value-type="float" office:value="0.006918" calcext:value-type="float">
            <text:p>0.006918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689" calcext:value-type="float">
            <text:p>0.00689</text:p>
          </table:table-cell>
        </table:table-row>
        <table:table-row table:style-name="ro1">
          <table:table-cell office:value-type="float" office:value="56300" calcext:value-type="float">
            <text:p>56300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0.006914" calcext:value-type="float">
            <text:p>0.006914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0.010188" calcext:value-type="float">
            <text:p>0.010188</text:p>
          </table:table-cell>
          <table:table-cell office:value-type="float" office:value="0.006986" calcext:value-type="float">
            <text:p>0.006986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06969" calcext:value-type="float">
            <text:p>0.006969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0.010212" calcext:value-type="float">
            <text:p>0.010212</text:p>
          </table:table-cell>
          <table:table-cell office:value-type="float" office:value="0.006932" calcext:value-type="float">
            <text:p>0.006932</text:p>
          </table:table-cell>
        </table:table-row>
        <table:table-row table:style-name="ro1">
          <table:table-cell office:value-type="float" office:value="56700" calcext:value-type="float">
            <text:p>56700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7006" calcext:value-type="float">
            <text:p>0.007006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0.010227" calcext:value-type="float">
            <text:p>0.010227</text:p>
          </table:table-cell>
          <table:table-cell office:value-type="float" office:value="0.006951" calcext:value-type="float">
            <text:p>0.006951</text:p>
          </table:table-cell>
        </table:table-row>
        <table:table-row table:style-name="ro1">
          <table:table-cell office:value-type="float" office:value="56900" calcext:value-type="float">
            <text:p>56900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0.007408" calcext:value-type="float">
            <text:p>0.00740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0.007084" calcext:value-type="float">
            <text:p>0.007084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0.010359" calcext:value-type="float">
            <text:p>0.010359</text:p>
          </table:table-cell>
          <table:table-cell office:value-type="float" office:value="0.007045" calcext:value-type="float">
            <text:p>0.007045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0.010283" calcext:value-type="float">
            <text:p>0.010283</text:p>
          </table:table-cell>
          <table:table-cell office:value-type="float" office:value="0.00708" calcext:value-type="float">
            <text:p>0.00708</text:p>
          </table:table-cell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float" office:value="0.010323" calcext:value-type="float">
            <text:p>0.010323</text:p>
          </table:table-cell>
          <table:table-cell office:value-type="float" office:value="0.007324" calcext:value-type="float">
            <text:p>0.007324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0.010432" calcext:value-type="float">
            <text:p>0.010432</text:p>
          </table:table-cell>
          <table:table-cell office:value-type="float" office:value="0.007136" calcext:value-type="float">
            <text:p>0.00713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10328" calcext:value-type="float">
            <text:p>0.010328</text:p>
          </table:table-cell>
          <table:table-cell office:value-type="float" office:value="0.007171" calcext:value-type="float">
            <text:p>0.007171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0.010359" calcext:value-type="float">
            <text:p>0.010359</text:p>
          </table:table-cell>
          <table:table-cell office:value-type="float" office:value="0.007219" calcext:value-type="float">
            <text:p>0.007219</text:p>
          </table:table-cell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0.010401" calcext:value-type="float">
            <text:p>0.010401</text:p>
          </table:table-cell>
          <table:table-cell office:value-type="float" office:value="0.007179" calcext:value-type="float">
            <text:p>0.007179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0.010478" calcext:value-type="float">
            <text:p>0.010478</text:p>
          </table:table-cell>
          <table:table-cell office:value-type="float" office:value="0.007299" calcext:value-type="float">
            <text:p>0.007299</text:p>
          </table:table-cell>
        </table:table-row>
        <table:table-row table:style-name="ro1">
          <table:table-cell office:value-type="float" office:value="57900" calcext:value-type="float">
            <text:p>57900</text:p>
          </table:table-cell>
          <table:table-cell office:value-type="float" office:value="0.010475" calcext:value-type="float">
            <text:p>0.010475</text:p>
          </table:table-cell>
          <table:table-cell office:value-type="float" office:value="0.007128" calcext:value-type="float">
            <text:p>0.00712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10642" calcext:value-type="float">
            <text:p>0.010642</text:p>
          </table:table-cell>
          <table:table-cell office:value-type="float" office:value="0.007181" calcext:value-type="float">
            <text:p>0.007181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07431" calcext:value-type="float">
            <text:p>0.007431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0.010521" calcext:value-type="float">
            <text:p>0.010521</text:p>
          </table:table-cell>
          <table:table-cell office:value-type="float" office:value="0.007176" calcext:value-type="float">
            <text:p>0.007176</text:p>
          </table:table-cell>
        </table:table-row>
        <table:table-row table:style-name="ro1">
          <table:table-cell office:value-type="float" office:value="58300" calcext:value-type="float">
            <text:p>58300</text:p>
          </table:table-cell>
          <table:table-cell office:value-type="float" office:value="0.010556" calcext:value-type="float">
            <text:p>0.010556</text:p>
          </table:table-cell>
          <table:table-cell office:value-type="float" office:value="0.007177" calcext:value-type="float">
            <text:p>0.007177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0.010557" calcext:value-type="float">
            <text:p>0.010557</text:p>
          </table:table-cell>
          <table:table-cell office:value-type="float" office:value="0.007178" calcext:value-type="float">
            <text:p>0.007178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010576" calcext:value-type="float">
            <text:p>0.010576</text:p>
          </table:table-cell>
          <table:table-cell office:value-type="float" office:value="0.007237" calcext:value-type="float">
            <text:p>0.007237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0.010592" calcext:value-type="float">
            <text:p>0.010592</text:p>
          </table:table-cell>
          <table:table-cell office:value-type="float" office:value="0.007198" calcext:value-type="float">
            <text:p>0.007198</text:p>
          </table:table-cell>
        </table:table-row>
        <table:table-row table:style-name="ro1">
          <table:table-cell office:value-type="float" office:value="58700" calcext:value-type="float">
            <text:p>58700</text:p>
          </table:table-cell>
          <table:table-cell office:value-type="float" office:value="0.010629" calcext:value-type="float">
            <text:p>0.010629</text:p>
          </table:table-cell>
          <table:table-cell office:value-type="float" office:value="0.007215" calcext:value-type="float">
            <text:p>0.007215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0.010669" calcext:value-type="float">
            <text:p>0.010669</text:p>
          </table:table-cell>
          <table:table-cell office:value-type="float" office:value="0.007365" calcext:value-type="float">
            <text:p>0.007365</text:p>
          </table:table-cell>
        </table:table-row>
        <table:table-row table:style-name="ro1">
          <table:table-cell office:value-type="float" office:value="58900" calcext:value-type="float">
            <text:p>58900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007409" calcext:value-type="float">
            <text:p>0.007409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10933" calcext:value-type="float">
            <text:p>0.010933</text:p>
          </table:table-cell>
          <table:table-cell office:value-type="float" office:value="0.007377" calcext:value-type="float">
            <text:p>0.007377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07307" calcext:value-type="float">
            <text:p>0.007307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0.010739" calcext:value-type="float">
            <text:p>0.010739</text:p>
          </table:table-cell>
          <table:table-cell office:value-type="float" office:value="0.007329" calcext:value-type="float">
            <text:p>0.007329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float" office:value="0.010803" calcext:value-type="float">
            <text:p>0.010803</text:p>
          </table:table-cell>
          <table:table-cell office:value-type="float" office:value="0.007346" calcext:value-type="float">
            <text:p>0.007346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0.010786" calcext:value-type="float">
            <text:p>0.010786</text:p>
          </table:table-cell>
          <table:table-cell office:value-type="float" office:value="0.007362" calcext:value-type="float">
            <text:p>0.007362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010788" calcext:value-type="float">
            <text:p>0.010788</text:p>
          </table:table-cell>
          <table:table-cell office:value-type="float" office:value="0.007317" calcext:value-type="float">
            <text:p>0.007317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0.010892" calcext:value-type="float">
            <text:p>0.010892</text:p>
          </table:table-cell>
          <table:table-cell office:value-type="float" office:value="0.00759" calcext:value-type="float">
            <text:p>0.00759</text:p>
          </table:table-cell>
        </table:table-row>
        <table:table-row table:style-name="ro1">
          <table:table-cell office:value-type="float" office:value="59700" calcext:value-type="float">
            <text:p>59700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0.007474" calcext:value-type="float">
            <text:p>0.007474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0.010961" calcext:value-type="float">
            <text:p>0.010961</text:p>
          </table:table-cell>
          <table:table-cell office:value-type="float" office:value="0.007475" calcext:value-type="float">
            <text:p>0.007475</text:p>
          </table:table-cell>
        </table:table-row>
        <table:table-row table:style-name="ro1">
          <table:table-cell office:value-type="float" office:value="59900" calcext:value-type="float">
            <text:p>59900</text:p>
          </table:table-cell>
          <table:table-cell office:value-type="float" office:value="0.010969" calcext:value-type="float">
            <text:p>0.010969</text:p>
          </table:table-cell>
          <table:table-cell office:value-type="float" office:value="0.007493" calcext:value-type="float">
            <text:p>0.00749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1153" calcext:value-type="float">
            <text:p>0.011153</text:p>
          </table:table-cell>
          <table:table-cell office:value-type="float" office:value="0.007456" calcext:value-type="float">
            <text:p>0.007456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07509" calcext:value-type="float">
            <text:p>0.007509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0.011001" calcext:value-type="float">
            <text:p>0.011001</text:p>
          </table:table-cell>
          <table:table-cell office:value-type="float" office:value="0.007569" calcext:value-type="float">
            <text:p>0.007569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float" office:value="0.010963" calcext:value-type="float">
            <text:p>0.010963</text:p>
          </table:table-cell>
          <table:table-cell office:value-type="float" office:value="0.007524" calcext:value-type="float">
            <text:p>0.007524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.007497" calcext:value-type="float">
            <text:p>0.007497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010993" calcext:value-type="float">
            <text:p>0.010993</text:p>
          </table:table-cell>
          <table:table-cell office:value-type="float" office:value="0.007546" calcext:value-type="float">
            <text:p>0.007546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536" calcext:value-type="float">
            <text:p>0.007536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float" office:value="0.011029" calcext:value-type="float">
            <text:p>0.011029</text:p>
          </table:table-cell>
          <table:table-cell office:value-type="float" office:value="0.007488" calcext:value-type="float">
            <text:p>0.007488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0.011047" calcext:value-type="float">
            <text:p>0.011047</text:p>
          </table:table-cell>
          <table:table-cell office:value-type="float" office:value="0.007546" calcext:value-type="float">
            <text:p>0.007546</text:p>
          </table:table-cell>
        </table:table-row>
        <table:table-row table:style-name="ro1">
          <table:table-cell office:value-type="float" office:value="60900" calcext:value-type="float">
            <text:p>60900</text:p>
          </table:table-cell>
          <table:table-cell office:value-type="float" office:value="0.011054" calcext:value-type="float">
            <text:p>0.011054</text:p>
          </table:table-cell>
          <table:table-cell office:value-type="float" office:value="0.007576" calcext:value-type="float">
            <text:p>0.00757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11335" calcext:value-type="float">
            <text:p>0.011335</text:p>
          </table:table-cell>
          <table:table-cell office:value-type="float" office:value="0.007631" calcext:value-type="float">
            <text:p>0.007631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0.011088" calcext:value-type="float">
            <text:p>0.011088</text:p>
          </table:table-cell>
          <table:table-cell office:value-type="float" office:value="0.007637" calcext:value-type="float">
            <text:p>0.007637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0.011132" calcext:value-type="float">
            <text:p>0.011132</text:p>
          </table:table-cell>
          <table:table-cell office:value-type="float" office:value="0.007651" calcext:value-type="float">
            <text:p>0.007651</text:p>
          </table:table-cell>
        </table:table-row>
        <table:table-row table:style-name="ro1">
          <table:table-cell office:value-type="float" office:value="61300" calcext:value-type="float">
            <text:p>61300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07569" calcext:value-type="float">
            <text:p>0.007569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0.011135" calcext:value-type="float">
            <text:p>0.011135</text:p>
          </table:table-cell>
          <table:table-cell office:value-type="float" office:value="0.007777" calcext:value-type="float">
            <text:p>0.007777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011162" calcext:value-type="float">
            <text:p>0.011162</text:p>
          </table:table-cell>
          <table:table-cell office:value-type="float" office:value="0.007666" calcext:value-type="float">
            <text:p>0.007666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0.011173" calcext:value-type="float">
            <text:p>0.011173</text:p>
          </table:table-cell>
          <table:table-cell office:value-type="float" office:value="0.007759" calcext:value-type="float">
            <text:p>0.007759</text:p>
          </table:table-cell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07787" calcext:value-type="float">
            <text:p>0.007787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0.011224" calcext:value-type="float">
            <text:p>0.011224</text:p>
          </table:table-cell>
          <table:table-cell office:value-type="float" office:value="0.007684" calcext:value-type="float">
            <text:p>0.007684</text:p>
          </table:table-cell>
        </table:table-row>
        <table:table-row table:style-name="ro1">
          <table:table-cell office:value-type="float" office:value="61900" calcext:value-type="float">
            <text:p>61900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07657" calcext:value-type="float">
            <text:p>0.007657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007842" calcext:value-type="float">
            <text:p>0.007842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0.011346" calcext:value-type="float">
            <text:p>0.011346</text:p>
          </table:table-cell>
          <table:table-cell office:value-type="float" office:value="0.007791" calcext:value-type="float">
            <text:p>0.007791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07788" calcext:value-type="float">
            <text:p>0.007788</text:p>
          </table:table-cell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float" office:value="0.012902" calcext:value-type="float">
            <text:p>0.012902</text:p>
          </table:table-cell>
          <table:table-cell office:value-type="float" office:value="0.008358" calcext:value-type="float">
            <text:p>0.008358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0.011359" calcext:value-type="float">
            <text:p>0.011359</text:p>
          </table:table-cell>
          <table:table-cell office:value-type="float" office:value="0.008069" calcext:value-type="float">
            <text:p>0.008069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11465" calcext:value-type="float">
            <text:p>0.011465</text:p>
          </table:table-cell>
          <table:table-cell office:value-type="float" office:value="0.00785" calcext:value-type="float">
            <text:p>0.00785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0.011373" calcext:value-type="float">
            <text:p>0.011373</text:p>
          </table:table-cell>
          <table:table-cell office:value-type="float" office:value="0.007779" calcext:value-type="float">
            <text:p>0.007779</text:p>
          </table:table-cell>
        </table:table-row>
        <table:table-row table:style-name="ro1">
          <table:table-cell office:value-type="float" office:value="62700" calcext:value-type="float">
            <text:p>62700</text:p>
          </table:table-cell>
          <table:table-cell office:value-type="float" office:value="0.011389" calcext:value-type="float">
            <text:p>0.011389</text:p>
          </table:table-cell>
          <table:table-cell office:value-type="float" office:value="0.007857" calcext:value-type="float">
            <text:p>0.007857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0.011403" calcext:value-type="float">
            <text:p>0.011403</text:p>
          </table:table-cell>
          <table:table-cell office:value-type="float" office:value="0.007843" calcext:value-type="float">
            <text:p>0.007843</text:p>
          </table:table-cell>
        </table:table-row>
        <table:table-row table:style-name="ro1">
          <table:table-cell office:value-type="float" office:value="62900" calcext:value-type="float">
            <text:p>62900</text:p>
          </table:table-cell>
          <table:table-cell office:value-type="float" office:value="0.011441" calcext:value-type="float">
            <text:p>0.011441</text:p>
          </table:table-cell>
          <table:table-cell office:value-type="float" office:value="0.007796" calcext:value-type="float">
            <text:p>0.00779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1156" calcext:value-type="float">
            <text:p>0.01156</text:p>
          </table:table-cell>
          <table:table-cell office:value-type="float" office:value="0.007984" calcext:value-type="float">
            <text:p>0.007984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0.011614" calcext:value-type="float">
            <text:p>0.011614</text:p>
          </table:table-cell>
          <table:table-cell office:value-type="float" office:value="0.007971" calcext:value-type="float">
            <text:p>0.007971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0.011581" calcext:value-type="float">
            <text:p>0.011581</text:p>
          </table:table-cell>
          <table:table-cell office:value-type="float" office:value="0.00798" calcext:value-type="float">
            <text:p>0.00798</text:p>
          </table:table-cell>
        </table:table-row>
        <table:table-row table:style-name="ro1">
          <table:table-cell office:value-type="float" office:value="63300" calcext:value-type="float">
            <text:p>6330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7913" calcext:value-type="float">
            <text:p>0.007913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0.011603" calcext:value-type="float">
            <text:p>0.011603</text:p>
          </table:table-cell>
          <table:table-cell office:value-type="float" office:value="0.007932" calcext:value-type="float">
            <text:p>0.007932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011639" calcext:value-type="float">
            <text:p>0.011639</text:p>
          </table:table-cell>
          <table:table-cell office:value-type="float" office:value="0.007994" calcext:value-type="float">
            <text:p>0.007994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0.011649" calcext:value-type="float">
            <text:p>0.011649</text:p>
          </table:table-cell>
          <table:table-cell office:value-type="float" office:value="0.007996" calcext:value-type="float">
            <text:p>0.007996</text:p>
          </table:table-cell>
        </table:table-row>
        <table:table-row table:style-name="ro1">
          <table:table-cell office:value-type="float" office:value="63700" calcext:value-type="float">
            <text:p>63700</text:p>
          </table:table-cell>
          <table:table-cell office:value-type="float" office:value="0.011651" calcext:value-type="float">
            <text:p>0.011651</text:p>
          </table:table-cell>
          <table:table-cell office:value-type="float" office:value="0.007948" calcext:value-type="float">
            <text:p>0.007948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.007977" calcext:value-type="float">
            <text:p>0.007977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0.007917" calcext:value-type="float">
            <text:p>0.007917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11957" calcext:value-type="float">
            <text:p>0.011957</text:p>
          </table:table-cell>
          <table:table-cell office:value-type="float" office:value="0.008111" calcext:value-type="float">
            <text:p>0.008111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0.011721" calcext:value-type="float">
            <text:p>0.011721</text:p>
          </table:table-cell>
          <table:table-cell office:value-type="float" office:value="0.008019" calcext:value-type="float">
            <text:p>0.008019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0.011755" calcext:value-type="float">
            <text:p>0.011755</text:p>
          </table:table-cell>
          <table:table-cell office:value-type="float" office:value="0.008225" calcext:value-type="float">
            <text:p>0.008225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0.011758" calcext:value-type="float">
            <text:p>0.011758</text:p>
          </table:table-cell>
          <table:table-cell office:value-type="float" office:value="0.008102" calcext:value-type="float">
            <text:p>0.008102</text:p>
          </table:table-cell>
        </table:table-row>
        <table:table-row table:style-name="ro1">
          <table:table-cell office:value-type="float" office:value="64400" calcext:value-type="float">
            <text:p>64400</text:p>
          </table:table-cell>
          <table:table-cell office:value-type="float" office:value="0.011781" calcext:value-type="float">
            <text:p>0.011781</text:p>
          </table:table-cell>
          <table:table-cell office:value-type="float" office:value="0.0081" calcext:value-type="float">
            <text:p>0.0081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011887" calcext:value-type="float">
            <text:p>0.011887</text:p>
          </table:table-cell>
          <table:table-cell office:value-type="float" office:value="0.00811" calcext:value-type="float">
            <text:p>0.00811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0.011824" calcext:value-type="float">
            <text:p>0.011824</text:p>
          </table:table-cell>
          <table:table-cell office:value-type="float" office:value="0.008135" calcext:value-type="float">
            <text:p>0.008135</text:p>
          </table:table-cell>
        </table:table-row>
        <table:table-row table:style-name="ro1">
          <table:table-cell office:value-type="float" office:value="64700" calcext:value-type="float">
            <text:p>64700</text:p>
          </table:table-cell>
          <table:table-cell office:value-type="float" office:value="0.011836" calcext:value-type="float">
            <text:p>0.011836</text:p>
          </table:table-cell>
          <table:table-cell office:value-type="float" office:value="0.008169" calcext:value-type="float">
            <text:p>0.008169</text:p>
          </table:table-cell>
        </table:table-row>
        <table:table-row table:style-name="ro1">
          <table:table-cell office:value-type="float" office:value="64800" calcext:value-type="float">
            <text:p>64800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08156" calcext:value-type="float">
            <text:p>0.008156</text:p>
          </table:table-cell>
        </table:table-row>
        <table:table-row table:style-name="ro1">
          <table:table-cell office:value-type="float" office:value="64900" calcext:value-type="float">
            <text:p>64900</text:p>
          </table:table-cell>
          <table:table-cell office:value-type="float" office:value="0.011888" calcext:value-type="float">
            <text:p>0.011888</text:p>
          </table:table-cell>
          <table:table-cell office:value-type="float" office:value="0.008234" calcext:value-type="float">
            <text:p>0.00823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1941" calcext:value-type="float">
            <text:p>0.011941</text:p>
          </table:table-cell>
          <table:table-cell office:value-type="float" office:value="0.00819" calcext:value-type="float">
            <text:p>0.00819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0.011854" calcext:value-type="float">
            <text:p>0.011854</text:p>
          </table:table-cell>
          <table:table-cell office:value-type="float" office:value="0.008247" calcext:value-type="float">
            <text:p>0.008247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0.011817" calcext:value-type="float">
            <text:p>0.011817</text:p>
          </table:table-cell>
          <table:table-cell office:value-type="float" office:value="0.008159" calcext:value-type="float">
            <text:p>0.008159</text:p>
          </table:table-cell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0.011836" calcext:value-type="float">
            <text:p>0.011836</text:p>
          </table:table-cell>
          <table:table-cell office:value-type="float" office:value="0.008084" calcext:value-type="float">
            <text:p>0.008084</text:p>
          </table:table-cell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0.011847" calcext:value-type="float">
            <text:p>0.011847</text:p>
          </table:table-cell>
          <table:table-cell office:value-type="float" office:value="0.008305" calcext:value-type="float">
            <text:p>0.00830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011853" calcext:value-type="float">
            <text:p>0.011853</text:p>
          </table:table-cell>
          <table:table-cell office:value-type="float" office:value="0.008224" calcext:value-type="float">
            <text:p>0.008224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0.011881" calcext:value-type="float">
            <text:p>0.011881</text:p>
          </table:table-cell>
          <table:table-cell office:value-type="float" office:value="0.008253" calcext:value-type="float">
            <text:p>0.008253</text:p>
          </table:table-cell>
        </table:table-row>
        <table:table-row table:style-name="ro1">
          <table:table-cell office:value-type="float" office:value="65700" calcext:value-type="float">
            <text:p>65700</text:p>
          </table:table-cell>
          <table:table-cell office:value-type="float" office:value="0.011906" calcext:value-type="float">
            <text:p>0.011906</text:p>
          </table:table-cell>
          <table:table-cell office:value-type="float" office:value="0.008186" calcext:value-type="float">
            <text:p>0.008186</text:p>
          </table:table-cell>
        </table:table-row>
        <table:table-row table:style-name="ro1">
          <table:table-cell office:value-type="float" office:value="65800" calcext:value-type="float">
            <text:p>65800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00836" calcext:value-type="float">
            <text:p>0.00836</text:p>
          </table:table-cell>
        </table:table-row>
        <table:table-row table:style-name="ro1">
          <table:table-cell office:value-type="float" office:value="65900" calcext:value-type="float">
            <text:p>65900</text:p>
          </table:table-cell>
          <table:table-cell office:value-type="float" office:value="0.011976" calcext:value-type="float">
            <text:p>0.011976</text:p>
          </table:table-cell>
          <table:table-cell office:value-type="float" office:value="0.008165" calcext:value-type="float">
            <text:p>0.00816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12319" calcext:value-type="float">
            <text:p>0.012319</text:p>
          </table:table-cell>
          <table:table-cell office:value-type="float" office:value="0.008294" calcext:value-type="float">
            <text:p>0.008294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0.012289" calcext:value-type="float">
            <text:p>0.012289</text:p>
          </table:table-cell>
          <table:table-cell office:value-type="float" office:value="0.008374" calcext:value-type="float">
            <text:p>0.008374</text:p>
          </table:table-cell>
        </table:table-row>
        <table:table-row table:style-name="ro1">
          <table:table-cell office:value-type="float" office:value="66200" calcext:value-type="float">
            <text:p>66200</text:p>
          </table:table-cell>
          <table:table-cell office:value-type="float" office:value="0.012103" calcext:value-type="float">
            <text:p>0.012103</text:p>
          </table:table-cell>
          <table:table-cell office:value-type="float" office:value="0.008396" calcext:value-type="float">
            <text:p>0.008396</text:p>
          </table:table-cell>
        </table:table-row>
        <table:table-row table:style-name="ro1">
          <table:table-cell office:value-type="float" office:value="66300" calcext:value-type="float">
            <text:p>66300</text:p>
          </table:table-cell>
          <table:table-cell office:value-type="float" office:value="0.012105" calcext:value-type="float">
            <text:p>0.012105</text:p>
          </table:table-cell>
          <table:table-cell office:value-type="float" office:value="0.008307" calcext:value-type="float">
            <text:p>0.008307</text:p>
          </table:table-cell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float" office:value="0.012126" calcext:value-type="float">
            <text:p>0.012126</text:p>
          </table:table-cell>
          <table:table-cell office:value-type="float" office:value="0.008309" calcext:value-type="float">
            <text:p>0.008309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012186" calcext:value-type="float">
            <text:p>0.012186</text:p>
          </table:table-cell>
          <table:table-cell office:value-type="float" office:value="0.008408" calcext:value-type="float">
            <text:p>0.008408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008333" calcext:value-type="float">
            <text:p>0.008333</text:p>
          </table:table-cell>
        </table:table-row>
        <table:table-row table:style-name="ro1">
          <table:table-cell office:value-type="float" office:value="66700" calcext:value-type="float">
            <text:p>66700</text:p>
          </table:table-cell>
          <table:table-cell office:value-type="float" office:value="0.012193" calcext:value-type="float">
            <text:p>0.012193</text:p>
          </table:table-cell>
          <table:table-cell office:value-type="float" office:value="0.008291" calcext:value-type="float">
            <text:p>0.008291</text:p>
          </table:table-cell>
        </table:table-row>
        <table:table-row table:style-name="ro1">
          <table:table-cell office:value-type="float" office:value="66800" calcext:value-type="float">
            <text:p>6680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08329" calcext:value-type="float">
            <text:p>0.008329</text:p>
          </table:table-cell>
        </table:table-row>
        <table:table-row table:style-name="ro1">
          <table:table-cell office:value-type="float" office:value="66900" calcext:value-type="float">
            <text:p>66900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837" calcext:value-type="float">
            <text:p>0.00837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12546" calcext:value-type="float">
            <text:p>0.012546</text:p>
          </table:table-cell>
          <table:table-cell office:value-type="float" office:value="0.00852" calcext:value-type="float">
            <text:p>0.00852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0.012335" calcext:value-type="float">
            <text:p>0.012335</text:p>
          </table:table-cell>
          <table:table-cell office:value-type="float" office:value="0.008338" calcext:value-type="float">
            <text:p>0.008338</text:p>
          </table:table-cell>
        </table:table-row>
        <table:table-row table:style-name="ro1">
          <table:table-cell office:value-type="float" office:value="67200" calcext:value-type="float">
            <text:p>67200</text:p>
          </table:table-cell>
          <table:table-cell office:value-type="float" office:value="0.012311" calcext:value-type="float">
            <text:p>0.012311</text:p>
          </table:table-cell>
          <table:table-cell office:value-type="float" office:value="0.00838" calcext:value-type="float">
            <text:p>0.00838</text:p>
          </table:table-cell>
        </table:table-row>
        <table:table-row table:style-name="ro1">
          <table:table-cell office:value-type="float" office:value="67300" calcext:value-type="float">
            <text:p>67300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0.008537" calcext:value-type="float">
            <text:p>0.008537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008417" calcext:value-type="float">
            <text:p>0.008417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12401" calcext:value-type="float">
            <text:p>0.012401</text:p>
          </table:table-cell>
          <table:table-cell office:value-type="float" office:value="0.008438" calcext:value-type="float">
            <text:p>0.008438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0.012413" calcext:value-type="float">
            <text:p>0.012413</text:p>
          </table:table-cell>
          <table:table-cell office:value-type="float" office:value="0.008404" calcext:value-type="float">
            <text:p>0.008404</text:p>
          </table:table-cell>
        </table:table-row>
        <table:table-row table:style-name="ro1">
          <table:table-cell office:value-type="float" office:value="67700" calcext:value-type="float">
            <text:p>67700</text:p>
          </table:table-cell>
          <table:table-cell office:value-type="float" office:value="0.012422" calcext:value-type="float">
            <text:p>0.012422</text:p>
          </table:table-cell>
          <table:table-cell office:value-type="float" office:value="0.008509" calcext:value-type="float">
            <text:p>0.008509</text:p>
          </table:table-cell>
        </table:table-row>
        <table:table-row table:style-name="ro1">
          <table:table-cell office:value-type="float" office:value="67800" calcext:value-type="float">
            <text:p>67800</text:p>
          </table:table-cell>
          <table:table-cell office:value-type="float" office:value="0.012463" calcext:value-type="float">
            <text:p>0.012463</text:p>
          </table:table-cell>
          <table:table-cell office:value-type="float" office:value="0.00843" calcext:value-type="float">
            <text:p>0.00843</text:p>
          </table:table-cell>
        </table:table-row>
        <table:table-row table:style-name="ro1">
          <table:table-cell office:value-type="float" office:value="67900" calcext:value-type="float">
            <text:p>67900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0.008576" calcext:value-type="float">
            <text:p>0.00857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12781" calcext:value-type="float">
            <text:p>0.012781</text:p>
          </table:table-cell>
          <table:table-cell office:value-type="float" office:value="0.008662" calcext:value-type="float">
            <text:p>0.008662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0.012647" calcext:value-type="float">
            <text:p>0.012647</text:p>
          </table:table-cell>
          <table:table-cell office:value-type="float" office:value="0.008616" calcext:value-type="float">
            <text:p>0.008616</text:p>
          </table:table-cell>
        </table:table-row>
        <table:table-row table:style-name="ro1">
          <table:table-cell office:value-type="float" office:value="68200" calcext:value-type="float">
            <text:p>68200</text:p>
          </table:table-cell>
          <table:table-cell office:value-type="float" office:value="0.012651" calcext:value-type="float">
            <text:p>0.012651</text:p>
          </table:table-cell>
          <table:table-cell office:value-type="float" office:value="0.008639" calcext:value-type="float">
            <text:p>0.008639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0.012662" calcext:value-type="float">
            <text:p>0.012662</text:p>
          </table:table-cell>
          <table:table-cell office:value-type="float" office:value="0.008663" calcext:value-type="float">
            <text:p>0.008663</text:p>
          </table:table-cell>
        </table:table-row>
        <table:table-row table:style-name="ro1">
          <table:table-cell office:value-type="float" office:value="68400" calcext:value-type="float">
            <text:p>68400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08724" calcext:value-type="float">
            <text:p>0.008724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012694" calcext:value-type="float">
            <text:p>0.012694</text:p>
          </table:table-cell>
          <table:table-cell office:value-type="float" office:value="0.008698" calcext:value-type="float">
            <text:p>0.008698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0.012788" calcext:value-type="float">
            <text:p>0.012788</text:p>
          </table:table-cell>
          <table:table-cell office:value-type="float" office:value="0.008743" calcext:value-type="float">
            <text:p>0.008743</text:p>
          </table:table-cell>
        </table:table-row>
        <table:table-row table:style-name="ro1">
          <table:table-cell office:value-type="float" office:value="68700" calcext:value-type="float">
            <text:p>68700</text:p>
          </table:table-cell>
          <table:table-cell office:value-type="float" office:value="0.012774" calcext:value-type="float">
            <text:p>0.012774</text:p>
          </table:table-cell>
          <table:table-cell office:value-type="float" office:value="0.00877" calcext:value-type="float">
            <text:p>0.00877</text:p>
          </table:table-cell>
        </table:table-row>
        <table:table-row table:style-name="ro1">
          <table:table-cell office:value-type="float" office:value="68800" calcext:value-type="float">
            <text:p>68800</text:p>
          </table:table-cell>
          <table:table-cell office:value-type="float" office:value="0.012771" calcext:value-type="float">
            <text:p>0.012771</text:p>
          </table:table-cell>
          <table:table-cell office:value-type="float" office:value="0.008771" calcext:value-type="float">
            <text:p>0.008771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0.008652" calcext:value-type="float">
            <text:p>0.008652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12923" calcext:value-type="float">
            <text:p>0.012923</text:p>
          </table:table-cell>
          <table:table-cell office:value-type="float" office:value="0.008755" calcext:value-type="float">
            <text:p>0.008755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0.008675" calcext:value-type="float">
            <text:p>0.008675</text:p>
          </table:table-cell>
        </table:table-row>
        <table:table-row table:style-name="ro1">
          <table:table-cell office:value-type="float" office:value="69200" calcext:value-type="float">
            <text:p>69200</text:p>
          </table:table-cell>
          <table:table-cell office:value-type="float" office:value="0.012749" calcext:value-type="float">
            <text:p>0.012749</text:p>
          </table:table-cell>
          <table:table-cell office:value-type="float" office:value="0.008751" calcext:value-type="float">
            <text:p>0.008751</text:p>
          </table:table-cell>
        </table:table-row>
        <table:table-row table:style-name="ro1">
          <table:table-cell office:value-type="float" office:value="69300" calcext:value-type="float">
            <text:p>69300</text:p>
          </table:table-cell>
          <table:table-cell office:value-type="float" office:value="0.012767" calcext:value-type="float">
            <text:p>0.012767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69400" calcext:value-type="float">
            <text:p>69400</text:p>
          </table:table-cell>
          <table:table-cell office:value-type="float" office:value="0.012797" calcext:value-type="float">
            <text:p>0.012797</text:p>
          </table:table-cell>
          <table:table-cell office:value-type="float" office:value="0.008838" calcext:value-type="float">
            <text:p>0.008838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012806" calcext:value-type="float">
            <text:p>0.012806</text:p>
          </table:table-cell>
          <table:table-cell office:value-type="float" office:value="0.008664" calcext:value-type="float">
            <text:p>0.008664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0.012832" calcext:value-type="float">
            <text:p>0.012832</text:p>
          </table:table-cell>
          <table:table-cell office:value-type="float" office:value="0.008811" calcext:value-type="float">
            <text:p>0.008811</text:p>
          </table:table-cell>
        </table:table-row>
        <table:table-row table:style-name="ro1">
          <table:table-cell office:value-type="float" office:value="69700" calcext:value-type="float">
            <text:p>69700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0.008699" calcext:value-type="float">
            <text:p>0.008699</text:p>
          </table:table-cell>
        </table:table-row>
        <table:table-row table:style-name="ro1">
          <table:table-cell office:value-type="float" office:value="69800" calcext:value-type="float">
            <text:p>69800</text:p>
          </table:table-cell>
          <table:table-cell office:value-type="float" office:value="0.012893" calcext:value-type="float">
            <text:p>0.012893</text:p>
          </table:table-cell>
          <table:table-cell office:value-type="float" office:value="0.008852" calcext:value-type="float">
            <text:p>0.008852</text:p>
          </table:table-cell>
        </table:table-row>
        <table:table-row table:style-name="ro1">
          <table:table-cell office:value-type="float" office:value="69900" calcext:value-type="float">
            <text:p>69900</text:p>
          </table:table-cell>
          <table:table-cell office:value-type="float" office:value="0.012892" calcext:value-type="float">
            <text:p>0.012892</text:p>
          </table:table-cell>
          <table:table-cell office:value-type="float" office:value="0.008781" calcext:value-type="float">
            <text:p>0.00878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008912" calcext:value-type="float">
            <text:p>0.008912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0.013076" calcext:value-type="float">
            <text:p>0.013076</text:p>
          </table:table-cell>
          <table:table-cell office:value-type="float" office:value="0.008873" calcext:value-type="float">
            <text:p>0.008873</text:p>
          </table:table-cell>
        </table:table-row>
        <table:table-row table:style-name="ro1">
          <table:table-cell office:value-type="float" office:value="70200" calcext:value-type="float">
            <text:p>70200</text:p>
          </table:table-cell>
          <table:table-cell office:value-type="float" office:value="0.013069" calcext:value-type="float">
            <text:p>0.013069</text:p>
          </table:table-cell>
          <table:table-cell office:value-type="float" office:value="0.008864" calcext:value-type="float">
            <text:p>0.008864</text:p>
          </table:table-cell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0.00891" calcext:value-type="float">
            <text:p>0.00891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0.013122" calcext:value-type="float">
            <text:p>0.013122</text:p>
          </table:table-cell>
          <table:table-cell office:value-type="float" office:value="0.008866" calcext:value-type="float">
            <text:p>0.008866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013142" calcext:value-type="float">
            <text:p>0.013142</text:p>
          </table:table-cell>
          <table:table-cell office:value-type="float" office:value="0.008994" calcext:value-type="float">
            <text:p>0.008994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0.013217" calcext:value-type="float">
            <text:p>0.013217</text:p>
          </table:table-cell>
          <table:table-cell office:value-type="float" office:value="0.00892" calcext:value-type="float">
            <text:p>0.00892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0.008953" calcext:value-type="float">
            <text:p>0.008953</text:p>
          </table:table-cell>
        </table:table-row>
        <table:table-row table:style-name="ro1">
          <table:table-cell office:value-type="float" office:value="70800" calcext:value-type="float">
            <text:p>70800</text:p>
          </table:table-cell>
          <table:table-cell office:value-type="float" office:value="0.013195" calcext:value-type="float">
            <text:p>0.013195</text:p>
          </table:table-cell>
          <table:table-cell office:value-type="float" office:value="0.009025" calcext:value-type="float">
            <text:p>0.009025</text:p>
          </table:table-cell>
        </table:table-row>
        <table:table-row table:style-name="ro1">
          <table:table-cell office:value-type="float" office:value="70900" calcext:value-type="float">
            <text:p>70900</text:p>
          </table:table-cell>
          <table:table-cell office:value-type="float" office:value="0.013206" calcext:value-type="float">
            <text:p>0.013206</text:p>
          </table:table-cell>
          <table:table-cell office:value-type="float" office:value="0.009116" calcext:value-type="float">
            <text:p>0.009116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13243" calcext:value-type="float">
            <text:p>0.013243</text:p>
          </table:table-cell>
          <table:table-cell office:value-type="float" office:value="0.008948" calcext:value-type="float">
            <text:p>0.008948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0.013269" calcext:value-type="float">
            <text:p>0.013269</text:p>
          </table:table-cell>
          <table:table-cell office:value-type="float" office:value="0.008931" calcext:value-type="float">
            <text:p>0.008931</text:p>
          </table:table-cell>
        </table:table-row>
        <table:table-row table:style-name="ro1">
          <table:table-cell office:value-type="float" office:value="71200" calcext:value-type="float">
            <text:p>71200</text:p>
          </table:table-cell>
          <table:table-cell office:value-type="float" office:value="0.013193" calcext:value-type="float">
            <text:p>0.013193</text:p>
          </table:table-cell>
          <table:table-cell office:value-type="float" office:value="0.008903" calcext:value-type="float">
            <text:p>0.008903</text:p>
          </table:table-cell>
        </table:table-row>
        <table:table-row table:style-name="ro1">
          <table:table-cell office:value-type="float" office:value="71300" calcext:value-type="float">
            <text:p>71300</text:p>
          </table:table-cell>
          <table:table-cell office:value-type="float" office:value="0.013214" calcext:value-type="float">
            <text:p>0.013214</text:p>
          </table:table-cell>
          <table:table-cell office:value-type="float" office:value="0.008988" calcext:value-type="float">
            <text:p>0.008988</text:p>
          </table:table-cell>
        </table:table-row>
        <table:table-row table:style-name="ro1">
          <table:table-cell office:value-type="float" office:value="71400" calcext:value-type="float">
            <text:p>71400</text:p>
          </table:table-cell>
          <table:table-cell office:value-type="float" office:value="0.013259" calcext:value-type="float">
            <text:p>0.013259</text:p>
          </table:table-cell>
          <table:table-cell office:value-type="float" office:value="0.008978" calcext:value-type="float">
            <text:p>0.008978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8973" calcext:value-type="float">
            <text:p>0.008973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0.013264" calcext:value-type="float">
            <text:p>0.013264</text:p>
          </table:table-cell>
          <table:table-cell office:value-type="float" office:value="0.009016" calcext:value-type="float">
            <text:p>0.009016</text:p>
          </table:table-cell>
        </table:table-row>
        <table:table-row table:style-name="ro1">
          <table:table-cell office:value-type="float" office:value="71700" calcext:value-type="float">
            <text:p>71700</text:p>
          </table:table-cell>
          <table:table-cell office:value-type="float" office:value="0.013281" calcext:value-type="float">
            <text:p>0.013281</text:p>
          </table:table-cell>
          <table:table-cell office:value-type="float" office:value="0.009121" calcext:value-type="float">
            <text:p>0.009121</text:p>
          </table:table-cell>
        </table:table-row>
        <table:table-row table:style-name="ro1">
          <table:table-cell office:value-type="float" office:value="71800" calcext:value-type="float">
            <text:p>71800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08957" calcext:value-type="float">
            <text:p>0.008957</text:p>
          </table:table-cell>
        </table:table-row>
        <table:table-row table:style-name="ro1">
          <table:table-cell office:value-type="float" office:value="71900" calcext:value-type="float">
            <text:p>71900</text:p>
          </table:table-cell>
          <table:table-cell office:value-type="float" office:value="0.013301" calcext:value-type="float">
            <text:p>0.013301</text:p>
          </table:table-cell>
          <table:table-cell office:value-type="float" office:value="0.009044" calcext:value-type="float">
            <text:p>0.009044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009347" calcext:value-type="float">
            <text:p>0.009347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0.013467" calcext:value-type="float">
            <text:p>0.013467</text:p>
          </table:table-cell>
          <table:table-cell office:value-type="float" office:value="0.00915" calcext:value-type="float">
            <text:p>0.00915</text:p>
          </table:table-cell>
        </table:table-row>
        <table:table-row table:style-name="ro1">
          <table:table-cell office:value-type="float" office:value="72200" calcext:value-type="float">
            <text:p>72200</text:p>
          </table:table-cell>
          <table:table-cell office:value-type="float" office:value="0.013489" calcext:value-type="float">
            <text:p>0.013489</text:p>
          </table:table-cell>
          <table:table-cell office:value-type="float" office:value="0.00917" calcext:value-type="float">
            <text:p>0.00917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  <table:table-cell office:value-type="float" office:value="0.013497" calcext:value-type="float">
            <text:p>0.013497</text:p>
          </table:table-cell>
          <table:table-cell office:value-type="float" office:value="0.009126" calcext:value-type="float">
            <text:p>0.009126</text:p>
          </table:table-cell>
        </table:table-row>
        <table:table-row table:style-name="ro1">
          <table:table-cell office:value-type="float" office:value="72400" calcext:value-type="float">
            <text:p>7240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9289" calcext:value-type="float">
            <text:p>0.009289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13513" calcext:value-type="float">
            <text:p>0.013513</text:p>
          </table:table-cell>
          <table:table-cell office:value-type="float" office:value="0.00928" calcext:value-type="float">
            <text:p>0.00928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0.013524" calcext:value-type="float">
            <text:p>0.013524</text:p>
          </table:table-cell>
          <table:table-cell office:value-type="float" office:value="0.00924" calcext:value-type="float">
            <text:p>0.00924</text:p>
          </table:table-cell>
        </table:table-row>
        <table:table-row table:style-name="ro1">
          <table:table-cell office:value-type="float" office:value="72700" calcext:value-type="float">
            <text:p>72700</text:p>
          </table:table-cell>
          <table:table-cell office:value-type="float" office:value="0.013522" calcext:value-type="float">
            <text:p>0.013522</text:p>
          </table:table-cell>
          <table:table-cell office:value-type="float" office:value="0.009366" calcext:value-type="float">
            <text:p>0.009366</text:p>
          </table:table-cell>
        </table:table-row>
        <table:table-row table:style-name="ro1">
          <table:table-cell office:value-type="float" office:value="72800" calcext:value-type="float">
            <text:p>72800</text:p>
          </table:table-cell>
          <table:table-cell office:value-type="float" office:value="0.013534" calcext:value-type="float">
            <text:p>0.013534</text:p>
          </table:table-cell>
          <table:table-cell office:value-type="float" office:value="0.009227" calcext:value-type="float">
            <text:p>0.009227</text:p>
          </table:table-cell>
        </table:table-row>
        <table:table-row table:style-name="ro1">
          <table:table-cell office:value-type="float" office:value="72900" calcext:value-type="float">
            <text:p>72900</text:p>
          </table:table-cell>
          <table:table-cell office:value-type="float" office:value="0.013462" calcext:value-type="float">
            <text:p>0.013462</text:p>
          </table:table-cell>
          <table:table-cell office:value-type="float" office:value="0.009147" calcext:value-type="float">
            <text:p>0.009147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13553" calcext:value-type="float">
            <text:p>0.013553</text:p>
          </table:table-cell>
          <table:table-cell office:value-type="float" office:value="0.009332" calcext:value-type="float">
            <text:p>0.009332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9152" calcext:value-type="float">
            <text:p>0.009152</text:p>
          </table:table-cell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09155" calcext:value-type="float">
            <text:p>0.009155</text:p>
          </table:table-cell>
        </table:table-row>
        <table:table-row table:style-name="ro1">
          <table:table-cell office:value-type="float" office:value="73300" calcext:value-type="float">
            <text:p>73300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009252" calcext:value-type="float">
            <text:p>0.009252</text:p>
          </table:table-cell>
        </table:table-row>
        <table:table-row table:style-name="ro1">
          <table:table-cell office:value-type="float" office:value="73400" calcext:value-type="float">
            <text:p>73400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0.009347" calcext:value-type="float">
            <text:p>0.009347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13488" calcext:value-type="float">
            <text:p>0.013488</text:p>
          </table:table-cell>
          <table:table-cell office:value-type="float" office:value="0.009193" calcext:value-type="float">
            <text:p>0.009193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0.009229" calcext:value-type="float">
            <text:p>0.009229</text:p>
          </table:table-cell>
        </table:table-row>
        <table:table-row table:style-name="ro1">
          <table:table-cell office:value-type="float" office:value="73700" calcext:value-type="float">
            <text:p>73700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0.009345" calcext:value-type="float">
            <text:p>0.009345</text:p>
          </table:table-cell>
        </table:table-row>
        <table:table-row table:style-name="ro1">
          <table:table-cell office:value-type="float" office:value="73800" calcext:value-type="float">
            <text:p>73800</text:p>
          </table:table-cell>
          <table:table-cell office:value-type="float" office:value="0.013647" calcext:value-type="float">
            <text:p>0.013647</text:p>
          </table:table-cell>
          <table:table-cell office:value-type="float" office:value="0.009396" calcext:value-type="float">
            <text:p>0.009396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float" office:value="0.013685" calcext:value-type="float">
            <text:p>0.013685</text:p>
          </table:table-cell>
          <table:table-cell office:value-type="float" office:value="0.009398" calcext:value-type="float">
            <text:p>0.009398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13731" calcext:value-type="float">
            <text:p>0.013731</text:p>
          </table:table-cell>
          <table:table-cell office:value-type="float" office:value="0.009679" calcext:value-type="float">
            <text:p>0.009679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09579" calcext:value-type="float">
            <text:p>0.009579</text:p>
          </table:table-cell>
        </table:table-row>
        <table:table-row table:style-name="ro1">
          <table:table-cell office:value-type="float" office:value="74200" calcext:value-type="float">
            <text:p>74200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09515" calcext:value-type="float">
            <text:p>0.009515</text:p>
          </table:table-cell>
        </table:table-row>
        <table:table-row table:style-name="ro1">
          <table:table-cell office:value-type="float" office:value="74300" calcext:value-type="float">
            <text:p>74300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74400" calcext:value-type="float">
            <text:p>74400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09484" calcext:value-type="float">
            <text:p>0.009484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013841" calcext:value-type="float">
            <text:p>0.013841</text:p>
          </table:table-cell>
          <table:table-cell office:value-type="float" office:value="0.009484" calcext:value-type="float">
            <text:p>0.009484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0.013829" calcext:value-type="float">
            <text:p>0.013829</text:p>
          </table:table-cell>
          <table:table-cell office:value-type="float" office:value="0.009462" calcext:value-type="float">
            <text:p>0.009462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office:value-type="float" office:value="0.014092" calcext:value-type="float">
            <text:p>0.014092</text:p>
          </table:table-cell>
          <table:table-cell office:value-type="float" office:value="0.00957" calcext:value-type="float">
            <text:p>0.00957</text:p>
          </table:table-cell>
        </table:table-row>
        <table:table-row table:style-name="ro1">
          <table:table-cell office:value-type="float" office:value="74800" calcext:value-type="float">
            <text:p>74800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0.009497" calcext:value-type="float">
            <text:p>0.009497</text:p>
          </table:table-cell>
        </table:table-row>
        <table:table-row table:style-name="ro1">
          <table:table-cell office:value-type="float" office:value="74900" calcext:value-type="float">
            <text:p>74900</text:p>
          </table:table-cell>
          <table:table-cell office:value-type="float" office:value="0.013791" calcext:value-type="float">
            <text:p>0.013791</text:p>
          </table:table-cell>
          <table:table-cell office:value-type="float" office:value="0.009621" calcext:value-type="float">
            <text:p>0.00962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4078" calcext:value-type="float">
            <text:p>0.014078</text:p>
          </table:table-cell>
          <table:table-cell office:value-type="float" office:value="0.009552" calcext:value-type="float">
            <text:p>0.009552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0.013914" calcext:value-type="float">
            <text:p>0.013914</text:p>
          </table:table-cell>
          <table:table-cell office:value-type="float" office:value="0.009562" calcext:value-type="float">
            <text:p>0.009562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09557" calcext:value-type="float">
            <text:p>0.009557</text:p>
          </table:table-cell>
        </table:table-row>
        <table:table-row table:style-name="ro1">
          <table:table-cell office:value-type="float" office:value="75300" calcext:value-type="float">
            <text:p>75300</text:p>
          </table:table-cell>
          <table:table-cell office:value-type="float" office:value="0.013985" calcext:value-type="float">
            <text:p>0.013985</text:p>
          </table:table-cell>
          <table:table-cell office:value-type="float" office:value="0.009534" calcext:value-type="float">
            <text:p>0.009534</text:p>
          </table:table-cell>
        </table:table-row>
        <table:table-row table:style-name="ro1">
          <table:table-cell office:value-type="float" office:value="75400" calcext:value-type="float">
            <text:p>75400</text:p>
          </table:table-cell>
          <table:table-cell office:value-type="float" office:value="0.014032" calcext:value-type="float">
            <text:p>0.014032</text:p>
          </table:table-cell>
          <table:table-cell office:value-type="float" office:value="0.009562" calcext:value-type="float">
            <text:p>0.009562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014041" calcext:value-type="float">
            <text:p>0.014041</text:p>
          </table:table-cell>
          <table:table-cell office:value-type="float" office:value="0.009623" calcext:value-type="float">
            <text:p>0.009623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0.014071" calcext:value-type="float">
            <text:p>0.014071</text:p>
          </table:table-cell>
          <table:table-cell office:value-type="float" office:value="0.009715" calcext:value-type="float">
            <text:p>0.009715</text:p>
          </table:table-cell>
        </table:table-row>
        <table:table-row table:style-name="ro1">
          <table:table-cell office:value-type="float" office:value="75700" calcext:value-type="float">
            <text:p>75700</text:p>
          </table:table-cell>
          <table:table-cell office:value-type="float" office:value="0.014049" calcext:value-type="float">
            <text:p>0.014049</text:p>
          </table:table-cell>
          <table:table-cell office:value-type="float" office:value="0.009683" calcext:value-type="float">
            <text:p>0.009683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0.014109" calcext:value-type="float">
            <text:p>0.014109</text:p>
          </table:table-cell>
          <table:table-cell office:value-type="float" office:value="0.009722" calcext:value-type="float">
            <text:p>0.009722</text:p>
          </table:table-cell>
        </table:table-row>
        <table:table-row table:style-name="ro1">
          <table:table-cell office:value-type="float" office:value="75900" calcext:value-type="float">
            <text:p>75900</text:p>
          </table:table-cell>
          <table:table-cell office:value-type="float" office:value="0.014104" calcext:value-type="float">
            <text:p>0.014104</text:p>
          </table:table-cell>
          <table:table-cell office:value-type="float" office:value="0.009622" calcext:value-type="float">
            <text:p>0.009622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00977" calcext:value-type="float">
            <text:p>0.00977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0.014081" calcext:value-type="float">
            <text:p>0.014081</text:p>
          </table:table-cell>
          <table:table-cell office:value-type="float" office:value="0.009755" calcext:value-type="float">
            <text:p>0.009755</text:p>
          </table:table-cell>
        </table:table-row>
        <table:table-row table:style-name="ro1">
          <table:table-cell office:value-type="float" office:value="76200" calcext:value-type="float">
            <text:p>76200</text:p>
          </table:table-cell>
          <table:table-cell office:value-type="float" office:value="0.014199" calcext:value-type="float">
            <text:p>0.014199</text:p>
          </table:table-cell>
          <table:table-cell office:value-type="float" office:value="0.009772" calcext:value-type="float">
            <text:p>0.009772</text:p>
          </table:table-cell>
        </table:table-row>
        <table:table-row table:style-name="ro1">
          <table:table-cell office:value-type="float" office:value="76300" calcext:value-type="float">
            <text:p>76300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0.009736" calcext:value-type="float">
            <text:p>0.009736</text:p>
          </table:table-cell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float" office:value="0.014226" calcext:value-type="float">
            <text:p>0.014226</text:p>
          </table:table-cell>
          <table:table-cell office:value-type="float" office:value="0.009731" calcext:value-type="float">
            <text:p>0.009731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14274" calcext:value-type="float">
            <text:p>0.014274</text:p>
          </table:table-cell>
          <table:table-cell office:value-type="float" office:value="0.009858" calcext:value-type="float">
            <text:p>0.009858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009865" calcext:value-type="float">
            <text:p>0.009865</text:p>
          </table:table-cell>
        </table:table-row>
        <table:table-row table:style-name="ro1">
          <table:table-cell office:value-type="float" office:value="76700" calcext:value-type="float">
            <text:p>76700</text:p>
          </table:table-cell>
          <table:table-cell office:value-type="float" office:value="0.014266" calcext:value-type="float">
            <text:p>0.014266</text:p>
          </table:table-cell>
          <table:table-cell office:value-type="float" office:value="0.009772" calcext:value-type="float">
            <text:p>0.009772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0.009683" calcext:value-type="float">
            <text:p>0.009683</text:p>
          </table:table-cell>
        </table:table-row>
        <table:table-row table:style-name="ro1">
          <table:table-cell office:value-type="float" office:value="76900" calcext:value-type="float">
            <text:p>76900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.009756" calcext:value-type="float">
            <text:p>0.009756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14382" calcext:value-type="float">
            <text:p>0.014382</text:p>
          </table:table-cell>
          <table:table-cell office:value-type="float" office:value="0.009886" calcext:value-type="float">
            <text:p>0.009886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0.014248" calcext:value-type="float">
            <text:p>0.014248</text:p>
          </table:table-cell>
          <table:table-cell office:value-type="float" office:value="0.009764" calcext:value-type="float">
            <text:p>0.009764</text:p>
          </table:table-cell>
        </table:table-row>
        <table:table-row table:style-name="ro1">
          <table:table-cell office:value-type="float" office:value="77200" calcext:value-type="float">
            <text:p>7720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09694" calcext:value-type="float">
            <text:p>0.009694</text:p>
          </table:table-cell>
        </table:table-row>
        <table:table-row table:style-name="ro1">
          <table:table-cell office:value-type="float" office:value="77300" calcext:value-type="float">
            <text:p>77300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09705" calcext:value-type="float">
            <text:p>0.009705</text:p>
          </table:table-cell>
        </table:table-row>
        <table:table-row table:style-name="ro1">
          <table:table-cell office:value-type="float" office:value="77400" calcext:value-type="float">
            <text:p>77400</text:p>
          </table:table-cell>
          <table:table-cell office:value-type="float" office:value="0.014306" calcext:value-type="float">
            <text:p>0.014306</text:p>
          </table:table-cell>
          <table:table-cell office:value-type="float" office:value="0.009803" calcext:value-type="float">
            <text:p>0.009803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14326" calcext:value-type="float">
            <text:p>0.014326</text:p>
          </table:table-cell>
          <table:table-cell office:value-type="float" office:value="0.009825" calcext:value-type="float">
            <text:p>0.009825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0.014334" calcext:value-type="float">
            <text:p>0.014334</text:p>
          </table:table-cell>
          <table:table-cell office:value-type="float" office:value="0.009828" calcext:value-type="float">
            <text:p>0.009828</text:p>
          </table:table-cell>
        </table:table-row>
        <table:table-row table:style-name="ro1">
          <table:table-cell office:value-type="float" office:value="77700" calcext:value-type="float">
            <text:p>77700</text:p>
          </table:table-cell>
          <table:table-cell office:value-type="float" office:value="0.014355" calcext:value-type="float">
            <text:p>0.014355</text:p>
          </table:table-cell>
          <table:table-cell office:value-type="float" office:value="0.009923" calcext:value-type="float">
            <text:p>0.009923</text:p>
          </table:table-cell>
        </table:table-row>
        <table:table-row table:style-name="ro1">
          <table:table-cell office:value-type="float" office:value="77800" calcext:value-type="float">
            <text:p>77800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0.010665" calcext:value-type="float">
            <text:p>0.010665</text:p>
          </table:table-cell>
        </table:table-row>
        <table:table-row table:style-name="ro1">
          <table:table-cell office:value-type="float" office:value="77900" calcext:value-type="float">
            <text:p>77900</text:p>
          </table:table-cell>
          <table:table-cell office:value-type="float" office:value="0.015938" calcext:value-type="float">
            <text:p>0.015938</text:p>
          </table:table-cell>
          <table:table-cell office:value-type="float" office:value="0.009843" calcext:value-type="float">
            <text:p>0.009843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0.010196" calcext:value-type="float">
            <text:p>0.010196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0.014446" calcext:value-type="float">
            <text:p>0.014446</text:p>
          </table:table-cell>
          <table:table-cell office:value-type="float" office:value="0.009923" calcext:value-type="float">
            <text:p>0.009923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float" office:value="0.01458" calcext:value-type="float">
            <text:p>0.01458</text:p>
          </table:table-cell>
          <table:table-cell office:value-type="float" office:value="0.009894" calcext:value-type="float">
            <text:p>0.009894</text:p>
          </table:table-cell>
        </table:table-row>
        <table:table-row table:style-name="ro1">
          <table:table-cell office:value-type="float" office:value="78300" calcext:value-type="float">
            <text:p>78300</text:p>
          </table:table-cell>
          <table:table-cell office:value-type="float" office:value="0.014465" calcext:value-type="float">
            <text:p>0.014465</text:p>
          </table:table-cell>
          <table:table-cell office:value-type="float" office:value="0.00991" calcext:value-type="float">
            <text:p>0.00991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  <table:table-cell office:value-type="float" office:value="0.014472" calcext:value-type="float">
            <text:p>0.014472</text:p>
          </table:table-cell>
          <table:table-cell office:value-type="float" office:value="0.009903" calcext:value-type="float">
            <text:p>0.009903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014476" calcext:value-type="float">
            <text:p>0.014476</text:p>
          </table:table-cell>
          <table:table-cell office:value-type="float" office:value="0.009907" calcext:value-type="float">
            <text:p>0.009907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0.014534" calcext:value-type="float">
            <text:p>0.014534</text:p>
          </table:table-cell>
          <table:table-cell office:value-type="float" office:value="0.009965" calcext:value-type="float">
            <text:p>0.009965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0.014532" calcext:value-type="float">
            <text:p>0.014532</text:p>
          </table:table-cell>
          <table:table-cell office:value-type="float" office:value="0.009872" calcext:value-type="float">
            <text:p>0.009872</text:p>
          </table:table-cell>
        </table:table-row>
        <table:table-row table:style-name="ro1">
          <table:table-cell office:value-type="float" office:value="78800" calcext:value-type="float">
            <text:p>78800</text:p>
          </table:table-cell>
          <table:table-cell office:value-type="float" office:value="0.014539" calcext:value-type="float">
            <text:p>0.014539</text:p>
          </table:table-cell>
          <table:table-cell office:value-type="float" office:value="0.010142" calcext:value-type="float">
            <text:p>0.010142</text:p>
          </table:table-cell>
        </table:table-row>
        <table:table-row table:style-name="ro1">
          <table:table-cell office:value-type="float" office:value="78900" calcext:value-type="float">
            <text:p>78900</text:p>
          </table:table-cell>
          <table:table-cell office:value-type="float" office:value="0.014831" calcext:value-type="float">
            <text:p>0.014831</text:p>
          </table:table-cell>
          <table:table-cell office:value-type="float" office:value="0.010171" calcext:value-type="float">
            <text:p>0.01017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14752" calcext:value-type="float">
            <text:p>0.014752</text:p>
          </table:table-cell>
          <table:table-cell office:value-type="float" office:value="0.010166" calcext:value-type="float">
            <text:p>0.010166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0.014674" calcext:value-type="float">
            <text:p>0.014674</text:p>
          </table:table-cell>
          <table:table-cell office:value-type="float" office:value="0.010142" calcext:value-type="float">
            <text:p>0.01014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  <table:table-cell office:value-type="float" office:value="0.014633" calcext:value-type="float">
            <text:p>0.014633</text:p>
          </table:table-cell>
          <table:table-cell office:value-type="float" office:value="0.01005" calcext:value-type="float">
            <text:p>0.01005</text:p>
          </table:table-cell>
        </table:table-row>
        <table:table-row table:style-name="ro1">
          <table:table-cell office:value-type="float" office:value="79300" calcext:value-type="float">
            <text:p>79300</text:p>
          </table:table-cell>
          <table:table-cell office:value-type="float" office:value="0.014648" calcext:value-type="float">
            <text:p>0.014648</text:p>
          </table:table-cell>
          <table:table-cell office:value-type="float" office:value="0.010128" calcext:value-type="float">
            <text:p>0.010128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float" office:value="0.014657" calcext:value-type="float">
            <text:p>0.014657</text:p>
          </table:table-cell>
          <table:table-cell office:value-type="float" office:value="0.010093" calcext:value-type="float">
            <text:p>0.010093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0193" calcext:value-type="float">
            <text:p>0.010193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0.014812" calcext:value-type="float">
            <text:p>0.014812</text:p>
          </table:table-cell>
          <table:table-cell office:value-type="float" office:value="0.010222" calcext:value-type="float">
            <text:p>0.010222</text:p>
          </table:table-cell>
        </table:table-row>
        <table:table-row table:style-name="ro1">
          <table:table-cell office:value-type="float" office:value="79700" calcext:value-type="float">
            <text:p>79700</text:p>
          </table:table-cell>
          <table:table-cell office:value-type="float" office:value="0.014819" calcext:value-type="float">
            <text:p>0.014819</text:p>
          </table:table-cell>
          <table:table-cell office:value-type="float" office:value="0.010313" calcext:value-type="float">
            <text:p>0.010313</text:p>
          </table:table-cell>
        </table:table-row>
        <table:table-row table:style-name="ro1">
          <table:table-cell office:value-type="float" office:value="79800" calcext:value-type="float">
            <text:p>79800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79900" calcext:value-type="float">
            <text:p>79900</text:p>
          </table:table-cell>
          <table:table-cell office:value-type="float" office:value="0.014977" calcext:value-type="float">
            <text:p>0.014977</text:p>
          </table:table-cell>
          <table:table-cell office:value-type="float" office:value="0.010207" calcext:value-type="float">
            <text:p>0.01020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4857" calcext:value-type="float">
            <text:p>0.014857</text:p>
          </table:table-cell>
          <table:table-cell office:value-type="float" office:value="0.010355" calcext:value-type="float">
            <text:p>0.010355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0.014846" calcext:value-type="float">
            <text:p>0.014846</text:p>
          </table:table-cell>
          <table:table-cell office:value-type="float" office:value="0.010095" calcext:value-type="float">
            <text:p>0.010095</text:p>
          </table:table-cell>
        </table:table-row>
        <table:table-row table:style-name="ro1">
          <table:table-cell office:value-type="float" office:value="80200" calcext:value-type="float">
            <text:p>80200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0.010214" calcext:value-type="float">
            <text:p>0.010214</text:p>
          </table:table-cell>
        </table:table-row>
        <table:table-row table:style-name="ro1">
          <table:table-cell office:value-type="float" office:value="80300" calcext:value-type="float">
            <text:p>80300</text:p>
          </table:table-cell>
          <table:table-cell office:value-type="float" office:value="0.014812" calcext:value-type="float">
            <text:p>0.014812</text:p>
          </table:table-cell>
          <table:table-cell office:value-type="float" office:value="0.010129" calcext:value-type="float">
            <text:p>0.010129</text:p>
          </table:table-cell>
        </table:table-row>
        <table:table-row table:style-name="ro1">
          <table:table-cell office:value-type="float" office:value="80400" calcext:value-type="float">
            <text:p>80400</text:p>
          </table:table-cell>
          <table:table-cell office:value-type="float" office:value="0.014828" calcext:value-type="float">
            <text:p>0.014828</text:p>
          </table:table-cell>
          <table:table-cell office:value-type="float" office:value="0.010198" calcext:value-type="float">
            <text:p>0.010198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014845" calcext:value-type="float">
            <text:p>0.014845</text:p>
          </table:table-cell>
          <table:table-cell office:value-type="float" office:value="0.010199" calcext:value-type="float">
            <text:p>0.010199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0.01023" calcext:value-type="float">
            <text:p>0.01023</text:p>
          </table:table-cell>
        </table:table-row>
        <table:table-row table:style-name="ro1">
          <table:table-cell office:value-type="float" office:value="80700" calcext:value-type="float">
            <text:p>80700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0.010199" calcext:value-type="float">
            <text:p>0.010199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0.010268" calcext:value-type="float">
            <text:p>0.010268</text:p>
          </table:table-cell>
        </table:table-row>
        <table:table-row table:style-name="ro1">
          <table:table-cell office:value-type="float" office:value="80900" calcext:value-type="float">
            <text:p>80900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0.010242" calcext:value-type="float">
            <text:p>0.010242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0514" calcext:value-type="float">
            <text:p>0.010514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0.014975" calcext:value-type="float">
            <text:p>0.014975</text:p>
          </table:table-cell>
          <table:table-cell office:value-type="float" office:value="0.010321" calcext:value-type="float">
            <text:p>0.010321</text:p>
          </table:table-cell>
        </table:table-row>
        <table:table-row table:style-name="ro1">
          <table:table-cell office:value-type="float" office:value="81200" calcext:value-type="float">
            <text:p>81200</text:p>
          </table:table-cell>
          <table:table-cell office:value-type="float" office:value="0.014981" calcext:value-type="float">
            <text:p>0.014981</text:p>
          </table:table-cell>
          <table:table-cell office:value-type="float" office:value="0.01034" calcext:value-type="float">
            <text:p>0.01034</text:p>
          </table:table-cell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10246" calcext:value-type="float">
            <text:p>0.010246</text:p>
          </table:table-cell>
        </table:table-row>
        <table:table-row table:style-name="ro1">
          <table:table-cell office:value-type="float" office:value="81400" calcext:value-type="float">
            <text:p>81400</text:p>
          </table:table-cell>
          <table:table-cell office:value-type="float" office:value="0.014989" calcext:value-type="float">
            <text:p>0.014989</text:p>
          </table:table-cell>
          <table:table-cell office:value-type="float" office:value="0.010368" calcext:value-type="float">
            <text:p>0.010368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015001" calcext:value-type="float">
            <text:p>0.015001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0.015152" calcext:value-type="float">
            <text:p>0.015152</text:p>
          </table:table-cell>
          <table:table-cell office:value-type="float" office:value="0.01037" calcext:value-type="float">
            <text:p>0.01037</text:p>
          </table:table-cell>
        </table:table-row>
        <table:table-row table:style-name="ro1">
          <table:table-cell office:value-type="float" office:value="81700" calcext:value-type="float">
            <text:p>81700</text:p>
          </table:table-cell>
          <table:table-cell office:value-type="float" office:value="0.015315" calcext:value-type="float">
            <text:p>0.015315</text:p>
          </table:table-cell>
          <table:table-cell office:value-type="float" office:value="0.010373" calcext:value-type="float">
            <text:p>0.010373</text:p>
          </table:table-cell>
        </table:table-row>
        <table:table-row table:style-name="ro1">
          <table:table-cell office:value-type="float" office:value="81800" calcext:value-type="float">
            <text:p>81800</text:p>
          </table:table-cell>
          <table:table-cell office:value-type="float" office:value="0.015024" calcext:value-type="float">
            <text:p>0.015024</text:p>
          </table:table-cell>
          <table:table-cell office:value-type="float" office:value="0.010444" calcext:value-type="float">
            <text:p>0.010444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0.015132" calcext:value-type="float">
            <text:p>0.015132</text:p>
          </table:table-cell>
          <table:table-cell office:value-type="float" office:value="0.010452" calcext:value-type="float">
            <text:p>0.010452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15374" calcext:value-type="float">
            <text:p>0.015374</text:p>
          </table:table-cell>
          <table:table-cell office:value-type="float" office:value="0.010705" calcext:value-type="float">
            <text:p>0.010705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0.015123" calcext:value-type="float">
            <text:p>0.015123</text:p>
          </table:table-cell>
          <table:table-cell office:value-type="float" office:value="0.010359" calcext:value-type="float">
            <text:p>0.010359</text:p>
          </table:table-cell>
        </table:table-row>
        <table:table-row table:style-name="ro1">
          <table:table-cell office:value-type="float" office:value="82200" calcext:value-type="float">
            <text:p>82200</text:p>
          </table:table-cell>
          <table:table-cell office:value-type="float" office:value="0.015151" calcext:value-type="float">
            <text:p>0.015151</text:p>
          </table:table-cell>
          <table:table-cell office:value-type="float" office:value="0.010375" calcext:value-type="float">
            <text:p>0.010375</text:p>
          </table:table-cell>
        </table:table-row>
        <table:table-row table:style-name="ro1">
          <table:table-cell office:value-type="float" office:value="82300" calcext:value-type="float">
            <text:p>82300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0.010441" calcext:value-type="float">
            <text:p>0.010441</text:p>
          </table:table-cell>
        </table:table-row>
        <table:table-row table:style-name="ro1">
          <table:table-cell office:value-type="float" office:value="82400" calcext:value-type="float">
            <text:p>82400</text:p>
          </table:table-cell>
          <table:table-cell office:value-type="float" office:value="0.015208" calcext:value-type="float">
            <text:p>0.015208</text:p>
          </table:table-cell>
          <table:table-cell office:value-type="float" office:value="0.010536" calcext:value-type="float">
            <text:p>0.010536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056" calcext:value-type="float">
            <text:p>0.01056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0.010536" calcext:value-type="float">
            <text:p>0.010536</text:p>
          </table:table-cell>
        </table:table-row>
        <table:table-row table:style-name="ro1">
          <table:table-cell office:value-type="float" office:value="82700" calcext:value-type="float">
            <text:p>82700</text:p>
          </table:table-cell>
          <table:table-cell office:value-type="float" office:value="0.015288" calcext:value-type="float">
            <text:p>0.015288</text:p>
          </table:table-cell>
          <table:table-cell office:value-type="float" office:value="0.010464" calcext:value-type="float">
            <text:p>0.010464</text:p>
          </table:table-cell>
        </table:table-row>
        <table:table-row table:style-name="ro1">
          <table:table-cell office:value-type="float" office:value="82800" calcext:value-type="float">
            <text:p>82800</text:p>
          </table:table-cell>
          <table:table-cell office:value-type="float" office:value="0.015298" calcext:value-type="float">
            <text:p>0.015298</text:p>
          </table:table-cell>
          <table:table-cell office:value-type="float" office:value="0.010703" calcext:value-type="float">
            <text:p>0.010703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float" office:value="0.015333" calcext:value-type="float">
            <text:p>0.015333</text:p>
          </table:table-cell>
          <table:table-cell office:value-type="float" office:value="0.010567" calcext:value-type="float">
            <text:p>0.010567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.011031" calcext:value-type="float">
            <text:p>0.011031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0.015532" calcext:value-type="float">
            <text:p>0.015532</text:p>
          </table:table-cell>
          <table:table-cell office:value-type="float" office:value="0.010676" calcext:value-type="float">
            <text:p>0.010676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0.015514" calcext:value-type="float">
            <text:p>0.015514</text:p>
          </table:table-cell>
          <table:table-cell office:value-type="float" office:value="0.010872" calcext:value-type="float">
            <text:p>0.010872</text:p>
          </table:table-cell>
        </table:table-row>
        <table:table-row table:style-name="ro1">
          <table:table-cell office:value-type="float" office:value="83300" calcext:value-type="float">
            <text:p>83300</text:p>
          </table:table-cell>
          <table:table-cell office:value-type="float" office:value="0.015841" calcext:value-type="float">
            <text:p>0.015841</text:p>
          </table:table-cell>
          <table:table-cell office:value-type="float" office:value="0.010616" calcext:value-type="float">
            <text:p>0.010616</text:p>
          </table:table-cell>
        </table:table-row>
        <table:table-row table:style-name="ro1">
          <table:table-cell office:value-type="float" office:value="83400" calcext:value-type="float">
            <text:p>83400</text:p>
          </table:table-cell>
          <table:table-cell office:value-type="float" office:value="0.015445" calcext:value-type="float">
            <text:p>0.015445</text:p>
          </table:table-cell>
          <table:table-cell office:value-type="float" office:value="0.010652" calcext:value-type="float">
            <text:p>0.010652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0.015487" calcext:value-type="float">
            <text:p>0.015487</text:p>
          </table:table-cell>
          <table:table-cell office:value-type="float" office:value="0.01085" calcext:value-type="float">
            <text:p>0.01085</text:p>
          </table:table-cell>
        </table:table-row>
        <table:table-row table:style-name="ro1">
          <table:table-cell office:value-type="float" office:value="83700" calcext:value-type="float">
            <text:p>83700</text:p>
          </table:table-cell>
          <table:table-cell office:value-type="float" office:value="0.015537" calcext:value-type="float">
            <text:p>0.015537</text:p>
          </table:table-cell>
          <table:table-cell office:value-type="float" office:value="0.010642" calcext:value-type="float">
            <text:p>0.010642</text:p>
          </table:table-cell>
        </table:table-row>
        <table:table-row table:style-name="ro1">
          <table:table-cell office:value-type="float" office:value="83800" calcext:value-type="float">
            <text:p>83800</text:p>
          </table:table-cell>
          <table:table-cell office:value-type="float" office:value="0.015531" calcext:value-type="float">
            <text:p>0.015531</text:p>
          </table:table-cell>
          <table:table-cell office:value-type="float" office:value="0.010708" calcext:value-type="float">
            <text:p>0.010708</text:p>
          </table:table-cell>
        </table:table-row>
        <table:table-row table:style-name="ro1">
          <table:table-cell office:value-type="float" office:value="83900" calcext:value-type="float">
            <text:p>83900</text:p>
          </table:table-cell>
          <table:table-cell office:value-type="float" office:value="0.015564" calcext:value-type="float">
            <text:p>0.015564</text:p>
          </table:table-cell>
          <table:table-cell office:value-type="float" office:value="0.010646" calcext:value-type="float">
            <text:p>0.010646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.010741" calcext:value-type="float">
            <text:p>0.010741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0.015669" calcext:value-type="float">
            <text:p>0.015669</text:p>
          </table:table-cell>
          <table:table-cell office:value-type="float" office:value="0.010628" calcext:value-type="float">
            <text:p>0.010628</text:p>
          </table:table-cell>
        </table:table-row>
        <table:table-row table:style-name="ro1">
          <table:table-cell office:value-type="float" office:value="84200" calcext:value-type="float">
            <text:p>84200</text:p>
          </table:table-cell>
          <table:table-cell office:value-type="float" office:value="0.015657" calcext:value-type="float">
            <text:p>0.015657</text:p>
          </table:table-cell>
          <table:table-cell office:value-type="float" office:value="0.010769" calcext:value-type="float">
            <text:p>0.010769</text:p>
          </table:table-cell>
        </table:table-row>
        <table:table-row table:style-name="ro1">
          <table:table-cell office:value-type="float" office:value="84300" calcext:value-type="float">
            <text:p>84300</text:p>
          </table:table-cell>
          <table:table-cell office:value-type="float" office:value="0.015647" calcext:value-type="float">
            <text:p>0.015647</text:p>
          </table:table-cell>
          <table:table-cell office:value-type="float" office:value="0.010729" calcext:value-type="float">
            <text:p>0.010729</text:p>
          </table:table-cell>
        </table:table-row>
        <table:table-row table:style-name="ro1">
          <table:table-cell office:value-type="float" office:value="84400" calcext:value-type="float">
            <text:p>84400</text:p>
          </table:table-cell>
          <table:table-cell office:value-type="float" office:value="0.016012" calcext:value-type="float">
            <text:p>0.016012</text:p>
          </table:table-cell>
          <table:table-cell office:value-type="float" office:value="0.010707" calcext:value-type="float">
            <text:p>0.010707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015704" calcext:value-type="float">
            <text:p>0.015704</text:p>
          </table:table-cell>
          <table:table-cell office:value-type="float" office:value="0.010751" calcext:value-type="float">
            <text:p>0.010751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0.015752" calcext:value-type="float">
            <text:p>0.015752</text:p>
          </table:table-cell>
          <table:table-cell office:value-type="float" office:value="0.010798" calcext:value-type="float">
            <text:p>0.010798</text:p>
          </table:table-cell>
        </table:table-row>
        <table:table-row table:style-name="ro1">
          <table:table-cell office:value-type="float" office:value="84700" calcext:value-type="float">
            <text:p>84700</text:p>
          </table:table-cell>
          <table:table-cell office:value-type="float" office:value="0.015751" calcext:value-type="float">
            <text:p>0.015751</text:p>
          </table:table-cell>
          <table:table-cell office:value-type="float" office:value="0.010803" calcext:value-type="float">
            <text:p>0.010803</text:p>
          </table:table-cell>
        </table:table-row>
        <table:table-row table:style-name="ro1">
          <table:table-cell office:value-type="float" office:value="84800" calcext:value-type="float">
            <text:p>84800</text:p>
          </table:table-cell>
          <table:table-cell office:value-type="float" office:value="0.015769" calcext:value-type="float">
            <text:p>0.015769</text:p>
          </table:table-cell>
          <table:table-cell office:value-type="float" office:value="0.011088" calcext:value-type="float">
            <text:p>0.011088</text:p>
          </table:table-cell>
        </table:table-row>
        <table:table-row table:style-name="ro1">
          <table:table-cell office:value-type="float" office:value="84900" calcext:value-type="float">
            <text:p>84900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0803" calcext:value-type="float">
            <text:p>0.010803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11397" calcext:value-type="float">
            <text:p>0.011397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0.015968" calcext:value-type="float">
            <text:p>0.015968</text:p>
          </table:table-cell>
          <table:table-cell office:value-type="float" office:value="0.010925" calcext:value-type="float">
            <text:p>0.010925</text:p>
          </table:table-cell>
        </table:table-row>
        <table:table-row table:style-name="ro1">
          <table:table-cell office:value-type="float" office:value="85200" calcext:value-type="float">
            <text:p>85200</text:p>
          </table:table-cell>
          <table:table-cell office:value-type="float" office:value="0.015984" calcext:value-type="float">
            <text:p>0.015984</text:p>
          </table:table-cell>
          <table:table-cell office:value-type="float" office:value="0.010975" calcext:value-type="float">
            <text:p>0.010975</text:p>
          </table:table-cell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float" office:value="0.016093" calcext:value-type="float">
            <text:p>0.016093</text:p>
          </table:table-cell>
          <table:table-cell office:value-type="float" office:value="0.010857" calcext:value-type="float">
            <text:p>0.010857</text:p>
          </table:table-cell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float" office:value="0.015886" calcext:value-type="float">
            <text:p>0.015886</text:p>
          </table:table-cell>
          <table:table-cell office:value-type="float" office:value="0.010895" calcext:value-type="float">
            <text:p>0.01089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15898" calcext:value-type="float">
            <text:p>0.015898</text:p>
          </table:table-cell>
          <table:table-cell office:value-type="float" office:value="0.011018" calcext:value-type="float">
            <text:p>0.011018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0.015929" calcext:value-type="float">
            <text:p>0.015929</text:p>
          </table:table-cell>
          <table:table-cell office:value-type="float" office:value="0.010957" calcext:value-type="float">
            <text:p>0.010957</text:p>
          </table:table-cell>
        </table:table-row>
        <table:table-row table:style-name="ro1">
          <table:table-cell office:value-type="float" office:value="85700" calcext:value-type="float">
            <text:p>85700</text:p>
          </table:table-cell>
          <table:table-cell office:value-type="float" office:value="0.015974" calcext:value-type="float">
            <text:p>0.015974</text:p>
          </table:table-cell>
          <table:table-cell office:value-type="float" office:value="0.01103" calcext:value-type="float">
            <text:p>0.01103</text:p>
          </table:table-cell>
        </table:table-row>
        <table:table-row table:style-name="ro1">
          <table:table-cell office:value-type="float" office:value="85800" calcext:value-type="float">
            <text:p>85800</text:p>
          </table:table-cell>
          <table:table-cell office:value-type="float" office:value="0.015992" calcext:value-type="float">
            <text:p>0.015992</text:p>
          </table:table-cell>
          <table:table-cell office:value-type="float" office:value="0.010844" calcext:value-type="float">
            <text:p>0.010844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0944" calcext:value-type="float">
            <text:p>0.010944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16199" calcext:value-type="float">
            <text:p>0.016199</text:p>
          </table:table-cell>
          <table:table-cell office:value-type="float" office:value="0.011326" calcext:value-type="float">
            <text:p>0.011326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0.010949" calcext:value-type="float">
            <text:p>0.010949</text:p>
          </table:table-cell>
        </table:table-row>
        <table:table-row table:style-name="ro1">
          <table:table-cell office:value-type="float" office:value="86200" calcext:value-type="float">
            <text:p>86200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0986" calcext:value-type="float">
            <text:p>0.010986</text:p>
          </table:table-cell>
        </table:table-row>
        <table:table-row table:style-name="ro1">
          <table:table-cell office:value-type="float" office:value="86300" calcext:value-type="float">
            <text:p>86300</text:p>
          </table:table-cell>
          <table:table-cell office:value-type="float" office:value="0.016085" calcext:value-type="float">
            <text:p>0.016085</text:p>
          </table:table-cell>
          <table:table-cell office:value-type="float" office:value="0.011031" calcext:value-type="float">
            <text:p>0.011031</text:p>
          </table:table-cell>
        </table:table-row>
        <table:table-row table:style-name="ro1">
          <table:table-cell office:value-type="float" office:value="86400" calcext:value-type="float">
            <text:p>86400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11387" calcext:value-type="float">
            <text:p>0.011387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016246" calcext:value-type="float">
            <text:p>0.016246</text:p>
          </table:table-cell>
          <table:table-cell office:value-type="float" office:value="0.011111" calcext:value-type="float">
            <text:p>0.011111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0.016243" calcext:value-type="float">
            <text:p>0.016243</text:p>
          </table:table-cell>
          <table:table-cell office:value-type="float" office:value="0.011265" calcext:value-type="float">
            <text:p>0.011265</text:p>
          </table:table-cell>
        </table:table-row>
        <table:table-row table:style-name="ro1">
          <table:table-cell office:value-type="float" office:value="86700" calcext:value-type="float">
            <text:p>86700</text:p>
          </table:table-cell>
          <table:table-cell office:value-type="float" office:value="0.016292" calcext:value-type="float">
            <text:p>0.016292</text:p>
          </table:table-cell>
          <table:table-cell office:value-type="float" office:value="0.011213" calcext:value-type="float">
            <text:p>0.011213</text:p>
          </table:table-cell>
        </table:table-row>
        <table:table-row table:style-name="ro1">
          <table:table-cell office:value-type="float" office:value="86800" calcext:value-type="float">
            <text:p>86800</text:p>
          </table:table-cell>
          <table:table-cell office:value-type="float" office:value="0.016334" calcext:value-type="float">
            <text:p>0.016334</text:p>
          </table:table-cell>
          <table:table-cell office:value-type="float" office:value="0.011408" calcext:value-type="float">
            <text:p>0.011408</text:p>
          </table:table-cell>
        </table:table-row>
        <table:table-row table:style-name="ro1">
          <table:table-cell office:value-type="float" office:value="86900" calcext:value-type="float">
            <text:p>86900</text:p>
          </table:table-cell>
          <table:table-cell office:value-type="float" office:value="0.016327" calcext:value-type="float">
            <text:p>0.016327</text:p>
          </table:table-cell>
          <table:table-cell office:value-type="float" office:value="0.011231" calcext:value-type="float">
            <text:p>0.011231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011657" calcext:value-type="float">
            <text:p>0.011657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0.016286" calcext:value-type="float">
            <text:p>0.016286</text:p>
          </table:table-cell>
          <table:table-cell office:value-type="float" office:value="0.011059" calcext:value-type="float">
            <text:p>0.011059</text:p>
          </table:table-cell>
        </table:table-row>
        <table:table-row table:style-name="ro1">
          <table:table-cell office:value-type="float" office:value="87200" calcext:value-type="float">
            <text:p>87200</text:p>
          </table:table-cell>
          <table:table-cell office:value-type="float" office:value="0.016392" calcext:value-type="float">
            <text:p>0.016392</text:p>
          </table:table-cell>
          <table:table-cell office:value-type="float" office:value="0.011319" calcext:value-type="float">
            <text:p>0.011319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  <table:table-cell office:value-type="float" office:value="0.016412" calcext:value-type="float">
            <text:p>0.016412</text:p>
          </table:table-cell>
          <table:table-cell office:value-type="float" office:value="0.011262" calcext:value-type="float">
            <text:p>0.011262</text:p>
          </table:table-cell>
        </table:table-row>
        <table:table-row table:style-name="ro1">
          <table:table-cell office:value-type="float" office:value="87400" calcext:value-type="float">
            <text:p>87400</text:p>
          </table:table-cell>
          <table:table-cell office:value-type="float" office:value="0.016439" calcext:value-type="float">
            <text:p>0.016439</text:p>
          </table:table-cell>
          <table:table-cell office:value-type="float" office:value="0.011284" calcext:value-type="float">
            <text:p>0.011284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16437" calcext:value-type="float">
            <text:p>0.016437</text:p>
          </table:table-cell>
          <table:table-cell office:value-type="float" office:value="0.011327" calcext:value-type="float">
            <text:p>0.011327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0.016475" calcext:value-type="float">
            <text:p>0.016475</text:p>
          </table:table-cell>
          <table:table-cell office:value-type="float" office:value="0.011342" calcext:value-type="float">
            <text:p>0.011342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1395" calcext:value-type="float">
            <text:p>0.011395</text:p>
          </table:table-cell>
        </table:table-row>
        <table:table-row table:style-name="ro1">
          <table:table-cell office:value-type="float" office:value="87800" calcext:value-type="float">
            <text:p>87800</text:p>
          </table:table-cell>
          <table:table-cell office:value-type="float" office:value="0.016519" calcext:value-type="float">
            <text:p>0.016519</text:p>
          </table:table-cell>
          <table:table-cell office:value-type="float" office:value="0.011352" calcext:value-type="float">
            <text:p>0.011352</text:p>
          </table:table-cell>
        </table:table-row>
        <table:table-row table:style-name="ro1">
          <table:table-cell office:value-type="float" office:value="87900" calcext:value-type="float">
            <text:p>87900</text:p>
          </table:table-cell>
          <table:table-cell office:value-type="float" office:value="0.016533" calcext:value-type="float">
            <text:p>0.016533</text:p>
          </table:table-cell>
          <table:table-cell office:value-type="float" office:value="0.011609" calcext:value-type="float">
            <text:p>0.011609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16744" calcext:value-type="float">
            <text:p>0.016744</text:p>
          </table:table-cell>
          <table:table-cell office:value-type="float" office:value="0.011421" calcext:value-type="float">
            <text:p>0.011421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0.016465" calcext:value-type="float">
            <text:p>0.016465</text:p>
          </table:table-cell>
          <table:table-cell office:value-type="float" office:value="0.011273" calcext:value-type="float">
            <text:p>0.011273</text:p>
          </table:table-cell>
        </table:table-row>
        <table:table-row table:style-name="ro1">
          <table:table-cell office:value-type="float" office:value="88200" calcext:value-type="float">
            <text:p>88200</text:p>
          </table:table-cell>
          <table:table-cell office:value-type="float" office:value="0.016442" calcext:value-type="float">
            <text:p>0.016442</text:p>
          </table:table-cell>
          <table:table-cell office:value-type="float" office:value="0.011641" calcext:value-type="float">
            <text:p>0.011641</text:p>
          </table:table-cell>
        </table:table-row>
        <table:table-row table:style-name="ro1">
          <table:table-cell office:value-type="float" office:value="88300" calcext:value-type="float">
            <text:p>88300</text:p>
          </table:table-cell>
          <table:table-cell office:value-type="float" office:value="0.016474" calcext:value-type="float">
            <text:p>0.016474</text:p>
          </table:table-cell>
          <table:table-cell office:value-type="float" office:value="0.011204" calcext:value-type="float">
            <text:p>0.011204</text:p>
          </table:table-cell>
        </table:table-row>
        <table:table-row table:style-name="ro1">
          <table:table-cell office:value-type="float" office:value="88400" calcext:value-type="float">
            <text:p>88400</text:p>
          </table:table-cell>
          <table:table-cell office:value-type="float" office:value="0.016481" calcext:value-type="float">
            <text:p>0.016481</text:p>
          </table:table-cell>
          <table:table-cell office:value-type="float" office:value="0.011389" calcext:value-type="float">
            <text:p>0.011389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11355" calcext:value-type="float">
            <text:p>0.011355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0.016639" calcext:value-type="float">
            <text:p>0.016639</text:p>
          </table:table-cell>
          <table:table-cell office:value-type="float" office:value="0.011469" calcext:value-type="float">
            <text:p>0.011469</text:p>
          </table:table-cell>
        </table:table-row>
        <table:table-row table:style-name="ro1">
          <table:table-cell office:value-type="float" office:value="88700" calcext:value-type="float">
            <text:p>88700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11407" calcext:value-type="float">
            <text:p>0.011407</text:p>
          </table:table-cell>
        </table:table-row>
        <table:table-row table:style-name="ro1">
          <table:table-cell office:value-type="float" office:value="88800" calcext:value-type="float">
            <text:p>88800</text:p>
          </table:table-cell>
          <table:table-cell office:value-type="float" office:value="0.016686" calcext:value-type="float">
            <text:p>0.016686</text:p>
          </table:table-cell>
          <table:table-cell office:value-type="float" office:value="0.011487" calcext:value-type="float">
            <text:p>0.011487</text:p>
          </table:table-cell>
        </table:table-row>
        <table:table-row table:style-name="ro1">
          <table:table-cell office:value-type="float" office:value="88900" calcext:value-type="float">
            <text:p>88900</text:p>
          </table:table-cell>
          <table:table-cell office:value-type="float" office:value="0.016699" calcext:value-type="float">
            <text:p>0.016699</text:p>
          </table:table-cell>
          <table:table-cell office:value-type="float" office:value="0.011379" calcext:value-type="float">
            <text:p>0.011379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16853" calcext:value-type="float">
            <text:p>0.016853</text:p>
          </table:table-cell>
          <table:table-cell office:value-type="float" office:value="0.011396" calcext:value-type="float">
            <text:p>0.011396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0.020039" calcext:value-type="float">
            <text:p>0.020039</text:p>
          </table:table-cell>
          <table:table-cell office:value-type="float" office:value="0.011364" calcext:value-type="float">
            <text:p>0.011364</text:p>
          </table:table-cell>
        </table:table-row>
        <table:table-row table:style-name="ro1">
          <table:table-cell office:value-type="float" office:value="89200" calcext:value-type="float">
            <text:p>89200</text:p>
          </table:table-cell>
          <table:table-cell office:value-type="float" office:value="0.016611" calcext:value-type="float">
            <text:p>0.016611</text:p>
          </table:table-cell>
          <table:table-cell office:value-type="float" office:value="0.011342" calcext:value-type="float">
            <text:p>0.011342</text:p>
          </table:table-cell>
        </table:table-row>
        <table:table-row table:style-name="ro1">
          <table:table-cell office:value-type="float" office:value="89300" calcext:value-type="float">
            <text:p>89300</text:p>
          </table:table-cell>
          <table:table-cell office:value-type="float" office:value="0.016669" calcext:value-type="float">
            <text:p>0.016669</text:p>
          </table:table-cell>
          <table:table-cell office:value-type="float" office:value="0.011577" calcext:value-type="float">
            <text:p>0.011577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0.016648" calcext:value-type="float">
            <text:p>0.016648</text:p>
          </table:table-cell>
          <table:table-cell office:value-type="float" office:value="0.011597" calcext:value-type="float">
            <text:p>0.011597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016822" calcext:value-type="float">
            <text:p>0.016822</text:p>
          </table:table-cell>
          <table:table-cell office:value-type="float" office:value="0.011646" calcext:value-type="float">
            <text:p>0.011646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0.016804" calcext:value-type="float">
            <text:p>0.016804</text:p>
          </table:table-cell>
          <table:table-cell office:value-type="float" office:value="0.011584" calcext:value-type="float">
            <text:p>0.011584</text:p>
          </table:table-cell>
        </table:table-row>
        <table:table-row table:style-name="ro1">
          <table:table-cell office:value-type="float" office:value="89700" calcext:value-type="float">
            <text:p>89700</text:p>
          </table:table-cell>
          <table:table-cell office:value-type="float" office:value="0.016871" calcext:value-type="float">
            <text:p>0.016871</text:p>
          </table:table-cell>
          <table:table-cell office:value-type="float" office:value="0.011582" calcext:value-type="float">
            <text:p>0.011582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float" office:value="0.016848" calcext:value-type="float">
            <text:p>0.016848</text:p>
          </table:table-cell>
          <table:table-cell office:value-type="float" office:value="0.01165" calcext:value-type="float">
            <text:p>0.01165</text:p>
          </table:table-cell>
        </table:table-row>
        <table:table-row table:style-name="ro1">
          <table:table-cell office:value-type="float" office:value="89900" calcext:value-type="float">
            <text:p>89900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1574" calcext:value-type="float">
            <text:p>0.01157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6856" calcext:value-type="float">
            <text:p>0.016856</text:p>
          </table:table-cell>
          <table:table-cell office:value-type="float" office:value="0.011754" calcext:value-type="float">
            <text:p>0.011754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154" calcext:value-type="float">
            <text:p>0.01154</text:p>
          </table:table-cell>
        </table:table-row>
        <table:table-row table:style-name="ro1">
          <table:table-cell office:value-type="float" office:value="90200" calcext:value-type="float">
            <text:p>90200</text:p>
          </table:table-cell>
          <table:table-cell office:value-type="float" office:value="0.016792" calcext:value-type="float">
            <text:p>0.016792</text:p>
          </table:table-cell>
          <table:table-cell office:value-type="float" office:value="0.011607" calcext:value-type="float">
            <text:p>0.011607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0.016797" calcext:value-type="float">
            <text:p>0.016797</text:p>
          </table:table-cell>
          <table:table-cell office:value-type="float" office:value="0.011675" calcext:value-type="float">
            <text:p>0.011675</text:p>
          </table:table-cell>
        </table:table-row>
        <table:table-row table:style-name="ro1">
          <table:table-cell office:value-type="float" office:value="90400" calcext:value-type="float">
            <text:p>90400</text:p>
          </table:table-cell>
          <table:table-cell office:value-type="float" office:value="0.016814" calcext:value-type="float">
            <text:p>0.016814</text:p>
          </table:table-cell>
          <table:table-cell office:value-type="float" office:value="0.011558" calcext:value-type="float">
            <text:p>0.011558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016835" calcext:value-type="float">
            <text:p>0.016835</text:p>
          </table:table-cell>
          <table:table-cell office:value-type="float" office:value="0.011728" calcext:value-type="float">
            <text:p>0.011728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0.016866" calcext:value-type="float">
            <text:p>0.016866</text:p>
          </table:table-cell>
          <table:table-cell office:value-type="float" office:value="0.011595" calcext:value-type="float">
            <text:p>0.011595</text:p>
          </table:table-cell>
        </table:table-row>
        <table:table-row table:style-name="ro1">
          <table:table-cell office:value-type="float" office:value="90700" calcext:value-type="float">
            <text:p>90700</text:p>
          </table:table-cell>
          <table:table-cell office:value-type="float" office:value="0.016887" calcext:value-type="float">
            <text:p>0.016887</text:p>
          </table:table-cell>
          <table:table-cell office:value-type="float" office:value="0.011585" calcext:value-type="float">
            <text:p>0.011585</text:p>
          </table:table-cell>
        </table:table-row>
        <table:table-row table:style-name="ro1">
          <table:table-cell office:value-type="float" office:value="90800" calcext:value-type="float">
            <text:p>90800</text:p>
          </table:table-cell>
          <table:table-cell office:value-type="float" office:value="0.017022" calcext:value-type="float">
            <text:p>0.017022</text:p>
          </table:table-cell>
          <table:table-cell office:value-type="float" office:value="0.011802" calcext:value-type="float">
            <text:p>0.011802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1607" calcext:value-type="float">
            <text:p>0.011607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11943" calcext:value-type="float">
            <text:p>0.011943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0.017093" calcext:value-type="float">
            <text:p>0.017093</text:p>
          </table:table-cell>
          <table:table-cell office:value-type="float" office:value="0.011969" calcext:value-type="float">
            <text:p>0.011969</text:p>
          </table:table-cell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float" office:value="0.017124" calcext:value-type="float">
            <text:p>0.017124</text:p>
          </table:table-cell>
          <table:table-cell office:value-type="float" office:value="0.011782" calcext:value-type="float">
            <text:p>0.011782</text:p>
          </table:table-cell>
        </table:table-row>
        <table:table-row table:style-name="ro1">
          <table:table-cell office:value-type="float" office:value="91300" calcext:value-type="float">
            <text:p>91300</text:p>
          </table:table-cell>
          <table:table-cell office:value-type="float" office:value="0.017154" calcext:value-type="float">
            <text:p>0.017154</text:p>
          </table:table-cell>
          <table:table-cell office:value-type="float" office:value="0.011977" calcext:value-type="float">
            <text:p>0.011977</text:p>
          </table:table-cell>
        </table:table-row>
        <table:table-row table:style-name="ro1">
          <table:table-cell office:value-type="float" office:value="91400" calcext:value-type="float">
            <text:p>91400</text:p>
          </table:table-cell>
          <table:table-cell office:value-type="float" office:value="0.017166" calcext:value-type="float">
            <text:p>0.017166</text:p>
          </table:table-cell>
          <table:table-cell office:value-type="float" office:value="0.011808" calcext:value-type="float">
            <text:p>0.011808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017218" calcext:value-type="float">
            <text:p>0.017218</text:p>
          </table:table-cell>
          <table:table-cell office:value-type="float" office:value="0.011846" calcext:value-type="float">
            <text:p>0.011846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0.017199" calcext:value-type="float">
            <text:p>0.017199</text:p>
          </table:table-cell>
          <table:table-cell office:value-type="float" office:value="0.011857" calcext:value-type="float">
            <text:p>0.011857</text:p>
          </table:table-cell>
        </table:table-row>
        <table:table-row table:style-name="ro1">
          <table:table-cell office:value-type="float" office:value="91700" calcext:value-type="float">
            <text:p>91700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1822" calcext:value-type="float">
            <text:p>0.011822</text:p>
          </table:table-cell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float" office:value="0.017258" calcext:value-type="float">
            <text:p>0.017258</text:p>
          </table:table-cell>
          <table:table-cell office:value-type="float" office:value="0.011741" calcext:value-type="float">
            <text:p>0.011741</text:p>
          </table:table-cell>
        </table:table-row>
        <table:table-row table:style-name="ro1">
          <table:table-cell office:value-type="float" office:value="91900" calcext:value-type="float">
            <text:p>91900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2079" calcext:value-type="float">
            <text:p>0.01207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17449" calcext:value-type="float">
            <text:p>0.017449</text:p>
          </table:table-cell>
          <table:table-cell office:value-type="float" office:value="0.011899" calcext:value-type="float">
            <text:p>0.011899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0.017224" calcext:value-type="float">
            <text:p>0.017224</text:p>
          </table:table-cell>
          <table:table-cell office:value-type="float" office:value="0.01198" calcext:value-type="float">
            <text:p>0.01198</text:p>
          </table:table-cell>
        </table:table-row>
        <table:table-row table:style-name="ro1">
          <table:table-cell office:value-type="float" office:value="92200" calcext:value-type="float">
            <text:p>92200</text:p>
          </table:table-cell>
          <table:table-cell office:value-type="float" office:value="0.017194" calcext:value-type="float">
            <text:p>0.017194</text:p>
          </table:table-cell>
          <table:table-cell office:value-type="float" office:value="0.011737" calcext:value-type="float">
            <text:p>0.011737</text:p>
          </table:table-cell>
        </table:table-row>
        <table:table-row table:style-name="ro1">
          <table:table-cell office:value-type="float" office:value="92300" calcext:value-type="float">
            <text:p>92300</text:p>
          </table:table-cell>
          <table:table-cell office:value-type="float" office:value="0.017201" calcext:value-type="float">
            <text:p>0.017201</text:p>
          </table:table-cell>
          <table:table-cell office:value-type="float" office:value="0.01182" calcext:value-type="float">
            <text:p>0.01182</text:p>
          </table:table-cell>
        </table:table-row>
        <table:table-row table:style-name="ro1">
          <table:table-cell office:value-type="float" office:value="92400" calcext:value-type="float">
            <text:p>92400</text:p>
          </table:table-cell>
          <table:table-cell office:value-type="float" office:value="0.017371" calcext:value-type="float">
            <text:p>0.017371</text:p>
          </table:table-cell>
          <table:table-cell office:value-type="float" office:value="0.011954" calcext:value-type="float">
            <text:p>0.01195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012029" calcext:value-type="float">
            <text:p>0.012029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0.017308" calcext:value-type="float">
            <text:p>0.017308</text:p>
          </table:table-cell>
          <table:table-cell office:value-type="float" office:value="0.011838" calcext:value-type="float">
            <text:p>0.011838</text:p>
          </table:table-cell>
        </table:table-row>
        <table:table-row table:style-name="ro1">
          <table:table-cell office:value-type="float" office:value="92700" calcext:value-type="float">
            <text:p>92700</text:p>
          </table:table-cell>
          <table:table-cell office:value-type="float" office:value="0.017295" calcext:value-type="float">
            <text:p>0.017295</text:p>
          </table:table-cell>
          <table:table-cell office:value-type="float" office:value="0.01179" calcext:value-type="float">
            <text:p>0.01179</text:p>
          </table:table-cell>
        </table:table-row>
        <table:table-row table:style-name="ro1">
          <table:table-cell office:value-type="float" office:value="92800" calcext:value-type="float">
            <text:p>92800</text:p>
          </table:table-cell>
          <table:table-cell office:value-type="float" office:value="0.017295" calcext:value-type="float">
            <text:p>0.017295</text:p>
          </table:table-cell>
          <table:table-cell office:value-type="float" office:value="0.011878" calcext:value-type="float">
            <text:p>0.011878</text:p>
          </table:table-cell>
        </table:table-row>
        <table:table-row table:style-name="ro1">
          <table:table-cell office:value-type="float" office:value="92900" calcext:value-type="float">
            <text:p>92900</text:p>
          </table:table-cell>
          <table:table-cell office:value-type="float" office:value="0.017317" calcext:value-type="float">
            <text:p>0.017317</text:p>
          </table:table-cell>
          <table:table-cell office:value-type="float" office:value="0.011925" calcext:value-type="float">
            <text:p>0.0119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17612" calcext:value-type="float">
            <text:p>0.017612</text:p>
          </table:table-cell>
          <table:table-cell office:value-type="float" office:value="0.012021" calcext:value-type="float">
            <text:p>0.012021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0.017502" calcext:value-type="float">
            <text:p>0.017502</text:p>
          </table:table-cell>
          <table:table-cell office:value-type="float" office:value="0.011979" calcext:value-type="float">
            <text:p>0.011979</text:p>
          </table:table-cell>
        </table:table-row>
        <table:table-row table:style-name="ro1">
          <table:table-cell office:value-type="float" office:value="93200" calcext:value-type="float">
            <text:p>93200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.012049" calcext:value-type="float">
            <text:p>0.012049</text:p>
          </table:table-cell>
        </table:table-row>
        <table:table-row table:style-name="ro1">
          <table:table-cell office:value-type="float" office:value="93300" calcext:value-type="float">
            <text:p>93300</text:p>
          </table:table-cell>
          <table:table-cell office:value-type="float" office:value="0.017426" calcext:value-type="float">
            <text:p>0.017426</text:p>
          </table:table-cell>
          <table:table-cell office:value-type="float" office:value="0.012021" calcext:value-type="float">
            <text:p>0.012021</text:p>
          </table:table-cell>
        </table:table-row>
        <table:table-row table:style-name="ro1">
          <table:table-cell office:value-type="float" office:value="93400" calcext:value-type="float">
            <text:p>93400</text:p>
          </table:table-cell>
          <table:table-cell office:value-type="float" office:value="0.017438" calcext:value-type="float">
            <text:p>0.017438</text:p>
          </table:table-cell>
          <table:table-cell office:value-type="float" office:value="0.012116" calcext:value-type="float">
            <text:p>0.012116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017433" calcext:value-type="float">
            <text:p>0.017433</text:p>
          </table:table-cell>
          <table:table-cell office:value-type="float" office:value="0.012014" calcext:value-type="float">
            <text:p>0.012014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0.017475" calcext:value-type="float">
            <text:p>0.017475</text:p>
          </table:table-cell>
          <table:table-cell office:value-type="float" office:value="0.012192" calcext:value-type="float">
            <text:p>0.012192</text:p>
          </table:table-cell>
        </table:table-row>
        <table:table-row table:style-name="ro1">
          <table:table-cell office:value-type="float" office:value="93700" calcext:value-type="float">
            <text:p>93700</text:p>
          </table:table-cell>
          <table:table-cell office:value-type="float" office:value="0.017544" calcext:value-type="float">
            <text:p>0.017544</text:p>
          </table:table-cell>
          <table:table-cell office:value-type="float" office:value="0.01212" calcext:value-type="float">
            <text:p>0.01212</text:p>
          </table:table-cell>
        </table:table-row>
        <table:table-row table:style-name="ro1">
          <table:table-cell office:value-type="float" office:value="93800" calcext:value-type="float">
            <text:p>93800</text:p>
          </table:table-cell>
          <table:table-cell office:value-type="float" office:value="0.017689" calcext:value-type="float">
            <text:p>0.017689</text:p>
          </table:table-cell>
          <table:table-cell office:value-type="float" office:value="0.012259" calcext:value-type="float">
            <text:p>0.012259</text:p>
          </table:table-cell>
        </table:table-row>
        <table:table-row table:style-name="ro1">
          <table:table-cell office:value-type="float" office:value="93900" calcext:value-type="float">
            <text:p>93900</text:p>
          </table:table-cell>
          <table:table-cell office:value-type="float" office:value="0.017656" calcext:value-type="float">
            <text:p>0.017656</text:p>
          </table:table-cell>
          <table:table-cell office:value-type="float" office:value="0.012332" calcext:value-type="float">
            <text:p>0.01233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17681" calcext:value-type="float">
            <text:p>0.017681</text:p>
          </table:table-cell>
          <table:table-cell office:value-type="float" office:value="0.012204" calcext:value-type="float">
            <text:p>0.012204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0.017589" calcext:value-type="float">
            <text:p>0.017589</text:p>
          </table:table-cell>
          <table:table-cell office:value-type="float" office:value="0.012105" calcext:value-type="float">
            <text:p>0.012105</text:p>
          </table:table-cell>
        </table:table-row>
        <table:table-row table:style-name="ro1">
          <table:table-cell office:value-type="float" office:value="94200" calcext:value-type="float">
            <text:p>94200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12125" calcext:value-type="float">
            <text:p>0.012125</text:p>
          </table:table-cell>
        </table:table-row>
        <table:table-row table:style-name="ro1">
          <table:table-cell office:value-type="float" office:value="94300" calcext:value-type="float">
            <text:p>94300</text:p>
          </table:table-cell>
          <table:table-cell office:value-type="float" office:value="0.017563" calcext:value-type="float">
            <text:p>0.017563</text:p>
          </table:table-cell>
          <table:table-cell office:value-type="float" office:value="0.012161" calcext:value-type="float">
            <text:p>0.012161</text:p>
          </table:table-cell>
        </table:table-row>
        <table:table-row table:style-name="ro1">
          <table:table-cell office:value-type="float" office:value="94400" calcext:value-type="float">
            <text:p>94400</text:p>
          </table:table-cell>
          <table:table-cell office:value-type="float" office:value="0.017576" calcext:value-type="float">
            <text:p>0.017576</text:p>
          </table:table-cell>
          <table:table-cell office:value-type="float" office:value="0.012181" calcext:value-type="float">
            <text:p>0.012181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017628" calcext:value-type="float">
            <text:p>0.017628</text:p>
          </table:table-cell>
          <table:table-cell office:value-type="float" office:value="0.012112" calcext:value-type="float">
            <text:p>0.012112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2158" calcext:value-type="float">
            <text:p>0.012158</text:p>
          </table:table-cell>
        </table:table-row>
        <table:table-row table:style-name="ro1">
          <table:table-cell office:value-type="float" office:value="94700" calcext:value-type="float">
            <text:p>94700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2207" calcext:value-type="float">
            <text:p>0.012207</text:p>
          </table:table-cell>
        </table:table-row>
        <table:table-row table:style-name="ro1">
          <table:table-cell office:value-type="float" office:value="94800" calcext:value-type="float">
            <text:p>94800</text:p>
          </table:table-cell>
          <table:table-cell office:value-type="float" office:value="0.017657" calcext:value-type="float">
            <text:p>0.017657</text:p>
          </table:table-cell>
          <table:table-cell office:value-type="float" office:value="0.012197" calcext:value-type="float">
            <text:p>0.012197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0.017694" calcext:value-type="float">
            <text:p>0.017694</text:p>
          </table:table-cell>
          <table:table-cell office:value-type="float" office:value="0.012213" calcext:value-type="float">
            <text:p>0.01221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17829" calcext:value-type="float">
            <text:p>0.017829</text:p>
          </table:table-cell>
          <table:table-cell office:value-type="float" office:value="0.012374" calcext:value-type="float">
            <text:p>0.012374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0.017873" calcext:value-type="float">
            <text:p>0.017873</text:p>
          </table:table-cell>
          <table:table-cell office:value-type="float" office:value="0.012309" calcext:value-type="float">
            <text:p>0.012309</text:p>
          </table:table-cell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12395" calcext:value-type="float">
            <text:p>0.012395</text:p>
          </table:table-cell>
        </table:table-row>
        <table:table-row table:style-name="ro1">
          <table:table-cell office:value-type="float" office:value="95300" calcext:value-type="float">
            <text:p>95300</text:p>
          </table:table-cell>
          <table:table-cell office:value-type="float" office:value="0.017931" calcext:value-type="float">
            <text:p>0.017931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float" office:value="0.017915" calcext:value-type="float">
            <text:p>0.017915</text:p>
          </table:table-cell>
          <table:table-cell office:value-type="float" office:value="0.012323" calcext:value-type="float">
            <text:p>0.012323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2321" calcext:value-type="float">
            <text:p>0.012321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0.017972" calcext:value-type="float">
            <text:p>0.017972</text:p>
          </table:table-cell>
          <table:table-cell office:value-type="float" office:value="0.012509" calcext:value-type="float">
            <text:p>0.012509</text:p>
          </table:table-cell>
        </table:table-row>
        <table:table-row table:style-name="ro1">
          <table:table-cell office:value-type="float" office:value="95700" calcext:value-type="float">
            <text:p>95700</text:p>
          </table:table-cell>
          <table:table-cell office:value-type="float" office:value="0.017985" calcext:value-type="float">
            <text:p>0.017985</text:p>
          </table:table-cell>
          <table:table-cell office:value-type="float" office:value="0.012479" calcext:value-type="float">
            <text:p>0.012479</text:p>
          </table:table-cell>
        </table:table-row>
        <table:table-row table:style-name="ro1">
          <table:table-cell office:value-type="float" office:value="95800" calcext:value-type="float">
            <text:p>95800</text:p>
          </table:table-cell>
          <table:table-cell office:value-type="float" office:value="0.017986" calcext:value-type="float">
            <text:p>0.017986</text:p>
          </table:table-cell>
          <table:table-cell office:value-type="float" office:value="0.012554" calcext:value-type="float">
            <text:p>0.012554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0.018009" calcext:value-type="float">
            <text:p>0.018009</text:p>
          </table:table-cell>
          <table:table-cell office:value-type="float" office:value="0.012453" calcext:value-type="float">
            <text:p>0.01245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18326" calcext:value-type="float">
            <text:p>0.018326</text:p>
          </table:table-cell>
          <table:table-cell office:value-type="float" office:value="0.012413" calcext:value-type="float">
            <text:p>0.012413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0.017905" calcext:value-type="float">
            <text:p>0.017905</text:p>
          </table:table-cell>
          <table:table-cell office:value-type="float" office:value="0.012353" calcext:value-type="float">
            <text:p>0.012353</text:p>
          </table:table-cell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float" office:value="0.017916" calcext:value-type="float">
            <text:p>0.017916</text:p>
          </table:table-cell>
          <table:table-cell office:value-type="float" office:value="0.01237" calcext:value-type="float">
            <text:p>0.01237</text:p>
          </table:table-cell>
        </table:table-row>
        <table:table-row table:style-name="ro1">
          <table:table-cell office:value-type="float" office:value="96300" calcext:value-type="float">
            <text:p>96300</text:p>
          </table:table-cell>
          <table:table-cell office:value-type="float" office:value="0.017967" calcext:value-type="float">
            <text:p>0.017967</text:p>
          </table:table-cell>
          <table:table-cell office:value-type="float" office:value="0.012513" calcext:value-type="float">
            <text:p>0.012513</text:p>
          </table:table-cell>
        </table:table-row>
        <table:table-row table:style-name="ro1">
          <table:table-cell office:value-type="float" office:value="96400" calcext:value-type="float">
            <text:p>96400</text:p>
          </table:table-cell>
          <table:table-cell office:value-type="float" office:value="0.017952" calcext:value-type="float">
            <text:p>0.017952</text:p>
          </table:table-cell>
          <table:table-cell office:value-type="float" office:value="0.012437" calcext:value-type="float">
            <text:p>0.012437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018013" calcext:value-type="float">
            <text:p>0.018013</text:p>
          </table:table-cell>
          <table:table-cell office:value-type="float" office:value="0.012512" calcext:value-type="float">
            <text:p>0.012512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0.018004" calcext:value-type="float">
            <text:p>0.018004</text:p>
          </table:table-cell>
          <table:table-cell office:value-type="float" office:value="0.012521" calcext:value-type="float">
            <text:p>0.012521</text:p>
          </table:table-cell>
        </table:table-row>
        <table:table-row table:style-name="ro1">
          <table:table-cell office:value-type="float" office:value="96700" calcext:value-type="float">
            <text:p>96700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2423" calcext:value-type="float">
            <text:p>0.012423</text:p>
          </table:table-cell>
        </table:table-row>
        <table:table-row table:style-name="ro1">
          <table:table-cell office:value-type="float" office:value="96800" calcext:value-type="float">
            <text:p>96800</text:p>
          </table:table-cell>
          <table:table-cell office:value-type="float" office:value="0.018021" calcext:value-type="float">
            <text:p>0.018021</text:p>
          </table:table-cell>
          <table:table-cell office:value-type="float" office:value="0.012376" calcext:value-type="float">
            <text:p>0.012376</text:p>
          </table:table-cell>
        </table:table-row>
        <table:table-row table:style-name="ro1">
          <table:table-cell office:value-type="float" office:value="96900" calcext:value-type="float">
            <text:p>96900</text:p>
          </table:table-cell>
          <table:table-cell office:value-type="float" office:value="0.018037" calcext:value-type="float">
            <text:p>0.018037</text:p>
          </table:table-cell>
          <table:table-cell office:value-type="float" office:value="0.012425" calcext:value-type="float">
            <text:p>0.0124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18285" calcext:value-type="float">
            <text:p>0.018285</text:p>
          </table:table-cell>
          <table:table-cell office:value-type="float" office:value="0.012629" calcext:value-type="float">
            <text:p>0.012629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0.018081" calcext:value-type="float">
            <text:p>0.018081</text:p>
          </table:table-cell>
          <table:table-cell office:value-type="float" office:value="0.012606" calcext:value-type="float">
            <text:p>0.012606</text:p>
          </table:table-cell>
        </table:table-row>
        <table:table-row table:style-name="ro1">
          <table:table-cell office:value-type="float" office:value="97200" calcext:value-type="float">
            <text:p>97200</text:p>
          </table:table-cell>
          <table:table-cell office:value-type="float" office:value="0.018086" calcext:value-type="float">
            <text:p>0.018086</text:p>
          </table:table-cell>
          <table:table-cell office:value-type="float" office:value="0.012557" calcext:value-type="float">
            <text:p>0.012557</text:p>
          </table:table-cell>
        </table:table-row>
        <table:table-row table:style-name="ro1">
          <table:table-cell office:value-type="float" office:value="97300" calcext:value-type="float">
            <text:p>97300</text:p>
          </table:table-cell>
          <table:table-cell office:value-type="float" office:value="0.018137" calcext:value-type="float">
            <text:p>0.018137</text:p>
          </table:table-cell>
          <table:table-cell office:value-type="float" office:value="0.012726" calcext:value-type="float">
            <text:p>0.012726</text:p>
          </table:table-cell>
        </table:table-row>
        <table:table-row table:style-name="ro1">
          <table:table-cell office:value-type="float" office:value="97400" calcext:value-type="float">
            <text:p>97400</text:p>
          </table:table-cell>
          <table:table-cell office:value-type="float" office:value="0.018149" calcext:value-type="float">
            <text:p>0.018149</text:p>
          </table:table-cell>
          <table:table-cell office:value-type="float" office:value="0.012474" calcext:value-type="float">
            <text:p>0.012474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18154" calcext:value-type="float">
            <text:p>0.018154</text:p>
          </table:table-cell>
          <table:table-cell office:value-type="float" office:value="0.012716" calcext:value-type="float">
            <text:p>0.012716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0.018165" calcext:value-type="float">
            <text:p>0.018165</text:p>
          </table:table-cell>
          <table:table-cell office:value-type="float" office:value="0.012612" calcext:value-type="float">
            <text:p>0.012612</text:p>
          </table:table-cell>
        </table:table-row>
        <table:table-row table:style-name="ro1">
          <table:table-cell office:value-type="float" office:value="97700" calcext:value-type="float">
            <text:p>97700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2623" calcext:value-type="float">
            <text:p>0.012623</text:p>
          </table:table-cell>
        </table:table-row>
        <table:table-row table:style-name="ro1">
          <table:table-cell office:value-type="float" office:value="97800" calcext:value-type="float">
            <text:p>97800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2722" calcext:value-type="float">
            <text:p>0.012722</text:p>
          </table:table-cell>
        </table:table-row>
        <table:table-row table:style-name="ro1">
          <table:table-cell office:value-type="float" office:value="97900" calcext:value-type="float">
            <text:p>97900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2642" calcext:value-type="float">
            <text:p>0.012642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2668" calcext:value-type="float">
            <text:p>0.012668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0.018236" calcext:value-type="float">
            <text:p>0.018236</text:p>
          </table:table-cell>
          <table:table-cell office:value-type="float" office:value="0.012781" calcext:value-type="float">
            <text:p>0.012781</text:p>
          </table:table-cell>
        </table:table-row>
        <table:table-row table:style-name="ro1">
          <table:table-cell office:value-type="float" office:value="98200" calcext:value-type="float">
            <text:p>98200</text:p>
          </table:table-cell>
          <table:table-cell office:value-type="float" office:value="0.01823" calcext:value-type="float">
            <text:p>0.01823</text:p>
          </table:table-cell>
          <table:table-cell office:value-type="float" office:value="0.012672" calcext:value-type="float">
            <text:p>0.012672</text:p>
          </table:table-cell>
        </table:table-row>
        <table:table-row table:style-name="ro1">
          <table:table-cell office:value-type="float" office:value="98300" calcext:value-type="float">
            <text:p>98300</text:p>
          </table:table-cell>
          <table:table-cell office:value-type="float" office:value="0.018256" calcext:value-type="float">
            <text:p>0.018256</text:p>
          </table:table-cell>
          <table:table-cell office:value-type="float" office:value="0.012724" calcext:value-type="float">
            <text:p>0.012724</text:p>
          </table:table-cell>
        </table:table-row>
        <table:table-row table:style-name="ro1">
          <table:table-cell office:value-type="float" office:value="98400" calcext:value-type="float">
            <text:p>98400</text:p>
          </table:table-cell>
          <table:table-cell office:value-type="float" office:value="0.018294" calcext:value-type="float">
            <text:p>0.018294</text:p>
          </table:table-cell>
          <table:table-cell office:value-type="float" office:value="0.012707" calcext:value-type="float">
            <text:p>0.012707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018323" calcext:value-type="float">
            <text:p>0.018323</text:p>
          </table:table-cell>
          <table:table-cell office:value-type="float" office:value="0.012752" calcext:value-type="float">
            <text:p>0.012752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0.018356" calcext:value-type="float">
            <text:p>0.018356</text:p>
          </table:table-cell>
          <table:table-cell office:value-type="float" office:value="0.012813" calcext:value-type="float">
            <text:p>0.012813</text:p>
          </table:table-cell>
        </table:table-row>
        <table:table-row table:style-name="ro1">
          <table:table-cell office:value-type="float" office:value="98700" calcext:value-type="float">
            <text:p>98700</text:p>
          </table:table-cell>
          <table:table-cell office:value-type="float" office:value="0.018393" calcext:value-type="float">
            <text:p>0.018393</text:p>
          </table:table-cell>
          <table:table-cell office:value-type="float" office:value="0.012641" calcext:value-type="float">
            <text:p>0.012641</text:p>
          </table:table-cell>
        </table:table-row>
        <table:table-row table:style-name="ro1">
          <table:table-cell office:value-type="float" office:value="98800" calcext:value-type="float">
            <text:p>98800</text:p>
          </table:table-cell>
          <table:table-cell office:value-type="float" office:value="0.018455" calcext:value-type="float">
            <text:p>0.018455</text:p>
          </table:table-cell>
          <table:table-cell office:value-type="float" office:value="0.012654" calcext:value-type="float">
            <text:p>0.012654</text:p>
          </table:table-cell>
        </table:table-row>
        <table:table-row table:style-name="ro1">
          <table:table-cell office:value-type="float" office:value="98900" calcext:value-type="float">
            <text:p>98900</text:p>
          </table:table-cell>
          <table:table-cell office:value-type="float" office:value="0.018467" calcext:value-type="float">
            <text:p>0.018467</text:p>
          </table:table-cell>
          <table:table-cell office:value-type="float" office:value="0.012756" calcext:value-type="float">
            <text:p>0.012756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18797" calcext:value-type="float">
            <text:p>0.018797</text:p>
          </table:table-cell>
          <table:table-cell office:value-type="float" office:value="0.012997" calcext:value-type="float">
            <text:p>0.012997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0.018525" calcext:value-type="float">
            <text:p>0.018525</text:p>
          </table:table-cell>
          <table:table-cell office:value-type="float" office:value="0.012855" calcext:value-type="float">
            <text:p>0.012855</text:p>
          </table:table-cell>
        </table:table-row>
        <table:table-row table:style-name="ro1">
          <table:table-cell office:value-type="float" office:value="99200" calcext:value-type="float">
            <text:p>99200</text:p>
          </table:table-cell>
          <table:table-cell office:value-type="float" office:value="0.018618" calcext:value-type="float">
            <text:p>0.018618</text:p>
          </table:table-cell>
          <table:table-cell office:value-type="float" office:value="0.012961" calcext:value-type="float">
            <text:p>0.012961</text:p>
          </table:table-cell>
        </table:table-row>
        <table:table-row table:style-name="ro1">
          <table:table-cell office:value-type="float" office:value="99300" calcext:value-type="float">
            <text:p>99300</text:p>
          </table:table-cell>
          <table:table-cell office:value-type="float" office:value="0.018717" calcext:value-type="float">
            <text:p>0.018717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99400" calcext:value-type="float">
            <text:p>99400</text:p>
          </table:table-cell>
          <table:table-cell office:value-type="float" office:value="0.018885" calcext:value-type="float">
            <text:p>0.018885</text:p>
          </table:table-cell>
          <table:table-cell office:value-type="float" office:value="0.013121" calcext:value-type="float">
            <text:p>0.013121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018766" calcext:value-type="float">
            <text:p>0.0187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12945" calcext:value-type="float">
            <text:p>0.012945</text:p>
          </table:table-cell>
        </table:table-row>
        <table:table-row table:style-name="ro1">
          <table:table-cell office:value-type="float" office:value="99700" calcext:value-type="float">
            <text:p>99700</text:p>
          </table:table-cell>
          <table:table-cell office:value-type="float" office:value="0.018704" calcext:value-type="float">
            <text:p>0.018704</text:p>
          </table:table-cell>
          <table:table-cell office:value-type="float" office:value="0.012973" calcext:value-type="float">
            <text:p>0.012973</text:p>
          </table:table-cell>
        </table:table-row>
        <table:table-row table:style-name="ro1">
          <table:table-cell office:value-type="float" office:value="99800" calcext:value-type="float">
            <text:p>99800</text:p>
          </table:table-cell>
          <table:table-cell office:value-type="float" office:value="0.01885" calcext:value-type="float">
            <text:p>0.01885</text:p>
          </table:table-cell>
          <table:table-cell office:value-type="float" office:value="0.012837" calcext:value-type="float">
            <text:p>0.012837</text:p>
          </table:table-cell>
        </table:table-row>
        <table:table-row table:style-name="ro1">
          <table:table-cell office:value-type="float" office:value="99900" calcext:value-type="float">
            <text:p>99900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12871" calcext:value-type="float">
            <text:p>0.0128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9184" calcext:value-type="float">
            <text:p>0.019184</text:p>
          </table:table-cell>
          <table:table-cell office:value-type="float" office:value="0.012984" calcext:value-type="float">
            <text:p>0.012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3T10:25:37.389168857</dc:date>
    <meta:editing-duration>PT6M20S</meta:editing-duration>
    <meta:editing-cycles>1</meta:editing-cycles>
    <meta:document-statistic meta:table-count="1" meta:cell-count="300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14cm" svg:y="0.316cm" chart:style-name="ch2">
          <text:p>Time Taken (s) vs Number of Elements</text:p>
        </chart:title>
        <chart:legend chart:legend-position="end" svg:x="13.597cm" svg:y="3.952cm" style:legend-expansion="high" chart:style-name="ch3"/>
        <chart:plot-area chart:style-name="ch4" table:cell-range-address="times.A1:times.C1001" chart:data-source-has-labels="row" svg:x="1.331cm" svg:y="1.275cm" svg:width="11.946cm" svg:height="6.564cm">
          <chartooo:coordinate-region svg:x="2.429cm" svg:y="1.275cm" svg:width="10.708cm" svg:height="5.049cm"/>
          <chart:axis chart:dimension="x" chart:name="primary-x" chart:style-name="ch5">
            <chart:title svg:x="7.128cm" svg:y="8.019cm" chart:style-name="ch6">
              <text:p>N</text:p>
            </chart:title>
          </chart:axis>
          <chart:axis chart:dimension="y" chart:name="primary-y" chart:style-name="ch7">
            <chart:title svg:x="0.451cm" svg:y="5.249cm" chart:style-name="ch8">
              <text:p>Seconds</text:p>
            </chart:title>
            <chart:grid chart:style-name="ch9" chart:class="major"/>
          </chart:axis>
          <chart:series chart:style-name="ch10" chart:values-cell-range-address="times.B2:times.B1001" chart:label-cell-address="times.B1:times.B1" chart:class="chart:scatter">
            <chart:domain table:cell-range-address="times.A2:times.A1001"/>
            <chart:data-point chart:repeated="1000"/>
          </chart:series>
          <chart:series chart:style-name="ch11" chart:values-cell-range-address="times.C2:times.C1001" chart:label-cell-address="times.C1:times.C1" chart:class="chart:scatte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erge</text:p>
                <draw:g>
                  <svg:desc>times.B1:times.B1</svg:desc>
                </draw:g>
              </table:table-cell>
              <table:table-cell office:value-type="string">
                <text:p> Quick</text:p>
                <draw:g>
                  <svg:desc>times.C1:tim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imes.A2:times.A1001</svg:desc>
                </draw:g>
              </table:table-cell>
              <table:table-cell office:value-type="float" office:value="0.000013">
                <text:p>0.000013</text:p>
                <draw:g>
                  <svg:desc>times.B2:times.B1001</svg:desc>
                </draw:g>
              </table:table-cell>
              <table:table-cell office:value-type="float" office:value="0.000007">
                <text:p>0.000007</text:p>
                <draw:g>
                  <svg:desc>times.C2:times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6">
                <text:p>0.00006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075">
                <text:p>0.00007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09">
                <text:p>0.00009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00153">
                <text:p>0.00015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00171">
                <text:p>0.000171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00193">
                <text:p>0.00019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00222">
                <text:p>0.00022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0276">
                <text:p>0.00027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0298">
                <text:p>0.000298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00307">
                <text:p>0.000307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0035">
                <text:p>0.00035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0045">
                <text:p>0.00045</text:p>
              </table:table-cell>
              <table:table-cell office:value-type="float" office:value="0.000319">
                <text:p>0.000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00508">
                <text:p>0.000508</text:p>
              </table:table-cell>
              <table:table-cell office:value-type="float" office:value="0.000338">
                <text:p>0.000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00555">
                <text:p>0.000555</text:p>
              </table:table-cell>
              <table:table-cell office:value-type="float" office:value="0.000333">
                <text:p>0.000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00414">
                <text:p>0.000414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00423">
                <text:p>0.000423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319">
                <text:p>0.000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345">
                <text:p>0.000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00511">
                <text:p>0.000511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00516">
                <text:p>0.000516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0057">
                <text:p>0.00057</text:p>
              </table:table-cell>
              <table:table-cell office:value-type="float" office:value="0.000416">
                <text:p>0.000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00742">
                <text:p>0.000742</text:p>
              </table:table-cell>
              <table:table-cell office:value-type="float" office:value="0.000499">
                <text:p>0.000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00736">
                <text:p>0.000736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00595">
                <text:p>0.000595</text:p>
              </table:table-cell>
              <table:table-cell office:value-type="float" office:value="0.000396">
                <text:p>0.0003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416">
                <text:p>0.000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444">
                <text:p>0.000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461">
                <text:p>0.000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00844">
                <text:p>0.000844</text:p>
              </table:table-cell>
              <table:table-cell office:value-type="float" office:value="0.000605">
                <text:p>0.000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00989">
                <text:p>0.000989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00754">
                <text:p>0.000754</text:p>
              </table:table-cell>
              <table:table-cell office:value-type="float" office:value="0.000493">
                <text:p>0.000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00748">
                <text:p>0.000748</text:p>
              </table:table-cell>
              <table:table-cell office:value-type="float" office:value="0.000501">
                <text:p>0.000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00789">
                <text:p>0.000789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0079">
                <text:p>0.00079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00824">
                <text:p>0.000824</text:p>
              </table:table-cell>
              <table:table-cell office:value-type="float" office:value="0.000546">
                <text:p>0.0005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00848">
                <text:p>0.000848</text:p>
              </table:table-cell>
              <table:table-cell office:value-type="float" office:value="0.000558">
                <text:p>0.00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01005">
                <text:p>0.001005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0086">
                <text:p>0.00086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00878">
                <text:p>0.000878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009">
                <text:p>0.0009</text:p>
              </table:table-cell>
              <table:table-cell office:value-type="float" office:value="0.000602">
                <text:p>0.000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0107">
                <text:p>0.00107</text:p>
              </table:table-cell>
              <table:table-cell office:value-type="float" office:value="0.000617">
                <text:p>0.0006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01072">
                <text:p>0.001072</text:p>
              </table:table-cell>
              <table:table-cell office:value-type="float" office:value="0.000651">
                <text:p>0.000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0096">
                <text:p>0.00096</text:p>
              </table:table-cell>
              <table:table-cell office:value-type="float" office:value="0.000648">
                <text:p>0.0006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0097">
                <text:p>0.00097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00991">
                <text:p>0.000991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01007">
                <text:p>0.001007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01014">
                <text:p>0.001014</text:p>
              </table:table-cell>
              <table:table-cell office:value-type="float" office:value="0.000708">
                <text:p>0.0007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01037">
                <text:p>0.001037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01093">
                <text:p>0.001093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01214">
                <text:p>0.001214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01104">
                <text:p>0.001104</text:p>
              </table:table-cell>
              <table:table-cell office:value-type="float" office:value="0.000732">
                <text:p>0.0007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0109">
                <text:p>0.00109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01115">
                <text:p>0.001115</text:p>
              </table:table-cell>
              <table:table-cell office:value-type="float" office:value="0.000767">
                <text:p>0.000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01121">
                <text:p>0.001121</text:p>
              </table:table-cell>
              <table:table-cell office:value-type="float" office:value="0.000757">
                <text:p>0.0007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01217">
                <text:p>0.001217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01237">
                <text:p>0.001237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01184">
                <text:p>0.001184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01188">
                <text:p>0.001188</text:p>
              </table:table-cell>
              <table:table-cell office:value-type="float" office:value="0.000794">
                <text:p>0.0007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01312">
                <text:p>0.001312</text:p>
              </table:table-cell>
              <table:table-cell office:value-type="float" office:value="0.000834">
                <text:p>0.0008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001375">
                <text:p>0.001375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001393">
                <text:p>0.001393</text:p>
              </table:table-cell>
              <table:table-cell office:value-type="float" office:value="0.000956">
                <text:p>0.000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001284">
                <text:p>0.001284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001314">
                <text:p>0.001314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01486">
                <text:p>0.001486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01351">
                <text:p>0.001351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001383">
                <text:p>0.001383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01382">
                <text:p>0.001382</text:p>
              </table:table-cell>
              <table:table-cell office:value-type="float" office:value="0.000933">
                <text:p>0.0009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01407">
                <text:p>0.001407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001839">
                <text:p>0.001839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01468">
                <text:p>0.001468</text:p>
              </table:table-cell>
              <table:table-cell office:value-type="float" office:value="0.000955">
                <text:p>0.000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001453">
                <text:p>0.001453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01453">
                <text:p>0.001453</text:p>
              </table:table-cell>
              <table:table-cell office:value-type="float" office:value="0.001177">
                <text:p>0.001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0194">
                <text:p>0.00194</text:p>
              </table:table-cell>
              <table:table-cell office:value-type="float" office:value="0.001324">
                <text:p>0.001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00151">
                <text:p>0.00151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001518">
                <text:p>0.001518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01556">
                <text:p>0.001556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01971">
                <text:p>0.001971</text:p>
              </table:table-cell>
              <table:table-cell office:value-type="float" office:value="0.001394">
                <text:p>0.0013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01549">
                <text:p>0.001549</text:p>
              </table:table-cell>
              <table:table-cell office:value-type="float" office:value="0.001042">
                <text:p>0.001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001557">
                <text:p>0.001557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01596">
                <text:p>0.001596</text:p>
              </table:table-cell>
              <table:table-cell office:value-type="float" office:value="0.001072">
                <text:p>0.001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02005">
                <text:p>0.002005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01615">
                <text:p>0.001615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01721">
                <text:p>0.001721</text:p>
              </table:table-cell>
              <table:table-cell office:value-type="float" office:value="0.001226">
                <text:p>0.0012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01747">
                <text:p>0.001747</text:p>
              </table:table-cell>
              <table:table-cell office:value-type="float" office:value="0.001439">
                <text:p>0.001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01698">
                <text:p>0.001698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001714">
                <text:p>0.001714</text:p>
              </table:table-cell>
              <table:table-cell office:value-type="float" office:value="0.001145">
                <text:p>0.001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001738">
                <text:p>0.001738</text:p>
              </table:table-cell>
              <table:table-cell office:value-type="float" office:value="0.001149">
                <text:p>0.0011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02213">
                <text:p>0.002213</text:p>
              </table:table-cell>
              <table:table-cell office:value-type="float" office:value="0.001551">
                <text:p>0.0015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001754">
                <text:p>0.001754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01798">
                <text:p>0.001798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001778">
                <text:p>0.001778</text:p>
              </table:table-cell>
              <table:table-cell office:value-type="float" office:value="0.001316">
                <text:p>0.0013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01939">
                <text:p>0.001939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01818">
                <text:p>0.001818</text:p>
              </table:table-cell>
              <table:table-cell office:value-type="float" office:value="0.001232">
                <text:p>0.001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01841">
                <text:p>0.001841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00244">
                <text:p>0.00244</text:p>
              </table:table-cell>
              <table:table-cell office:value-type="float" office:value="0.001308">
                <text:p>0.001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001862">
                <text:p>0.001862</text:p>
              </table:table-cell>
              <table:table-cell office:value-type="float" office:value="0.00126">
                <text:p>0.00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01878">
                <text:p>0.001878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02184">
                <text:p>0.002184</text:p>
              </table:table-cell>
              <table:table-cell office:value-type="float" office:value="0.001694">
                <text:p>0.0016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01931">
                <text:p>0.001931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001932">
                <text:p>0.001932</text:p>
              </table:table-cell>
              <table:table-cell office:value-type="float" office:value="0.001389">
                <text:p>0.0013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01955">
                <text:p>0.001955</text:p>
              </table:table-cell>
              <table:table-cell office:value-type="float" office:value="0.001697">
                <text:p>0.0016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01972">
                <text:p>0.001972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01975">
                <text:p>0.001975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01992">
                <text:p>0.001992</text:p>
              </table:table-cell>
              <table:table-cell office:value-type="float" office:value="0.001565">
                <text:p>0.0015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02018">
                <text:p>0.002018</text:p>
              </table:table-cell>
              <table:table-cell office:value-type="float" office:value="0.001349">
                <text:p>0.001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02024">
                <text:p>0.002024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02061">
                <text:p>0.002061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02084">
                <text:p>0.002084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02101">
                <text:p>0.002101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02481">
                <text:p>0.002481</text:p>
              </table:table-cell>
              <table:table-cell office:value-type="float" office:value="0.001463">
                <text:p>0.0014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02139">
                <text:p>0.002139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02157">
                <text:p>0.002157</text:p>
              </table:table-cell>
              <table:table-cell office:value-type="float" office:value="0.001469">
                <text:p>0.0014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02196">
                <text:p>0.002196</text:p>
              </table:table-cell>
              <table:table-cell office:value-type="float" office:value="0.001876">
                <text:p>0.0018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02209">
                <text:p>0.002209</text:p>
              </table:table-cell>
              <table:table-cell office:value-type="float" office:value="0.001485">
                <text:p>0.0014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02199">
                <text:p>0.002199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02579">
                <text:p>0.002579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02253">
                <text:p>0.002253</text:p>
              </table:table-cell>
              <table:table-cell office:value-type="float" office:value="0.001508">
                <text:p>0.0015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02273">
                <text:p>0.002273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02941">
                <text:p>0.002941</text:p>
              </table:table-cell>
              <table:table-cell office:value-type="float" office:value="0.001709">
                <text:p>0.0017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02287">
                <text:p>0.002287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02311">
                <text:p>0.002311</text:p>
              </table:table-cell>
              <table:table-cell office:value-type="float" office:value="0.001538">
                <text:p>0.0015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02355">
                <text:p>0.002355</text:p>
              </table:table-cell>
              <table:table-cell office:value-type="float" office:value="0.001563">
                <text:p>0.0015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02342">
                <text:p>0.002342</text:p>
              </table:table-cell>
              <table:table-cell office:value-type="float" office:value="0.001576">
                <text:p>0.0015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02372">
                <text:p>0.002372</text:p>
              </table:table-cell>
              <table:table-cell office:value-type="float" office:value="0.001624">
                <text:p>0.0016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0239">
                <text:p>0.00239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02391">
                <text:p>0.002391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02425">
                <text:p>0.002425</text:p>
              </table:table-cell>
              <table:table-cell office:value-type="float" office:value="0.001608">
                <text:p>0.001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02434">
                <text:p>0.002434</text:p>
              </table:table-cell>
              <table:table-cell office:value-type="float" office:value="0.001621">
                <text:p>0.0016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02459">
                <text:p>0.002459</text:p>
              </table:table-cell>
              <table:table-cell office:value-type="float" office:value="0.001672">
                <text:p>0.0016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0248">
                <text:p>0.00248</text:p>
              </table:table-cell>
              <table:table-cell office:value-type="float" office:value="0.001656">
                <text:p>0.0016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02628">
                <text:p>0.002628</text:p>
              </table:table-cell>
              <table:table-cell office:value-type="float" office:value="0.001776">
                <text:p>0.001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02523">
                <text:p>0.002523</text:p>
              </table:table-cell>
              <table:table-cell office:value-type="float" office:value="0.001676">
                <text:p>0.0016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02527">
                <text:p>0.002527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02575">
                <text:p>0.002575</text:p>
              </table:table-cell>
              <table:table-cell office:value-type="float" office:value="0.00173">
                <text:p>0.001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02573">
                <text:p>0.002573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02582">
                <text:p>0.002582</text:p>
              </table:table-cell>
              <table:table-cell office:value-type="float" office:value="0.001737">
                <text:p>0.0017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02604">
                <text:p>0.002604</text:p>
              </table:table-cell>
              <table:table-cell office:value-type="float" office:value="0.001741">
                <text:p>0.0017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02611">
                <text:p>0.002611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02633">
                <text:p>0.002633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02646">
                <text:p>0.002646</text:p>
              </table:table-cell>
              <table:table-cell office:value-type="float" office:value="0.001775">
                <text:p>0.001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0275">
                <text:p>0.00275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02707">
                <text:p>0.002707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02743">
                <text:p>0.002743</text:p>
              </table:table-cell>
              <table:table-cell office:value-type="float" office:value="0.001986">
                <text:p>0.0019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02749">
                <text:p>0.002749</text:p>
              </table:table-cell>
              <table:table-cell office:value-type="float" office:value="0.00184">
                <text:p>0.00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02711">
                <text:p>0.002711</text:p>
              </table:table-cell>
              <table:table-cell office:value-type="float" office:value="0.001879">
                <text:p>0.0018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02732">
                <text:p>0.002732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02785">
                <text:p>0.002785</text:p>
              </table:table-cell>
              <table:table-cell office:value-type="float" office:value="0.001882">
                <text:p>0.0018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02848">
                <text:p>0.002848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02823">
                <text:p>0.002823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02899">
                <text:p>0.002899</text:p>
              </table:table-cell>
              <table:table-cell office:value-type="float" office:value="0.001913">
                <text:p>0.0019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02869">
                <text:p>0.002869</text:p>
              </table:table-cell>
              <table:table-cell office:value-type="float" office:value="0.001897">
                <text:p>0.0018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02938">
                <text:p>0.002938</text:p>
              </table:table-cell>
              <table:table-cell office:value-type="float" office:value="0.002038">
                <text:p>0.0020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02879">
                <text:p>0.002879</text:p>
              </table:table-cell>
              <table:table-cell office:value-type="float" office:value="0.001932">
                <text:p>0.0019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02968">
                <text:p>0.002968</text:p>
              </table:table-cell>
              <table:table-cell office:value-type="float" office:value="0.001931">
                <text:p>0.0019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02945">
                <text:p>0.002945</text:p>
              </table:table-cell>
              <table:table-cell office:value-type="float" office:value="0.001947">
                <text:p>0.0019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02943">
                <text:p>0.002943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02953">
                <text:p>0.002953</text:p>
              </table:table-cell>
              <table:table-cell office:value-type="float" office:value="0.001976">
                <text:p>0.0019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02974">
                <text:p>0.002974</text:p>
              </table:table-cell>
              <table:table-cell office:value-type="float" office:value="0.001984">
                <text:p>0.0019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02991">
                <text:p>0.002991</text:p>
              </table:table-cell>
              <table:table-cell office:value-type="float" office:value="0.002005">
                <text:p>0.002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2029">
                <text:p>0.0020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03181">
                <text:p>0.003181</text:p>
              </table:table-cell>
              <table:table-cell office:value-type="float" office:value="0.002033">
                <text:p>0.002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03052">
                <text:p>0.003052</text:p>
              </table:table-cell>
              <table:table-cell office:value-type="float" office:value="0.002038">
                <text:p>0.002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03188">
                <text:p>0.003188</text:p>
              </table:table-cell>
              <table:table-cell office:value-type="float" office:value="0.002072">
                <text:p>0.0020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211">
                <text:p>0.00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03139">
                <text:p>0.003139</text:p>
              </table:table-cell>
              <table:table-cell office:value-type="float" office:value="0.002126">
                <text:p>0.0021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2158">
                <text:p>0.0021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03171">
                <text:p>0.003171</text:p>
              </table:table-cell>
              <table:table-cell office:value-type="float" office:value="0.002144">
                <text:p>0.0021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03195">
                <text:p>0.003195</text:p>
              </table:table-cell>
              <table:table-cell office:value-type="float" office:value="0.002171">
                <text:p>0.0021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03277">
                <text:p>0.003277</text:p>
              </table:table-cell>
              <table:table-cell office:value-type="float" office:value="0.002215">
                <text:p>0.0022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2401">
                <text:p>0.0024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0323">
                <text:p>0.00323</text:p>
              </table:table-cell>
              <table:table-cell office:value-type="float" office:value="0.002175">
                <text:p>0.0021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0331">
                <text:p>0.00331</text:p>
              </table:table-cell>
              <table:table-cell office:value-type="float" office:value="0.00233">
                <text:p>0.002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03305">
                <text:p>0.003305</text:p>
              </table:table-cell>
              <table:table-cell office:value-type="float" office:value="0.002252">
                <text:p>0.0022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03282">
                <text:p>0.003282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03302">
                <text:p>0.003302</text:p>
              </table:table-cell>
              <table:table-cell office:value-type="float" office:value="0.002333">
                <text:p>0.00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03349">
                <text:p>0.003349</text:p>
              </table:table-cell>
              <table:table-cell office:value-type="float" office:value="0.002301">
                <text:p>0.0023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2302">
                <text:p>0.002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03409">
                <text:p>0.003409</text:p>
              </table:table-cell>
              <table:table-cell office:value-type="float" office:value="0.002249">
                <text:p>0.0022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03353">
                <text:p>0.003353</text:p>
              </table:table-cell>
              <table:table-cell office:value-type="float" office:value="0.002474">
                <text:p>0.0024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03388">
                <text:p>0.003388</text:p>
              </table:table-cell>
              <table:table-cell office:value-type="float" office:value="0.00233">
                <text:p>0.00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2312">
                <text:p>0.0023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03431">
                <text:p>0.003431</text:p>
              </table:table-cell>
              <table:table-cell office:value-type="float" office:value="0.002325">
                <text:p>0.002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03421">
                <text:p>0.003421</text:p>
              </table:table-cell>
              <table:table-cell office:value-type="float" office:value="0.002378">
                <text:p>0.0023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03448">
                <text:p>0.003448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2445">
                <text:p>0.0024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2411">
                <text:p>0.002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03522">
                <text:p>0.003522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2454">
                <text:p>0.0024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03558">
                <text:p>0.003558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03636">
                <text:p>0.00363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03605">
                <text:p>0.003605</text:p>
              </table:table-cell>
              <table:table-cell office:value-type="float" office:value="0.002434">
                <text:p>0.0024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2479">
                <text:p>0.0024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2493">
                <text:p>0.0024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03666">
                <text:p>0.003666</text:p>
              </table:table-cell>
              <table:table-cell office:value-type="float" office:value="0.002463">
                <text:p>0.0024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03694">
                <text:p>0.003694</text:p>
              </table:table-cell>
              <table:table-cell office:value-type="float" office:value="0.002512">
                <text:p>0.0025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03692">
                <text:p>0.003692</text:p>
              </table:table-cell>
              <table:table-cell office:value-type="float" office:value="0.002505">
                <text:p>0.002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03715">
                <text:p>0.003715</text:p>
              </table:table-cell>
              <table:table-cell office:value-type="float" office:value="0.002507">
                <text:p>0.0025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03702">
                <text:p>0.003702</text:p>
              </table:table-cell>
              <table:table-cell office:value-type="float" office:value="0.002569">
                <text:p>0.002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03773">
                <text:p>0.003773</text:p>
              </table:table-cell>
              <table:table-cell office:value-type="float" office:value="0.002572">
                <text:p>0.0025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03769">
                <text:p>0.003769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03797">
                <text:p>0.003797</text:p>
              </table:table-cell>
              <table:table-cell office:value-type="float" office:value="0.002585">
                <text:p>0.0025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03813">
                <text:p>0.003813</text:p>
              </table:table-cell>
              <table:table-cell office:value-type="float" office:value="0.002582">
                <text:p>0.0025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03797">
                <text:p>0.003797</text:p>
              </table:table-cell>
              <table:table-cell office:value-type="float" office:value="0.00258">
                <text:p>0.002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03828">
                <text:p>0.003828</text:p>
              </table:table-cell>
              <table:table-cell office:value-type="float" office:value="0.002577">
                <text:p>0.0025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03843">
                <text:p>0.003843</text:p>
              </table:table-cell>
              <table:table-cell office:value-type="float" office:value="0.002633">
                <text:p>0.0026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03863">
                <text:p>0.003863</text:p>
              </table:table-cell>
              <table:table-cell office:value-type="float" office:value="0.00261">
                <text:p>0.002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03879">
                <text:p>0.003879</text:p>
              </table:table-cell>
              <table:table-cell office:value-type="float" office:value="0.00261">
                <text:p>0.002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03899">
                <text:p>0.003899</text:p>
              </table:table-cell>
              <table:table-cell office:value-type="float" office:value="0.002666">
                <text:p>0.0026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0404">
                <text:p>0.00404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04482">
                <text:p>0.004482</text:p>
              </table:table-cell>
              <table:table-cell office:value-type="float" office:value="0.002664">
                <text:p>0.0026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03957">
                <text:p>0.003957</text:p>
              </table:table-cell>
              <table:table-cell office:value-type="float" office:value="0.003019">
                <text:p>0.0030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03929">
                <text:p>0.003929</text:p>
              </table:table-cell>
              <table:table-cell office:value-type="float" office:value="0.002726">
                <text:p>0.0027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04031">
                <text:p>0.004031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04009">
                <text:p>0.004009</text:p>
              </table:table-cell>
              <table:table-cell office:value-type="float" office:value="0.002728">
                <text:p>0.0027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04033">
                <text:p>0.004033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04038">
                <text:p>0.004038</text:p>
              </table:table-cell>
              <table:table-cell office:value-type="float" office:value="0.002925">
                <text:p>0.0029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04007">
                <text:p>0.004007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04038">
                <text:p>0.004038</text:p>
              </table:table-cell>
              <table:table-cell office:value-type="float" office:value="0.002749">
                <text:p>0.0027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04104">
                <text:p>0.004104</text:p>
              </table:table-cell>
              <table:table-cell office:value-type="float" office:value="0.002799">
                <text:p>0.0027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04132">
                <text:p>0.004132</text:p>
              </table:table-cell>
              <table:table-cell office:value-type="float" office:value="0.002801">
                <text:p>0.0028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04198">
                <text:p>0.004198</text:p>
              </table:table-cell>
              <table:table-cell office:value-type="float" office:value="0.002998">
                <text:p>0.002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04115">
                <text:p>0.004115</text:p>
              </table:table-cell>
              <table:table-cell office:value-type="float" office:value="0.002802">
                <text:p>0.0028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04137">
                <text:p>0.004137</text:p>
              </table:table-cell>
              <table:table-cell office:value-type="float" office:value="0.002947">
                <text:p>0.0029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04189">
                <text:p>0.004189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04261">
                <text:p>0.004261</text:p>
              </table:table-cell>
              <table:table-cell office:value-type="float" office:value="0.002846">
                <text:p>0.0028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042">
                <text:p>0.0042</text:p>
              </table:table-cell>
              <table:table-cell office:value-type="float" office:value="0.002925">
                <text:p>0.0029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04291">
                <text:p>0.004291</text:p>
              </table:table-cell>
              <table:table-cell office:value-type="float" office:value="0.002939">
                <text:p>0.0029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04302">
                <text:p>0.004302</text:p>
              </table:table-cell>
              <table:table-cell office:value-type="float" office:value="0.00291">
                <text:p>0.002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04295">
                <text:p>0.004295</text:p>
              </table:table-cell>
              <table:table-cell office:value-type="float" office:value="0.003106">
                <text:p>0.003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04438">
                <text:p>0.004438</text:p>
              </table:table-cell>
              <table:table-cell office:value-type="float" office:value="0.002903">
                <text:p>0.0029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0445">
                <text:p>0.00445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04364">
                <text:p>0.004364</text:p>
              </table:table-cell>
              <table:table-cell office:value-type="float" office:value="0.003006">
                <text:p>0.0030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04349">
                <text:p>0.004349</text:p>
              </table:table-cell>
              <table:table-cell office:value-type="float" office:value="0.002928">
                <text:p>0.0029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04354">
                <text:p>0.004354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04392">
                <text:p>0.004392</text:p>
              </table:table-cell>
              <table:table-cell office:value-type="float" office:value="0.002965">
                <text:p>0.0029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04401">
                <text:p>0.004401</text:p>
              </table:table-cell>
              <table:table-cell office:value-type="float" office:value="0.002962">
                <text:p>0.0029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04419">
                <text:p>0.004419</text:p>
              </table:table-cell>
              <table:table-cell office:value-type="float" office:value="0.00302">
                <text:p>0.003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04445">
                <text:p>0.004445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04487">
                <text:p>0.004487</text:p>
              </table:table-cell>
              <table:table-cell office:value-type="float" office:value="0.002981">
                <text:p>0.0029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04602">
                <text:p>0.004602</text:p>
              </table:table-cell>
              <table:table-cell office:value-type="float" office:value="0.003161">
                <text:p>0.0031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04564">
                <text:p>0.004564</text:p>
              </table:table-cell>
              <table:table-cell office:value-type="float" office:value="0.003084">
                <text:p>0.003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04606">
                <text:p>0.004606</text:p>
              </table:table-cell>
              <table:table-cell office:value-type="float" office:value="0.003038">
                <text:p>0.0030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04518">
                <text:p>0.004518</text:p>
              </table:table-cell>
              <table:table-cell office:value-type="float" office:value="0.003116">
                <text:p>0.0031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04554">
                <text:p>0.004554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04537">
                <text:p>0.004537</text:p>
              </table:table-cell>
              <table:table-cell office:value-type="float" office:value="0.003168">
                <text:p>0.0031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04599">
                <text:p>0.004599</text:p>
              </table:table-cell>
              <table:table-cell office:value-type="float" office:value="0.003101">
                <text:p>0.003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04671">
                <text:p>0.004671</text:p>
              </table:table-cell>
              <table:table-cell office:value-type="float" office:value="0.003083">
                <text:p>0.0030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04638">
                <text:p>0.004638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04783">
                <text:p>0.004783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04683">
                <text:p>0.004683</text:p>
              </table:table-cell>
              <table:table-cell office:value-type="float" office:value="0.003281">
                <text:p>0.0032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04751">
                <text:p>0.004751</text:p>
              </table:table-cell>
              <table:table-cell office:value-type="float" office:value="0.003168">
                <text:p>0.0031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04704">
                <text:p>0.004704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04767">
                <text:p>0.004767</text:p>
              </table:table-cell>
              <table:table-cell office:value-type="float" office:value="0.003186">
                <text:p>0.0031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0472">
                <text:p>0.00472</text:p>
              </table:table-cell>
              <table:table-cell office:value-type="float" office:value="0.003249">
                <text:p>0.003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04865">
                <text:p>0.004865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04804">
                <text:p>0.004804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04834">
                <text:p>0.004834</text:p>
              </table:table-cell>
              <table:table-cell office:value-type="float" office:value="0.003254">
                <text:p>0.0032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04801">
                <text:p>0.004801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04929">
                <text:p>0.004929</text:p>
              </table:table-cell>
              <table:table-cell office:value-type="float" office:value="0.003281">
                <text:p>0.003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04848">
                <text:p>0.004848</text:p>
              </table:table-cell>
              <table:table-cell office:value-type="float" office:value="0.003373">
                <text:p>0.0033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04908">
                <text:p>0.004908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0486">
                <text:p>0.00486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0495">
                <text:p>0.00495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04875">
                <text:p>0.004875</text:p>
              </table:table-cell>
              <table:table-cell office:value-type="float" office:value="0.003389">
                <text:p>0.0033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04957">
                <text:p>0.004957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04915">
                <text:p>0.004915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05002">
                <text:p>0.005002</text:p>
              </table:table-cell>
              <table:table-cell office:value-type="float" office:value="0.003416">
                <text:p>0.0034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04968">
                <text:p>0.004968</text:p>
              </table:table-cell>
              <table:table-cell office:value-type="float" office:value="0.00358">
                <text:p>0.00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05049">
                <text:p>0.005049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0511">
                <text:p>0.00511</text:p>
              </table:table-cell>
              <table:table-cell office:value-type="float" office:value="0.003447">
                <text:p>0.0034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00507">
                <text:p>0.00507</text:p>
              </table:table-cell>
              <table:table-cell office:value-type="float" office:value="0.003417">
                <text:p>0.0034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005109">
                <text:p>0.005109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005115">
                <text:p>0.005115</text:p>
              </table:table-cell>
              <table:table-cell office:value-type="float" office:value="0.003469">
                <text:p>0.0034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005124">
                <text:p>0.005124</text:p>
              </table:table-cell>
              <table:table-cell office:value-type="float" office:value="0.003762">
                <text:p>0.0037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005155">
                <text:p>0.005155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005173">
                <text:p>0.005173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005199">
                <text:p>0.005199</text:p>
              </table:table-cell>
              <table:table-cell office:value-type="float" office:value="0.003507">
                <text:p>0.0035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005228">
                <text:p>0.005228</text:p>
              </table:table-cell>
              <table:table-cell office:value-type="float" office:value="0.003668">
                <text:p>0.0036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005268">
                <text:p>0.005268</text:p>
              </table:table-cell>
              <table:table-cell office:value-type="float" office:value="0.003576">
                <text:p>0.0035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005291">
                <text:p>0.005291</text:p>
              </table:table-cell>
              <table:table-cell office:value-type="float" office:value="0.003623">
                <text:p>0.0036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005299">
                <text:p>0.005299</text:p>
              </table:table-cell>
              <table:table-cell office:value-type="float" office:value="0.003578">
                <text:p>0.0035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005302">
                <text:p>0.005302</text:p>
              </table:table-cell>
              <table:table-cell office:value-type="float" office:value="0.003591">
                <text:p>0.0035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005305">
                <text:p>0.005305</text:p>
              </table:table-cell>
              <table:table-cell office:value-type="float" office:value="0.003574">
                <text:p>0.0035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005319">
                <text:p>0.005319</text:p>
              </table:table-cell>
              <table:table-cell office:value-type="float" office:value="0.003619">
                <text:p>0.0036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005338">
                <text:p>0.005338</text:p>
              </table:table-cell>
              <table:table-cell office:value-type="float" office:value="0.003616">
                <text:p>0.0036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005342">
                <text:p>0.005342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005367">
                <text:p>0.005367</text:p>
              </table:table-cell>
              <table:table-cell office:value-type="float" office:value="0.003676">
                <text:p>0.0036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005385">
                <text:p>0.005385</text:p>
              </table:table-cell>
              <table:table-cell office:value-type="float" office:value="0.00371">
                <text:p>0.003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005439">
                <text:p>0.005439</text:p>
              </table:table-cell>
              <table:table-cell office:value-type="float" office:value="0.003826">
                <text:p>0.0038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005457">
                <text:p>0.005457</text:p>
              </table:table-cell>
              <table:table-cell office:value-type="float" office:value="0.003726">
                <text:p>0.0037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005431">
                <text:p>0.005431</text:p>
              </table:table-cell>
              <table:table-cell office:value-type="float" office:value="0.00368">
                <text:p>0.003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005422">
                <text:p>0.005422</text:p>
              </table:table-cell>
              <table:table-cell office:value-type="float" office:value="0.003648">
                <text:p>0.0036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005438">
                <text:p>0.005438</text:p>
              </table:table-cell>
              <table:table-cell office:value-type="float" office:value="0.003675">
                <text:p>0.003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005449">
                <text:p>0.005449</text:p>
              </table:table-cell>
              <table:table-cell office:value-type="float" office:value="0.003688">
                <text:p>0.0036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005468">
                <text:p>0.005468</text:p>
              </table:table-cell>
              <table:table-cell office:value-type="float" office:value="0.003736">
                <text:p>0.0037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005487">
                <text:p>0.005487</text:p>
              </table:table-cell>
              <table:table-cell office:value-type="float" office:value="0.003754">
                <text:p>0.0037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0055">
                <text:p>0.0055</text:p>
              </table:table-cell>
              <table:table-cell office:value-type="float" office:value="0.003717">
                <text:p>0.0037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005521">
                <text:p>0.005521</text:p>
              </table:table-cell>
              <table:table-cell office:value-type="float" office:value="0.003892">
                <text:p>0.0038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005533">
                <text:p>0.005533</text:p>
              </table:table-cell>
              <table:table-cell office:value-type="float" office:value="0.003904">
                <text:p>0.0039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005562">
                <text:p>0.005562</text:p>
              </table:table-cell>
              <table:table-cell office:value-type="float" office:value="0.003834">
                <text:p>0.0038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005616">
                <text:p>0.005616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005618">
                <text:p>0.005618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005651">
                <text:p>0.005651</text:p>
              </table:table-cell>
              <table:table-cell office:value-type="float" office:value="0.003865">
                <text:p>0.0038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005651">
                <text:p>0.005651</text:p>
              </table:table-cell>
              <table:table-cell office:value-type="float" office:value="0.003904">
                <text:p>0.0039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005666">
                <text:p>0.005666</text:p>
              </table:table-cell>
              <table:table-cell office:value-type="float" office:value="0.003883">
                <text:p>0.0038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005682">
                <text:p>0.005682</text:p>
              </table:table-cell>
              <table:table-cell office:value-type="float" office:value="0.003885">
                <text:p>0.0038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005708">
                <text:p>0.005708</text:p>
              </table:table-cell>
              <table:table-cell office:value-type="float" office:value="0.003938">
                <text:p>0.0039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00573">
                <text:p>0.00573</text:p>
              </table:table-cell>
              <table:table-cell office:value-type="float" office:value="0.003984">
                <text:p>0.0039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005979">
                <text:p>0.005979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00602">
                <text:p>0.00602</text:p>
              </table:table-cell>
              <table:table-cell office:value-type="float" office:value="0.003973">
                <text:p>0.0039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005811">
                <text:p>0.005811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005804">
                <text:p>0.005804</text:p>
              </table:table-cell>
              <table:table-cell office:value-type="float" office:value="0.003952">
                <text:p>0.0039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005838">
                <text:p>0.005838</text:p>
              </table:table-cell>
              <table:table-cell office:value-type="float" office:value="0.003941">
                <text:p>0.0039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005881">
                <text:p>0.005881</text:p>
              </table:table-cell>
              <table:table-cell office:value-type="float" office:value="0.003951">
                <text:p>0.0039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00587">
                <text:p>0.00587</text:p>
              </table:table-cell>
              <table:table-cell office:value-type="float" office:value="0.003968">
                <text:p>0.0039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005929">
                <text:p>0.005929</text:p>
              </table:table-cell>
              <table:table-cell office:value-type="float" office:value="0.003981">
                <text:p>0.0039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005945">
                <text:p>0.005945</text:p>
              </table:table-cell>
              <table:table-cell office:value-type="float" office:value="0.003983">
                <text:p>0.0039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005952">
                <text:p>0.005952</text:p>
              </table:table-cell>
              <table:table-cell office:value-type="float" office:value="0.004088">
                <text:p>0.0040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006029">
                <text:p>0.006029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00607">
                <text:p>0.00607</text:p>
              </table:table-cell>
              <table:table-cell office:value-type="float" office:value="0.00404">
                <text:p>0.004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006026">
                <text:p>0.006026</text:p>
              </table:table-cell>
              <table:table-cell office:value-type="float" office:value="0.004043">
                <text:p>0.0040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006039">
                <text:p>0.006039</text:p>
              </table:table-cell>
              <table:table-cell office:value-type="float" office:value="0.004057">
                <text:p>0.004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006073">
                <text:p>0.006073</text:p>
              </table:table-cell>
              <table:table-cell office:value-type="float" office:value="0.004059">
                <text:p>0.0040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006066">
                <text:p>0.006066</text:p>
              </table:table-cell>
              <table:table-cell office:value-type="float" office:value="0.004067">
                <text:p>0.0040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006102">
                <text:p>0.006102</text:p>
              </table:table-cell>
              <table:table-cell office:value-type="float" office:value="0.00409">
                <text:p>0.004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006099">
                <text:p>0.006099</text:p>
              </table:table-cell>
              <table:table-cell office:value-type="float" office:value="0.004123">
                <text:p>0.0041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006134">
                <text:p>0.006134</text:p>
              </table:table-cell>
              <table:table-cell office:value-type="float" office:value="0.004156">
                <text:p>0.0041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006257">
                <text:p>0.006257</text:p>
              </table:table-cell>
              <table:table-cell office:value-type="float" office:value="0.004187">
                <text:p>0.0041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006204">
                <text:p>0.006204</text:p>
              </table:table-cell>
              <table:table-cell office:value-type="float" office:value="0.00427">
                <text:p>0.004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006217">
                <text:p>0.006217</text:p>
              </table:table-cell>
              <table:table-cell office:value-type="float" office:value="0.004228">
                <text:p>0.0042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0063">
                <text:p>0.0063</text:p>
              </table:table-cell>
              <table:table-cell office:value-type="float" office:value="0.004195">
                <text:p>0.0041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006256">
                <text:p>0.006256</text:p>
              </table:table-cell>
              <table:table-cell office:value-type="float" office:value="0.004186">
                <text:p>0.0041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006259">
                <text:p>0.006259</text:p>
              </table:table-cell>
              <table:table-cell office:value-type="float" office:value="0.00434">
                <text:p>0.004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006285">
                <text:p>0.006285</text:p>
              </table:table-cell>
              <table:table-cell office:value-type="float" office:value="0.004252">
                <text:p>0.0042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0063">
                <text:p>0.0063</text:p>
              </table:table-cell>
              <table:table-cell office:value-type="float" office:value="0.004224">
                <text:p>0.0042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006311">
                <text:p>0.006311</text:p>
              </table:table-cell>
              <table:table-cell office:value-type="float" office:value="0.004326">
                <text:p>0.0043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006344">
                <text:p>0.006344</text:p>
              </table:table-cell>
              <table:table-cell office:value-type="float" office:value="0.004285">
                <text:p>0.0042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00636">
                <text:p>0.00636</text:p>
              </table:table-cell>
              <table:table-cell office:value-type="float" office:value="0.004455">
                <text:p>0.004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006497">
                <text:p>0.006497</text:p>
              </table:table-cell>
              <table:table-cell office:value-type="float" office:value="0.004361">
                <text:p>0.0043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006392">
                <text:p>0.006392</text:p>
              </table:table-cell>
              <table:table-cell office:value-type="float" office:value="0.004331">
                <text:p>0.0043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006401">
                <text:p>0.006401</text:p>
              </table:table-cell>
              <table:table-cell office:value-type="float" office:value="0.004334">
                <text:p>0.004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006413">
                <text:p>0.006413</text:p>
              </table:table-cell>
              <table:table-cell office:value-type="float" office:value="0.004319">
                <text:p>0.0043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006422">
                <text:p>0.006422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006422">
                <text:p>0.006422</text:p>
              </table:table-cell>
              <table:table-cell office:value-type="float" office:value="0.004354">
                <text:p>0.0043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006414">
                <text:p>0.006414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006425">
                <text:p>0.006425</text:p>
              </table:table-cell>
              <table:table-cell office:value-type="float" office:value="0.004386">
                <text:p>0.0043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006442">
                <text:p>0.006442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006558">
                <text:p>0.006558</text:p>
              </table:table-cell>
              <table:table-cell office:value-type="float" office:value="0.004413">
                <text:p>0.0044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00666">
                <text:p>0.00666</text:p>
              </table:table-cell>
              <table:table-cell office:value-type="float" office:value="0.004424">
                <text:p>0.0044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006606">
                <text:p>0.006606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0066">
                <text:p>0.0066</text:p>
              </table:table-cell>
              <table:table-cell office:value-type="float" office:value="0.004484">
                <text:p>0.0044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006609">
                <text:p>0.006609</text:p>
              </table:table-cell>
              <table:table-cell office:value-type="float" office:value="0.004535">
                <text:p>0.0045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006672">
                <text:p>0.006672</text:p>
              </table:table-cell>
              <table:table-cell office:value-type="float" office:value="0.004656">
                <text:p>0.0046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006613">
                <text:p>0.006613</text:p>
              </table:table-cell>
              <table:table-cell office:value-type="float" office:value="0.004463">
                <text:p>0.0044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00662">
                <text:p>0.00662</text:p>
              </table:table-cell>
              <table:table-cell office:value-type="float" office:value="0.004504">
                <text:p>0.004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006635">
                <text:p>0.006635</text:p>
              </table:table-cell>
              <table:table-cell office:value-type="float" office:value="0.004544">
                <text:p>0.0045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006671">
                <text:p>0.006671</text:p>
              </table:table-cell>
              <table:table-cell office:value-type="float" office:value="0.004495">
                <text:p>0.0044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00677">
                <text:p>0.00677</text:p>
              </table:table-cell>
              <table:table-cell office:value-type="float" office:value="0.004619">
                <text:p>0.0046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006792">
                <text:p>0.006792</text:p>
              </table:table-cell>
              <table:table-cell office:value-type="float" office:value="0.004657">
                <text:p>0.0046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006718">
                <text:p>0.006718</text:p>
              </table:table-cell>
              <table:table-cell office:value-type="float" office:value="0.004532">
                <text:p>0.0045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006744">
                <text:p>0.006744</text:p>
              </table:table-cell>
              <table:table-cell office:value-type="float" office:value="0.004587">
                <text:p>0.0045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006745">
                <text:p>0.006745</text:p>
              </table:table-cell>
              <table:table-cell office:value-type="float" office:value="0.004651">
                <text:p>0.0046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006761">
                <text:p>0.006761</text:p>
              </table:table-cell>
              <table:table-cell office:value-type="float" office:value="0.004609">
                <text:p>0.0046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006787">
                <text:p>0.006787</text:p>
              </table:table-cell>
              <table:table-cell office:value-type="float" office:value="0.004632">
                <text:p>0.0046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006802">
                <text:p>0.006802</text:p>
              </table:table-cell>
              <table:table-cell office:value-type="float" office:value="0.004723">
                <text:p>0.004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006805">
                <text:p>0.006805</text:p>
              </table:table-cell>
              <table:table-cell office:value-type="float" office:value="0.004683">
                <text:p>0.0046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006823">
                <text:p>0.006823</text:p>
              </table:table-cell>
              <table:table-cell office:value-type="float" office:value="0.004629">
                <text:p>0.0046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006958">
                <text:p>0.006958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006995">
                <text:p>0.006995</text:p>
              </table:table-cell>
              <table:table-cell office:value-type="float" office:value="0.004665">
                <text:p>0.0046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006894">
                <text:p>0.006894</text:p>
              </table:table-cell>
              <table:table-cell office:value-type="float" office:value="0.00473">
                <text:p>0.004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006911">
                <text:p>0.006911</text:p>
              </table:table-cell>
              <table:table-cell office:value-type="float" office:value="0.004717">
                <text:p>0.0047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006935">
                <text:p>0.006935</text:p>
              </table:table-cell>
              <table:table-cell office:value-type="float" office:value="0.004674">
                <text:p>0.0046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006934">
                <text:p>0.006934</text:p>
              </table:table-cell>
              <table:table-cell office:value-type="float" office:value="0.004709">
                <text:p>0.0047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006963">
                <text:p>0.006963</text:p>
              </table:table-cell>
              <table:table-cell office:value-type="float" office:value="0.00474">
                <text:p>0.004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006976">
                <text:p>0.006976</text:p>
              </table:table-cell>
              <table:table-cell office:value-type="float" office:value="0.004767">
                <text:p>0.0047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006995">
                <text:p>0.006995</text:p>
              </table:table-cell>
              <table:table-cell office:value-type="float" office:value="0.004718">
                <text:p>0.0047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007">
                <text:p>0.007</text:p>
              </table:table-cell>
              <table:table-cell office:value-type="float" office:value="0.004797">
                <text:p>0.0047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007198">
                <text:p>0.007198</text:p>
              </table:table-cell>
              <table:table-cell office:value-type="float" office:value="0.004884">
                <text:p>0.0048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00716">
                <text:p>0.00716</text:p>
              </table:table-cell>
              <table:table-cell office:value-type="float" office:value="0.00488">
                <text:p>0.004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007063">
                <text:p>0.007063</text:p>
              </table:table-cell>
              <table:table-cell office:value-type="float" office:value="0.00481">
                <text:p>0.004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007075">
                <text:p>0.007075</text:p>
              </table:table-cell>
              <table:table-cell office:value-type="float" office:value="0.00495">
                <text:p>0.004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007093">
                <text:p>0.007093</text:p>
              </table:table-cell>
              <table:table-cell office:value-type="float" office:value="0.004871">
                <text:p>0.0048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007091">
                <text:p>0.007091</text:p>
              </table:table-cell>
              <table:table-cell office:value-type="float" office:value="0.004828">
                <text:p>0.0048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007113">
                <text:p>0.007113</text:p>
              </table:table-cell>
              <table:table-cell office:value-type="float" office:value="0.00489">
                <text:p>0.004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007117">
                <text:p>0.007117</text:p>
              </table:table-cell>
              <table:table-cell office:value-type="float" office:value="0.004913">
                <text:p>0.0049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007139">
                <text:p>0.007139</text:p>
              </table:table-cell>
              <table:table-cell office:value-type="float" office:value="0.004874">
                <text:p>0.0048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007133">
                <text:p>0.007133</text:p>
              </table:table-cell>
              <table:table-cell office:value-type="float" office:value="0.004887">
                <text:p>0.0048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007314">
                <text:p>0.007314</text:p>
              </table:table-cell>
              <table:table-cell office:value-type="float" office:value="0.004934">
                <text:p>0.0049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007386">
                <text:p>0.007386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007319">
                <text:p>0.007319</text:p>
              </table:table-cell>
              <table:table-cell office:value-type="float" office:value="0.004963">
                <text:p>0.004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007232">
                <text:p>0.007232</text:p>
              </table:table-cell>
              <table:table-cell office:value-type="float" office:value="0.004944">
                <text:p>0.0049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007373">
                <text:p>0.007373</text:p>
              </table:table-cell>
              <table:table-cell office:value-type="float" office:value="0.004974">
                <text:p>0.0049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007272">
                <text:p>0.007272</text:p>
              </table:table-cell>
              <table:table-cell office:value-type="float" office:value="0.004983">
                <text:p>0.0049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007307">
                <text:p>0.007307</text:p>
              </table:table-cell>
              <table:table-cell office:value-type="float" office:value="0.004981">
                <text:p>0.0049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007326">
                <text:p>0.007326</text:p>
              </table:table-cell>
              <table:table-cell office:value-type="float" office:value="0.005056">
                <text:p>0.0050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007359">
                <text:p>0.007359</text:p>
              </table:table-cell>
              <table:table-cell office:value-type="float" office:value="0.005046">
                <text:p>0.0050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007381">
                <text:p>0.007381</text:p>
              </table:table-cell>
              <table:table-cell office:value-type="float" office:value="0.005028">
                <text:p>0.0050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007582">
                <text:p>0.007582</text:p>
              </table:table-cell>
              <table:table-cell office:value-type="float" office:value="0.005136">
                <text:p>0.0051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007573">
                <text:p>0.007573</text:p>
              </table:table-cell>
              <table:table-cell office:value-type="float" office:value="0.005142">
                <text:p>0.0051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007479">
                <text:p>0.007479</text:p>
              </table:table-cell>
              <table:table-cell office:value-type="float" office:value="0.005058">
                <text:p>0.0050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00747">
                <text:p>0.00747</text:p>
              </table:table-cell>
              <table:table-cell office:value-type="float" office:value="0.005054">
                <text:p>0.0050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00755">
                <text:p>0.00755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00757">
                <text:p>0.00757</text:p>
              </table:table-cell>
              <table:table-cell office:value-type="float" office:value="0.005228">
                <text:p>0.0052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007588">
                <text:p>0.007588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00761">
                <text:p>0.00761</text:p>
              </table:table-cell>
              <table:table-cell office:value-type="float" office:value="0.005177">
                <text:p>0.0051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007631">
                <text:p>0.007631</text:p>
              </table:table-cell>
              <table:table-cell office:value-type="float" office:value="0.005254">
                <text:p>0.0052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007637">
                <text:p>0.007637</text:p>
              </table:table-cell>
              <table:table-cell office:value-type="float" office:value="0.005223">
                <text:p>0.0052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007724">
                <text:p>0.007724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007806">
                <text:p>0.007806</text:p>
              </table:table-cell>
              <table:table-cell office:value-type="float" office:value="0.005348">
                <text:p>0.0053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007675">
                <text:p>0.007675</text:p>
              </table:table-cell>
              <table:table-cell office:value-type="float" office:value="0.005234">
                <text:p>0.0052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007717">
                <text:p>0.007717</text:p>
              </table:table-cell>
              <table:table-cell office:value-type="float" office:value="0.005239">
                <text:p>0.0052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007756">
                <text:p>0.007756</text:p>
              </table:table-cell>
              <table:table-cell office:value-type="float" office:value="0.005266">
                <text:p>0.0052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007767">
                <text:p>0.007767</text:p>
              </table:table-cell>
              <table:table-cell office:value-type="float" office:value="0.00545">
                <text:p>0.005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007783">
                <text:p>0.007783</text:p>
              </table:table-cell>
              <table:table-cell office:value-type="float" office:value="0.005368">
                <text:p>0.0053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007799">
                <text:p>0.007799</text:p>
              </table:table-cell>
              <table:table-cell office:value-type="float" office:value="0.005337">
                <text:p>0.0053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007837">
                <text:p>0.007837</text:p>
              </table:table-cell>
              <table:table-cell office:value-type="float" office:value="0.00533">
                <text:p>0.005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007838">
                <text:p>0.007838</text:p>
              </table:table-cell>
              <table:table-cell office:value-type="float" office:value="0.005409">
                <text:p>0.0054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008051">
                <text:p>0.008051</text:p>
              </table:table-cell>
              <table:table-cell office:value-type="float" office:value="0.005428">
                <text:p>0.0054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008053">
                <text:p>0.008053</text:p>
              </table:table-cell>
              <table:table-cell office:value-type="float" office:value="0.005294">
                <text:p>0.0052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007909">
                <text:p>0.007909</text:p>
              </table:table-cell>
              <table:table-cell office:value-type="float" office:value="0.005332">
                <text:p>0.0053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007851">
                <text:p>0.007851</text:p>
              </table:table-cell>
              <table:table-cell office:value-type="float" office:value="0.005411">
                <text:p>0.0054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007946">
                <text:p>0.007946</text:p>
              </table:table-cell>
              <table:table-cell office:value-type="float" office:value="0.00546">
                <text:p>0.005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007934">
                <text:p>0.007934</text:p>
              </table:table-cell>
              <table:table-cell office:value-type="float" office:value="0.005499">
                <text:p>0.0054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007952">
                <text:p>0.007952</text:p>
              </table:table-cell>
              <table:table-cell office:value-type="float" office:value="0.005431">
                <text:p>0.0054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007975">
                <text:p>0.007975</text:p>
              </table:table-cell>
              <table:table-cell office:value-type="float" office:value="0.00665">
                <text:p>0.006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008021">
                <text:p>0.008021</text:p>
              </table:table-cell>
              <table:table-cell office:value-type="float" office:value="0.005479">
                <text:p>0.0054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007989">
                <text:p>0.007989</text:p>
              </table:table-cell>
              <table:table-cell office:value-type="float" office:value="0.005564">
                <text:p>0.0055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008015">
                <text:p>0.008015</text:p>
              </table:table-cell>
              <table:table-cell office:value-type="float" office:value="0.005505">
                <text:p>0.0055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008115">
                <text:p>0.008115</text:p>
              </table:table-cell>
              <table:table-cell office:value-type="float" office:value="0.00553">
                <text:p>0.005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008013">
                <text:p>0.008013</text:p>
              </table:table-cell>
              <table:table-cell office:value-type="float" office:value="0.005774">
                <text:p>0.0057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00805">
                <text:p>0.00805</text:p>
              </table:table-cell>
              <table:table-cell office:value-type="float" office:value="0.005481">
                <text:p>0.0054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008042">
                <text:p>0.008042</text:p>
              </table:table-cell>
              <table:table-cell office:value-type="float" office:value="0.005418">
                <text:p>0.0054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00807">
                <text:p>0.00807</text:p>
              </table:table-cell>
              <table:table-cell office:value-type="float" office:value="0.005513">
                <text:p>0.0055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0081">
                <text:p>0.0081</text:p>
              </table:table-cell>
              <table:table-cell office:value-type="float" office:value="0.005573">
                <text:p>0.0055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008089">
                <text:p>0.008089</text:p>
              </table:table-cell>
              <table:table-cell office:value-type="float" office:value="0.005583">
                <text:p>0.0055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008118">
                <text:p>0.008118</text:p>
              </table:table-cell>
              <table:table-cell office:value-type="float" office:value="0.005533">
                <text:p>0.0055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008129">
                <text:p>0.008129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008174">
                <text:p>0.008174</text:p>
              </table:table-cell>
              <table:table-cell office:value-type="float" office:value="0.005546">
                <text:p>0.0055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008294">
                <text:p>0.008294</text:p>
              </table:table-cell>
              <table:table-cell office:value-type="float" office:value="0.005688">
                <text:p>0.005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008259">
                <text:p>0.008259</text:p>
              </table:table-cell>
              <table:table-cell office:value-type="float" office:value="0.005673">
                <text:p>0.0056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008217">
                <text:p>0.008217</text:p>
              </table:table-cell>
              <table:table-cell office:value-type="float" office:value="0.005587">
                <text:p>0.0055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00822">
                <text:p>0.00822</text:p>
              </table:table-cell>
              <table:table-cell office:value-type="float" office:value="0.005625">
                <text:p>0.0056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008253">
                <text:p>0.008253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008264">
                <text:p>0.008264</text:p>
              </table:table-cell>
              <table:table-cell office:value-type="float" office:value="0.005841">
                <text:p>0.0058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008269">
                <text:p>0.008269</text:p>
              </table:table-cell>
              <table:table-cell office:value-type="float" office:value="0.005737">
                <text:p>0.0057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008294">
                <text:p>0.008294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008302">
                <text:p>0.008302</text:p>
              </table:table-cell>
              <table:table-cell office:value-type="float" office:value="0.005696">
                <text:p>0.0056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008392">
                <text:p>0.008392</text:p>
              </table:table-cell>
              <table:table-cell office:value-type="float" office:value="0.005784">
                <text:p>0.0057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008422">
                <text:p>0.008422</text:p>
              </table:table-cell>
              <table:table-cell office:value-type="float" office:value="0.005823">
                <text:p>0.0058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008439">
                <text:p>0.008439</text:p>
              </table:table-cell>
              <table:table-cell office:value-type="float" office:value="0.005799">
                <text:p>0.005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00843">
                <text:p>0.00843</text:p>
              </table:table-cell>
              <table:table-cell office:value-type="float" office:value="0.005839">
                <text:p>0.0058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008422">
                <text:p>0.008422</text:p>
              </table:table-cell>
              <table:table-cell office:value-type="float" office:value="0.005785">
                <text:p>0.0057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008419">
                <text:p>0.008419</text:p>
              </table:table-cell>
              <table:table-cell office:value-type="float" office:value="0.005739">
                <text:p>0.0057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008444">
                <text:p>0.008444</text:p>
              </table:table-cell>
              <table:table-cell office:value-type="float" office:value="0.005783">
                <text:p>0.0057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008444">
                <text:p>0.008444</text:p>
              </table:table-cell>
              <table:table-cell office:value-type="float" office:value="0.005771">
                <text:p>0.0057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008471">
                <text:p>0.008471</text:p>
              </table:table-cell>
              <table:table-cell office:value-type="float" office:value="0.005774">
                <text:p>0.0057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008483">
                <text:p>0.008483</text:p>
              </table:table-cell>
              <table:table-cell office:value-type="float" office:value="0.00578">
                <text:p>0.005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008518">
                <text:p>0.008518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008615">
                <text:p>0.008615</text:p>
              </table:table-cell>
              <table:table-cell office:value-type="float" office:value="0.005994">
                <text:p>0.0059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008633">
                <text:p>0.008633</text:p>
              </table:table-cell>
              <table:table-cell office:value-type="float" office:value="0.005891">
                <text:p>0.0058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008633">
                <text:p>0.008633</text:p>
              </table:table-cell>
              <table:table-cell office:value-type="float" office:value="0.005985">
                <text:p>0.0059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008636">
                <text:p>0.008636</text:p>
              </table:table-cell>
              <table:table-cell office:value-type="float" office:value="0.006003">
                <text:p>0.0060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008645">
                <text:p>0.008645</text:p>
              </table:table-cell>
              <table:table-cell office:value-type="float" office:value="0.005991">
                <text:p>0.0059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008664">
                <text:p>0.008664</text:p>
              </table:table-cell>
              <table:table-cell office:value-type="float" office:value="0.005986">
                <text:p>0.0059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008675">
                <text:p>0.008675</text:p>
              </table:table-cell>
              <table:table-cell office:value-type="float" office:value="0.006001">
                <text:p>0.0060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008716">
                <text:p>0.008716</text:p>
              </table:table-cell>
              <table:table-cell office:value-type="float" office:value="0.006075">
                <text:p>0.0060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008706">
                <text:p>0.008706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008783">
                <text:p>0.008783</text:p>
              </table:table-cell>
              <table:table-cell office:value-type="float" office:value="0.006089">
                <text:p>0.0060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008746">
                <text:p>0.008746</text:p>
              </table:table-cell>
              <table:table-cell office:value-type="float" office:value="0.00606">
                <text:p>0.006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008854">
                <text:p>0.008854</text:p>
              </table:table-cell>
              <table:table-cell office:value-type="float" office:value="0.006202">
                <text:p>0.0062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008787">
                <text:p>0.008787</text:p>
              </table:table-cell>
              <table:table-cell office:value-type="float" office:value="0.006008">
                <text:p>0.0060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008814">
                <text:p>0.008814</text:p>
              </table:table-cell>
              <table:table-cell office:value-type="float" office:value="0.006077">
                <text:p>0.0060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008845">
                <text:p>0.008845</text:p>
              </table:table-cell>
              <table:table-cell office:value-type="float" office:value="0.006066">
                <text:p>0.0060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008891">
                <text:p>0.008891</text:p>
              </table:table-cell>
              <table:table-cell office:value-type="float" office:value="0.006123">
                <text:p>0.0061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008834">
                <text:p>0.008834</text:p>
              </table:table-cell>
              <table:table-cell office:value-type="float" office:value="0.006053">
                <text:p>0.0060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00887">
                <text:p>0.00887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008912">
                <text:p>0.008912</text:p>
              </table:table-cell>
              <table:table-cell office:value-type="float" office:value="0.006153">
                <text:p>0.0061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009011">
                <text:p>0.009011</text:p>
              </table:table-cell>
              <table:table-cell office:value-type="float" office:value="0.006324">
                <text:p>0.0063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009046">
                <text:p>0.009046</text:p>
              </table:table-cell>
              <table:table-cell office:value-type="float" office:value="0.006278">
                <text:p>0.0062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0091">
                <text:p>0.0091</text:p>
              </table:table-cell>
              <table:table-cell office:value-type="float" office:value="0.006236">
                <text:p>0.0062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009081">
                <text:p>0.009081</text:p>
              </table:table-cell>
              <table:table-cell office:value-type="float" office:value="0.006215">
                <text:p>0.006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009078">
                <text:p>0.009078</text:p>
              </table:table-cell>
              <table:table-cell office:value-type="float" office:value="0.006272">
                <text:p>0.0062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009101">
                <text:p>0.009101</text:p>
              </table:table-cell>
              <table:table-cell office:value-type="float" office:value="0.006194">
                <text:p>0.0061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009141">
                <text:p>0.009141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009159">
                <text:p>0.009159</text:p>
              </table:table-cell>
              <table:table-cell office:value-type="float" office:value="0.006289">
                <text:p>0.0062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009163">
                <text:p>0.009163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009198">
                <text:p>0.009198</text:p>
              </table:table-cell>
              <table:table-cell office:value-type="float" office:value="0.006288">
                <text:p>0.0062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009465">
                <text:p>0.009465</text:p>
              </table:table-cell>
              <table:table-cell office:value-type="float" office:value="0.006324">
                <text:p>0.0063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009239">
                <text:p>0.009239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009244">
                <text:p>0.009244</text:p>
              </table:table-cell>
              <table:table-cell office:value-type="float" office:value="0.006294">
                <text:p>0.0062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009272">
                <text:p>0.009272</text:p>
              </table:table-cell>
              <table:table-cell office:value-type="float" office:value="0.006419">
                <text:p>0.0064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009276">
                <text:p>0.009276</text:p>
              </table:table-cell>
              <table:table-cell office:value-type="float" office:value="0.006313">
                <text:p>0.0063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009298">
                <text:p>0.009298</text:p>
              </table:table-cell>
              <table:table-cell office:value-type="float" office:value="0.006303">
                <text:p>0.0063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009336">
                <text:p>0.009336</text:p>
              </table:table-cell>
              <table:table-cell office:value-type="float" office:value="0.006341">
                <text:p>0.0063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009339">
                <text:p>0.009339</text:p>
              </table:table-cell>
              <table:table-cell office:value-type="float" office:value="0.006357">
                <text:p>0.0063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009364">
                <text:p>0.009364</text:p>
              </table:table-cell>
              <table:table-cell office:value-type="float" office:value="0.006447">
                <text:p>0.0064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00939">
                <text:p>0.00939</text:p>
              </table:table-cell>
              <table:table-cell office:value-type="float" office:value="0.00637">
                <text:p>0.006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009559">
                <text:p>0.009559</text:p>
              </table:table-cell>
              <table:table-cell office:value-type="float" office:value="0.006426">
                <text:p>0.0064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009499">
                <text:p>0.009499</text:p>
              </table:table-cell>
              <table:table-cell office:value-type="float" office:value="0.006496">
                <text:p>0.0064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009392">
                <text:p>0.009392</text:p>
              </table:table-cell>
              <table:table-cell office:value-type="float" office:value="0.006471">
                <text:p>0.0064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009398">
                <text:p>0.009398</text:p>
              </table:table-cell>
              <table:table-cell office:value-type="float" office:value="0.006463">
                <text:p>0.0064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009401">
                <text:p>0.009401</text:p>
              </table:table-cell>
              <table:table-cell office:value-type="float" office:value="0.006467">
                <text:p>0.0064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009419">
                <text:p>0.009419</text:p>
              </table:table-cell>
              <table:table-cell office:value-type="float" office:value="0.006413">
                <text:p>0.006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00944">
                <text:p>0.00944</text:p>
              </table:table-cell>
              <table:table-cell office:value-type="float" office:value="0.006424">
                <text:p>0.0064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009445">
                <text:p>0.009445</text:p>
              </table:table-cell>
              <table:table-cell office:value-type="float" office:value="0.006454">
                <text:p>0.0064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00946">
                <text:p>0.00946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009582">
                <text:p>0.009582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009816">
                <text:p>0.009816</text:p>
              </table:table-cell>
              <table:table-cell office:value-type="float" office:value="0.006653">
                <text:p>0.0066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009518">
                <text:p>0.009518</text:p>
              </table:table-cell>
              <table:table-cell office:value-type="float" office:value="0.006676">
                <text:p>0.0066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009588">
                <text:p>0.009588</text:p>
              </table:table-cell>
              <table:table-cell office:value-type="float" office:value="0.006591">
                <text:p>0.0065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009598">
                <text:p>0.009598</text:p>
              </table:table-cell>
              <table:table-cell office:value-type="float" office:value="0.00665">
                <text:p>0.006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009634">
                <text:p>0.009634</text:p>
              </table:table-cell>
              <table:table-cell office:value-type="float" office:value="0.006628">
                <text:p>0.0066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009647">
                <text:p>0.009647</text:p>
              </table:table-cell>
              <table:table-cell office:value-type="float" office:value="0.006756">
                <text:p>0.0067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00968">
                <text:p>0.00968</text:p>
              </table:table-cell>
              <table:table-cell office:value-type="float" office:value="0.006666">
                <text:p>0.0066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009708">
                <text:p>0.009708</text:p>
              </table:table-cell>
              <table:table-cell office:value-type="float" office:value="0.00672">
                <text:p>0.006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009734">
                <text:p>0.009734</text:p>
              </table:table-cell>
              <table:table-cell office:value-type="float" office:value="0.006715">
                <text:p>0.0067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009764">
                <text:p>0.009764</text:p>
              </table:table-cell>
              <table:table-cell office:value-type="float" office:value="0.006669">
                <text:p>0.0066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009942">
                <text:p>0.009942</text:p>
              </table:table-cell>
              <table:table-cell office:value-type="float" office:value="0.006618">
                <text:p>0.0066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009809">
                <text:p>0.009809</text:p>
              </table:table-cell>
              <table:table-cell office:value-type="float" office:value="0.006606">
                <text:p>0.0066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009834">
                <text:p>0.009834</text:p>
              </table:table-cell>
              <table:table-cell office:value-type="float" office:value="0.006776">
                <text:p>0.0067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009855">
                <text:p>0.009855</text:p>
              </table:table-cell>
              <table:table-cell office:value-type="float" office:value="0.006734">
                <text:p>0.0067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009874">
                <text:p>0.009874</text:p>
              </table:table-cell>
              <table:table-cell office:value-type="float" office:value="0.006713">
                <text:p>0.0067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009893">
                <text:p>0.009893</text:p>
              </table:table-cell>
              <table:table-cell office:value-type="float" office:value="0.006794">
                <text:p>0.0067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009913">
                <text:p>0.009913</text:p>
              </table:table-cell>
              <table:table-cell office:value-type="float" office:value="0.006712">
                <text:p>0.0067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009946">
                <text:p>0.009946</text:p>
              </table:table-cell>
              <table:table-cell office:value-type="float" office:value="0.006646">
                <text:p>0.0066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009869">
                <text:p>0.009869</text:p>
              </table:table-cell>
              <table:table-cell office:value-type="float" office:value="0.006823">
                <text:p>0.0068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00988">
                <text:p>0.00988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010094">
                <text:p>0.010094</text:p>
              </table:table-cell>
              <table:table-cell office:value-type="float" office:value="0.006759">
                <text:p>0.0067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010043">
                <text:p>0.010043</text:p>
              </table:table-cell>
              <table:table-cell office:value-type="float" office:value="0.006847">
                <text:p>0.0068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010028">
                <text:p>0.010028</text:p>
              </table:table-cell>
              <table:table-cell office:value-type="float" office:value="0.007079">
                <text:p>0.0070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010062">
                <text:p>0.010062</text:p>
              </table:table-cell>
              <table:table-cell office:value-type="float" office:value="0.006876">
                <text:p>0.0068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010074">
                <text:p>0.010074</text:p>
              </table:table-cell>
              <table:table-cell office:value-type="float" office:value="0.006945">
                <text:p>0.0069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010103">
                <text:p>0.010103</text:p>
              </table:table-cell>
              <table:table-cell office:value-type="float" office:value="0.006921">
                <text:p>0.0069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010158">
                <text:p>0.010158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010126">
                <text:p>0.010126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010137">
                <text:p>0.010137</text:p>
              </table:table-cell>
              <table:table-cell office:value-type="float" office:value="0.006919">
                <text:p>0.0069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010152">
                <text:p>0.010152</text:p>
              </table:table-cell>
              <table:table-cell office:value-type="float" office:value="0.006907">
                <text:p>0.0069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010231">
                <text:p>0.010231</text:p>
              </table:table-cell>
              <table:table-cell office:value-type="float" office:value="0.006981">
                <text:p>0.0069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010142">
                <text:p>0.010142</text:p>
              </table:table-cell>
              <table:table-cell office:value-type="float" office:value="0.006918">
                <text:p>0.0069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0112">
                <text:p>0.0112</text:p>
              </table:table-cell>
              <table:table-cell office:value-type="float" office:value="0.00689">
                <text:p>0.006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010174">
                <text:p>0.010174</text:p>
              </table:table-cell>
              <table:table-cell office:value-type="float" office:value="0.006914">
                <text:p>0.0069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010188">
                <text:p>0.010188</text:p>
              </table:table-cell>
              <table:table-cell office:value-type="float" office:value="0.006986">
                <text:p>0.0069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01021">
                <text:p>0.01021</text:p>
              </table:table-cell>
              <table:table-cell office:value-type="float" office:value="0.006969">
                <text:p>0.0069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010212">
                <text:p>0.010212</text:p>
              </table:table-cell>
              <table:table-cell office:value-type="float" office:value="0.006932">
                <text:p>0.0069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01023">
                <text:p>0.01023</text:p>
              </table:table-cell>
              <table:table-cell office:value-type="float" office:value="0.007006">
                <text:p>0.0070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010227">
                <text:p>0.010227</text:p>
              </table:table-cell>
              <table:table-cell office:value-type="float" office:value="0.006951">
                <text:p>0.0069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010246">
                <text:p>0.010246</text:p>
              </table:table-cell>
              <table:table-cell office:value-type="float" office:value="0.007408">
                <text:p>0.0074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010408">
                <text:p>0.010408</text:p>
              </table:table-cell>
              <table:table-cell office:value-type="float" office:value="0.007084">
                <text:p>0.0070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010359">
                <text:p>0.010359</text:p>
              </table:table-cell>
              <table:table-cell office:value-type="float" office:value="0.007045">
                <text:p>0.0070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010283">
                <text:p>0.010283</text:p>
              </table:table-cell>
              <table:table-cell office:value-type="float" office:value="0.00708">
                <text:p>0.007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010323">
                <text:p>0.010323</text:p>
              </table:table-cell>
              <table:table-cell office:value-type="float" office:value="0.007324">
                <text:p>0.0073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010432">
                <text:p>0.010432</text:p>
              </table:table-cell>
              <table:table-cell office:value-type="float" office:value="0.007136">
                <text:p>0.0071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010328">
                <text:p>0.010328</text:p>
              </table:table-cell>
              <table:table-cell office:value-type="float" office:value="0.007171">
                <text:p>0.0071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010359">
                <text:p>0.010359</text:p>
              </table:table-cell>
              <table:table-cell office:value-type="float" office:value="0.007219">
                <text:p>0.0072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010401">
                <text:p>0.010401</text:p>
              </table:table-cell>
              <table:table-cell office:value-type="float" office:value="0.007179">
                <text:p>0.0071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010478">
                <text:p>0.010478</text:p>
              </table:table-cell>
              <table:table-cell office:value-type="float" office:value="0.007299">
                <text:p>0.0072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010475">
                <text:p>0.010475</text:p>
              </table:table-cell>
              <table:table-cell office:value-type="float" office:value="0.007128">
                <text:p>0.007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010642">
                <text:p>0.010642</text:p>
              </table:table-cell>
              <table:table-cell office:value-type="float" office:value="0.007181">
                <text:p>0.0071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01054">
                <text:p>0.01054</text:p>
              </table:table-cell>
              <table:table-cell office:value-type="float" office:value="0.007431">
                <text:p>0.0074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010521">
                <text:p>0.010521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010556">
                <text:p>0.010556</text:p>
              </table:table-cell>
              <table:table-cell office:value-type="float" office:value="0.007177">
                <text:p>0.0071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010557">
                <text:p>0.010557</text:p>
              </table:table-cell>
              <table:table-cell office:value-type="float" office:value="0.007178">
                <text:p>0.0071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010576">
                <text:p>0.010576</text:p>
              </table:table-cell>
              <table:table-cell office:value-type="float" office:value="0.007237">
                <text:p>0.0072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010592">
                <text:p>0.010592</text:p>
              </table:table-cell>
              <table:table-cell office:value-type="float" office:value="0.007198">
                <text:p>0.0071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010629">
                <text:p>0.010629</text:p>
              </table:table-cell>
              <table:table-cell office:value-type="float" office:value="0.007215">
                <text:p>0.0072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010669">
                <text:p>0.010669</text:p>
              </table:table-cell>
              <table:table-cell office:value-type="float" office:value="0.007365">
                <text:p>0.0073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010659">
                <text:p>0.010659</text:p>
              </table:table-cell>
              <table:table-cell office:value-type="float" office:value="0.007409">
                <text:p>0.007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010933">
                <text:p>0.010933</text:p>
              </table:table-cell>
              <table:table-cell office:value-type="float" office:value="0.007377">
                <text:p>0.0073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010944">
                <text:p>0.010944</text:p>
              </table:table-cell>
              <table:table-cell office:value-type="float" office:value="0.007307">
                <text:p>0.00730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010739">
                <text:p>0.010739</text:p>
              </table:table-cell>
              <table:table-cell office:value-type="float" office:value="0.007329">
                <text:p>0.0073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010803">
                <text:p>0.010803</text:p>
              </table:table-cell>
              <table:table-cell office:value-type="float" office:value="0.007346">
                <text:p>0.0073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010786">
                <text:p>0.010786</text:p>
              </table:table-cell>
              <table:table-cell office:value-type="float" office:value="0.007362">
                <text:p>0.0073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010788">
                <text:p>0.010788</text:p>
              </table:table-cell>
              <table:table-cell office:value-type="float" office:value="0.007317">
                <text:p>0.0073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010892">
                <text:p>0.010892</text:p>
              </table:table-cell>
              <table:table-cell office:value-type="float" office:value="0.00759">
                <text:p>0.007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010917">
                <text:p>0.010917</text:p>
              </table:table-cell>
              <table:table-cell office:value-type="float" office:value="0.007474">
                <text:p>0.00747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010961">
                <text:p>0.010961</text:p>
              </table:table-cell>
              <table:table-cell office:value-type="float" office:value="0.007475">
                <text:p>0.0074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010969">
                <text:p>0.010969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011153">
                <text:p>0.011153</text:p>
              </table:table-cell>
              <table:table-cell office:value-type="float" office:value="0.007456">
                <text:p>0.0074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01105">
                <text:p>0.01105</text:p>
              </table:table-cell>
              <table:table-cell office:value-type="float" office:value="0.007509">
                <text:p>0.0075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011001">
                <text:p>0.011001</text:p>
              </table:table-cell>
              <table:table-cell office:value-type="float" office:value="0.007569">
                <text:p>0.007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010963">
                <text:p>0.010963</text:p>
              </table:table-cell>
              <table:table-cell office:value-type="float" office:value="0.007524">
                <text:p>0.0075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010977">
                <text:p>0.010977</text:p>
              </table:table-cell>
              <table:table-cell office:value-type="float" office:value="0.007497">
                <text:p>0.0074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010993">
                <text:p>0.010993</text:p>
              </table:table-cell>
              <table:table-cell office:value-type="float" office:value="0.007546">
                <text:p>0.0075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011">
                <text:p>0.011</text:p>
              </table:table-cell>
              <table:table-cell office:value-type="float" office:value="0.007536">
                <text:p>0.0075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011029">
                <text:p>0.011029</text:p>
              </table:table-cell>
              <table:table-cell office:value-type="float" office:value="0.007488">
                <text:p>0.0074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011047">
                <text:p>0.011047</text:p>
              </table:table-cell>
              <table:table-cell office:value-type="float" office:value="0.007546">
                <text:p>0.0075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011054">
                <text:p>0.011054</text:p>
              </table:table-cell>
              <table:table-cell office:value-type="float" office:value="0.007576">
                <text:p>0.0075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011335">
                <text:p>0.011335</text:p>
              </table:table-cell>
              <table:table-cell office:value-type="float" office:value="0.007631">
                <text:p>0.0076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011088">
                <text:p>0.011088</text:p>
              </table:table-cell>
              <table:table-cell office:value-type="float" office:value="0.007637">
                <text:p>0.0076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011132">
                <text:p>0.011132</text:p>
              </table:table-cell>
              <table:table-cell office:value-type="float" office:value="0.007651">
                <text:p>0.0076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011136">
                <text:p>0.011136</text:p>
              </table:table-cell>
              <table:table-cell office:value-type="float" office:value="0.007569">
                <text:p>0.0075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011135">
                <text:p>0.011135</text:p>
              </table:table-cell>
              <table:table-cell office:value-type="float" office:value="0.007777">
                <text:p>0.0077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011162">
                <text:p>0.011162</text:p>
              </table:table-cell>
              <table:table-cell office:value-type="float" office:value="0.007666">
                <text:p>0.0076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011173">
                <text:p>0.011173</text:p>
              </table:table-cell>
              <table:table-cell office:value-type="float" office:value="0.007759">
                <text:p>0.0077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011208">
                <text:p>0.011208</text:p>
              </table:table-cell>
              <table:table-cell office:value-type="float" office:value="0.007787">
                <text:p>0.0077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011224">
                <text:p>0.011224</text:p>
              </table:table-cell>
              <table:table-cell office:value-type="float" office:value="0.007684">
                <text:p>0.0076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011251">
                <text:p>0.011251</text:p>
              </table:table-cell>
              <table:table-cell office:value-type="float" office:value="0.007657">
                <text:p>0.0076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01151">
                <text:p>0.01151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011346">
                <text:p>0.011346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01131">
                <text:p>0.01131</text:p>
              </table:table-cell>
              <table:table-cell office:value-type="float" office:value="0.007788">
                <text:p>0.0077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012902">
                <text:p>0.012902</text:p>
              </table:table-cell>
              <table:table-cell office:value-type="float" office:value="0.008358">
                <text:p>0.0083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011359">
                <text:p>0.011359</text:p>
              </table:table-cell>
              <table:table-cell office:value-type="float" office:value="0.008069">
                <text:p>0.0080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011465">
                <text:p>0.011465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011373">
                <text:p>0.011373</text:p>
              </table:table-cell>
              <table:table-cell office:value-type="float" office:value="0.007779">
                <text:p>0.0077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011389">
                <text:p>0.011389</text:p>
              </table:table-cell>
              <table:table-cell office:value-type="float" office:value="0.007857">
                <text:p>0.0078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011403">
                <text:p>0.011403</text:p>
              </table:table-cell>
              <table:table-cell office:value-type="float" office:value="0.007843">
                <text:p>0.0078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011441">
                <text:p>0.011441</text:p>
              </table:table-cell>
              <table:table-cell office:value-type="float" office:value="0.007796">
                <text:p>0.0077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01156">
                <text:p>0.01156</text:p>
              </table:table-cell>
              <table:table-cell office:value-type="float" office:value="0.007984">
                <text:p>0.0079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011614">
                <text:p>0.011614</text:p>
              </table:table-cell>
              <table:table-cell office:value-type="float" office:value="0.007971">
                <text:p>0.0079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011581">
                <text:p>0.011581</text:p>
              </table:table-cell>
              <table:table-cell office:value-type="float" office:value="0.00798">
                <text:p>0.007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011589">
                <text:p>0.011589</text:p>
              </table:table-cell>
              <table:table-cell office:value-type="float" office:value="0.007913">
                <text:p>0.0079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011603">
                <text:p>0.011603</text:p>
              </table:table-cell>
              <table:table-cell office:value-type="float" office:value="0.007932">
                <text:p>0.0079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011639">
                <text:p>0.011639</text:p>
              </table:table-cell>
              <table:table-cell office:value-type="float" office:value="0.007994">
                <text:p>0.0079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011649">
                <text:p>0.011649</text:p>
              </table:table-cell>
              <table:table-cell office:value-type="float" office:value="0.007996">
                <text:p>0.0079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011651">
                <text:p>0.011651</text:p>
              </table:table-cell>
              <table:table-cell office:value-type="float" office:value="0.007948">
                <text:p>0.0079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011592">
                <text:p>0.011592</text:p>
              </table:table-cell>
              <table:table-cell office:value-type="float" office:value="0.007977">
                <text:p>0.0079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01166">
                <text:p>0.01166</text:p>
              </table:table-cell>
              <table:table-cell office:value-type="float" office:value="0.007917">
                <text:p>0.0079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011957">
                <text:p>0.011957</text:p>
              </table:table-cell>
              <table:table-cell office:value-type="float" office:value="0.008111">
                <text:p>0.0081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011721">
                <text:p>0.011721</text:p>
              </table:table-cell>
              <table:table-cell office:value-type="float" office:value="0.008019">
                <text:p>0.0080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011755">
                <text:p>0.011755</text:p>
              </table:table-cell>
              <table:table-cell office:value-type="float" office:value="0.008225">
                <text:p>0.0082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011758">
                <text:p>0.011758</text:p>
              </table:table-cell>
              <table:table-cell office:value-type="float" office:value="0.008102">
                <text:p>0.0081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011781">
                <text:p>0.011781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011887">
                <text:p>0.011887</text:p>
              </table:table-cell>
              <table:table-cell office:value-type="float" office:value="0.00811">
                <text:p>0.008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011824">
                <text:p>0.011824</text:p>
              </table:table-cell>
              <table:table-cell office:value-type="float" office:value="0.008135">
                <text:p>0.0081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011836">
                <text:p>0.011836</text:p>
              </table:table-cell>
              <table:table-cell office:value-type="float" office:value="0.008169">
                <text:p>0.0081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011848">
                <text:p>0.011848</text:p>
              </table:table-cell>
              <table:table-cell office:value-type="float" office:value="0.008156">
                <text:p>0.0081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011888">
                <text:p>0.011888</text:p>
              </table:table-cell>
              <table:table-cell office:value-type="float" office:value="0.008234">
                <text:p>0.0082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011941">
                <text:p>0.011941</text:p>
              </table:table-cell>
              <table:table-cell office:value-type="float" office:value="0.00819">
                <text:p>0.0081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011854">
                <text:p>0.011854</text:p>
              </table:table-cell>
              <table:table-cell office:value-type="float" office:value="0.008247">
                <text:p>0.0082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011817">
                <text:p>0.011817</text:p>
              </table:table-cell>
              <table:table-cell office:value-type="float" office:value="0.008159">
                <text:p>0.00815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011836">
                <text:p>0.011836</text:p>
              </table:table-cell>
              <table:table-cell office:value-type="float" office:value="0.008084">
                <text:p>0.0080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011847">
                <text:p>0.011847</text:p>
              </table:table-cell>
              <table:table-cell office:value-type="float" office:value="0.008305">
                <text:p>0.0083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011853">
                <text:p>0.011853</text:p>
              </table:table-cell>
              <table:table-cell office:value-type="float" office:value="0.008224">
                <text:p>0.0082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011881">
                <text:p>0.011881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011906">
                <text:p>0.011906</text:p>
              </table:table-cell>
              <table:table-cell office:value-type="float" office:value="0.008186">
                <text:p>0.0081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011968">
                <text:p>0.011968</text:p>
              </table:table-cell>
              <table:table-cell office:value-type="float" office:value="0.00836">
                <text:p>0.008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011976">
                <text:p>0.011976</text:p>
              </table:table-cell>
              <table:table-cell office:value-type="float" office:value="0.008165">
                <text:p>0.0081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012319">
                <text:p>0.012319</text:p>
              </table:table-cell>
              <table:table-cell office:value-type="float" office:value="0.008294">
                <text:p>0.0082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012289">
                <text:p>0.012289</text:p>
              </table:table-cell>
              <table:table-cell office:value-type="float" office:value="0.008374">
                <text:p>0.0083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012103">
                <text:p>0.012103</text:p>
              </table:table-cell>
              <table:table-cell office:value-type="float" office:value="0.008396">
                <text:p>0.0083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012105">
                <text:p>0.012105</text:p>
              </table:table-cell>
              <table:table-cell office:value-type="float" office:value="0.008307">
                <text:p>0.0083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012126">
                <text:p>0.012126</text:p>
              </table:table-cell>
              <table:table-cell office:value-type="float" office:value="0.008309">
                <text:p>0.0083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012186">
                <text:p>0.012186</text:p>
              </table:table-cell>
              <table:table-cell office:value-type="float" office:value="0.008408">
                <text:p>0.0084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012463">
                <text:p>0.012463</text:p>
              </table:table-cell>
              <table:table-cell office:value-type="float" office:value="0.008333">
                <text:p>0.0083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012193">
                <text:p>0.012193</text:p>
              </table:table-cell>
              <table:table-cell office:value-type="float" office:value="0.008291">
                <text:p>0.0082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01224">
                <text:p>0.01224</text:p>
              </table:table-cell>
              <table:table-cell office:value-type="float" office:value="0.008329">
                <text:p>0.0083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01226">
                <text:p>0.01226</text:p>
              </table:table-cell>
              <table:table-cell office:value-type="float" office:value="0.00837">
                <text:p>0.008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012546">
                <text:p>0.012546</text:p>
              </table:table-cell>
              <table:table-cell office:value-type="float" office:value="0.00852">
                <text:p>0.008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012335">
                <text:p>0.012335</text:p>
              </table:table-cell>
              <table:table-cell office:value-type="float" office:value="0.008338">
                <text:p>0.0083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012311">
                <text:p>0.012311</text:p>
              </table:table-cell>
              <table:table-cell office:value-type="float" office:value="0.00838">
                <text:p>0.0083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012352">
                <text:p>0.012352</text:p>
              </table:table-cell>
              <table:table-cell office:value-type="float" office:value="0.008537">
                <text:p>0.0085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012375">
                <text:p>0.012375</text:p>
              </table:table-cell>
              <table:table-cell office:value-type="float" office:value="0.008417">
                <text:p>0.0084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012401">
                <text:p>0.012401</text:p>
              </table:table-cell>
              <table:table-cell office:value-type="float" office:value="0.008438">
                <text:p>0.0084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012413">
                <text:p>0.012413</text:p>
              </table:table-cell>
              <table:table-cell office:value-type="float" office:value="0.008404">
                <text:p>0.0084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012422">
                <text:p>0.012422</text:p>
              </table:table-cell>
              <table:table-cell office:value-type="float" office:value="0.008509">
                <text:p>0.0085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012463">
                <text:p>0.012463</text:p>
              </table:table-cell>
              <table:table-cell office:value-type="float" office:value="0.00843">
                <text:p>0.008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012491">
                <text:p>0.012491</text:p>
              </table:table-cell>
              <table:table-cell office:value-type="float" office:value="0.008576">
                <text:p>0.0085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012781">
                <text:p>0.012781</text:p>
              </table:table-cell>
              <table:table-cell office:value-type="float" office:value="0.008662">
                <text:p>0.0086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012647">
                <text:p>0.012647</text:p>
              </table:table-cell>
              <table:table-cell office:value-type="float" office:value="0.008616">
                <text:p>0.0086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012651">
                <text:p>0.012651</text:p>
              </table:table-cell>
              <table:table-cell office:value-type="float" office:value="0.008639">
                <text:p>0.0086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012662">
                <text:p>0.012662</text:p>
              </table:table-cell>
              <table:table-cell office:value-type="float" office:value="0.008663">
                <text:p>0.0086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01268">
                <text:p>0.01268</text:p>
              </table:table-cell>
              <table:table-cell office:value-type="float" office:value="0.008724">
                <text:p>0.0087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012694">
                <text:p>0.012694</text:p>
              </table:table-cell>
              <table:table-cell office:value-type="float" office:value="0.008698">
                <text:p>0.0086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012788">
                <text:p>0.012788</text:p>
              </table:table-cell>
              <table:table-cell office:value-type="float" office:value="0.008743">
                <text:p>0.0087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012774">
                <text:p>0.012774</text:p>
              </table:table-cell>
              <table:table-cell office:value-type="float" office:value="0.00877">
                <text:p>0.008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012771">
                <text:p>0.012771</text:p>
              </table:table-cell>
              <table:table-cell office:value-type="float" office:value="0.008771">
                <text:p>0.0087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012772">
                <text:p>0.012772</text:p>
              </table:table-cell>
              <table:table-cell office:value-type="float" office:value="0.008652">
                <text:p>0.0086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012923">
                <text:p>0.012923</text:p>
              </table:table-cell>
              <table:table-cell office:value-type="float" office:value="0.008755">
                <text:p>0.0087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012847">
                <text:p>0.012847</text:p>
              </table:table-cell>
              <table:table-cell office:value-type="float" office:value="0.008675">
                <text:p>0.0086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012749">
                <text:p>0.012749</text:p>
              </table:table-cell>
              <table:table-cell office:value-type="float" office:value="0.008751">
                <text:p>0.0087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012767">
                <text:p>0.012767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012797">
                <text:p>0.012797</text:p>
              </table:table-cell>
              <table:table-cell office:value-type="float" office:value="0.008838">
                <text:p>0.0088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012806">
                <text:p>0.012806</text:p>
              </table:table-cell>
              <table:table-cell office:value-type="float" office:value="0.008664">
                <text:p>0.0086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012832">
                <text:p>0.012832</text:p>
              </table:table-cell>
              <table:table-cell office:value-type="float" office:value="0.008811">
                <text:p>0.0088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012839">
                <text:p>0.012839</text:p>
              </table:table-cell>
              <table:table-cell office:value-type="float" office:value="0.008699">
                <text:p>0.0086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012893">
                <text:p>0.012893</text:p>
              </table:table-cell>
              <table:table-cell office:value-type="float" office:value="0.008852">
                <text:p>0.0088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012892">
                <text:p>0.012892</text:p>
              </table:table-cell>
              <table:table-cell office:value-type="float" office:value="0.008781">
                <text:p>0.00878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013182">
                <text:p>0.013182</text:p>
              </table:table-cell>
              <table:table-cell office:value-type="float" office:value="0.008912">
                <text:p>0.0089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013076">
                <text:p>0.013076</text:p>
              </table:table-cell>
              <table:table-cell office:value-type="float" office:value="0.008873">
                <text:p>0.0088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013069">
                <text:p>0.013069</text:p>
              </table:table-cell>
              <table:table-cell office:value-type="float" office:value="0.008864">
                <text:p>0.0088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013077">
                <text:p>0.013077</text:p>
              </table:table-cell>
              <table:table-cell office:value-type="float" office:value="0.00891">
                <text:p>0.008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013122">
                <text:p>0.013122</text:p>
              </table:table-cell>
              <table:table-cell office:value-type="float" office:value="0.008866">
                <text:p>0.0088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013142">
                <text:p>0.013142</text:p>
              </table:table-cell>
              <table:table-cell office:value-type="float" office:value="0.008994">
                <text:p>0.0089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013217">
                <text:p>0.013217</text:p>
              </table:table-cell>
              <table:table-cell office:value-type="float" office:value="0.00892">
                <text:p>0.008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013178">
                <text:p>0.013178</text:p>
              </table:table-cell>
              <table:table-cell office:value-type="float" office:value="0.008953">
                <text:p>0.0089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013195">
                <text:p>0.013195</text:p>
              </table:table-cell>
              <table:table-cell office:value-type="float" office:value="0.009025">
                <text:p>0.0090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013206">
                <text:p>0.013206</text:p>
              </table:table-cell>
              <table:table-cell office:value-type="float" office:value="0.009116">
                <text:p>0.0091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013243">
                <text:p>0.013243</text:p>
              </table:table-cell>
              <table:table-cell office:value-type="float" office:value="0.008948">
                <text:p>0.0089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013269">
                <text:p>0.013269</text:p>
              </table:table-cell>
              <table:table-cell office:value-type="float" office:value="0.008931">
                <text:p>0.0089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013193">
                <text:p>0.013193</text:p>
              </table:table-cell>
              <table:table-cell office:value-type="float" office:value="0.008903">
                <text:p>0.0089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013214">
                <text:p>0.013214</text:p>
              </table:table-cell>
              <table:table-cell office:value-type="float" office:value="0.008988">
                <text:p>0.0089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013259">
                <text:p>0.013259</text:p>
              </table:table-cell>
              <table:table-cell office:value-type="float" office:value="0.008978">
                <text:p>0.0089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01326">
                <text:p>0.01326</text:p>
              </table:table-cell>
              <table:table-cell office:value-type="float" office:value="0.008973">
                <text:p>0.0089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013264">
                <text:p>0.013264</text:p>
              </table:table-cell>
              <table:table-cell office:value-type="float" office:value="0.009016">
                <text:p>0.0090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013281">
                <text:p>0.013281</text:p>
              </table:table-cell>
              <table:table-cell office:value-type="float" office:value="0.009121">
                <text:p>0.0091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013298">
                <text:p>0.013298</text:p>
              </table:table-cell>
              <table:table-cell office:value-type="float" office:value="0.008957">
                <text:p>0.0089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013301">
                <text:p>0.013301</text:p>
              </table:table-cell>
              <table:table-cell office:value-type="float" office:value="0.009044">
                <text:p>0.0090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013609">
                <text:p>0.013609</text:p>
              </table:table-cell>
              <table:table-cell office:value-type="float" office:value="0.009347">
                <text:p>0.0093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013467">
                <text:p>0.013467</text:p>
              </table:table-cell>
              <table:table-cell office:value-type="float" office:value="0.00915">
                <text:p>0.009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013489">
                <text:p>0.013489</text:p>
              </table:table-cell>
              <table:table-cell office:value-type="float" office:value="0.00917">
                <text:p>0.009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013497">
                <text:p>0.013497</text:p>
              </table:table-cell>
              <table:table-cell office:value-type="float" office:value="0.009126">
                <text:p>0.0091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0135">
                <text:p>0.0135</text:p>
              </table:table-cell>
              <table:table-cell office:value-type="float" office:value="0.009289">
                <text:p>0.0092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013513">
                <text:p>0.013513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013524">
                <text:p>0.013524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013522">
                <text:p>0.013522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013534">
                <text:p>0.013534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013462">
                <text:p>0.013462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013553">
                <text:p>0.013553</text:p>
              </table:table-cell>
              <table:table-cell office:value-type="float" office:value="0.009332">
                <text:p>0.0093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0135">
                <text:p>0.0135</text:p>
              </table:table-cell>
              <table:table-cell office:value-type="float" office:value="0.009152">
                <text:p>0.0091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01348">
                <text:p>0.01348</text:p>
              </table:table-cell>
              <table:table-cell office:value-type="float" office:value="0.009155">
                <text:p>0.0091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013481">
                <text:p>0.013481</text:p>
              </table:table-cell>
              <table:table-cell office:value-type="float" office:value="0.009252">
                <text:p>0.0092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013516">
                <text:p>0.013516</text:p>
              </table:table-cell>
              <table:table-cell office:value-type="float" office:value="0.009347">
                <text:p>0.009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013488">
                <text:p>0.013488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01349">
                <text:p>0.01349</text:p>
              </table:table-cell>
              <table:table-cell office:value-type="float" office:value="0.009229">
                <text:p>0.0092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013629">
                <text:p>0.013629</text:p>
              </table:table-cell>
              <table:table-cell office:value-type="float" office:value="0.009345">
                <text:p>0.0093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013647">
                <text:p>0.013647</text:p>
              </table:table-cell>
              <table:table-cell office:value-type="float" office:value="0.009396">
                <text:p>0.0093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013685">
                <text:p>0.013685</text:p>
              </table:table-cell>
              <table:table-cell office:value-type="float" office:value="0.009398">
                <text:p>0.0093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013731">
                <text:p>0.013731</text:p>
              </table:table-cell>
              <table:table-cell office:value-type="float" office:value="0.009679">
                <text:p>0.0096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01374">
                <text:p>0.01374</text:p>
              </table:table-cell>
              <table:table-cell office:value-type="float" office:value="0.009579">
                <text:p>0.0095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01373">
                <text:p>0.01373</text:p>
              </table:table-cell>
              <table:table-cell office:value-type="float" office:value="0.009515">
                <text:p>0.0095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013784">
                <text:p>0.013784</text:p>
              </table:table-cell>
              <table:table-cell office:value-type="float" office:value="0.00946">
                <text:p>0.009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01381">
                <text:p>0.01381</text:p>
              </table:table-cell>
              <table:table-cell office:value-type="float" office:value="0.009484">
                <text:p>0.0094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013841">
                <text:p>0.013841</text:p>
              </table:table-cell>
              <table:table-cell office:value-type="float" office:value="0.009484">
                <text:p>0.0094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013829">
                <text:p>0.013829</text:p>
              </table:table-cell>
              <table:table-cell office:value-type="float" office:value="0.009462">
                <text:p>0.0094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014092">
                <text:p>0.014092</text:p>
              </table:table-cell>
              <table:table-cell office:value-type="float" office:value="0.00957">
                <text:p>0.009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013826">
                <text:p>0.013826</text:p>
              </table:table-cell>
              <table:table-cell office:value-type="float" office:value="0.009497">
                <text:p>0.0094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013791">
                <text:p>0.013791</text:p>
              </table:table-cell>
              <table:table-cell office:value-type="float" office:value="0.009621">
                <text:p>0.0096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014078">
                <text:p>0.014078</text:p>
              </table:table-cell>
              <table:table-cell office:value-type="float" office:value="0.009552">
                <text:p>0.0095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013914">
                <text:p>0.013914</text:p>
              </table:table-cell>
              <table:table-cell office:value-type="float" office:value="0.009562">
                <text:p>0.0095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013974">
                <text:p>0.013974</text:p>
              </table:table-cell>
              <table:table-cell office:value-type="float" office:value="0.009557">
                <text:p>0.0095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013985">
                <text:p>0.013985</text:p>
              </table:table-cell>
              <table:table-cell office:value-type="float" office:value="0.009534">
                <text:p>0.0095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014032">
                <text:p>0.014032</text:p>
              </table:table-cell>
              <table:table-cell office:value-type="float" office:value="0.009562">
                <text:p>0.0095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014041">
                <text:p>0.014041</text:p>
              </table:table-cell>
              <table:table-cell office:value-type="float" office:value="0.009623">
                <text:p>0.0096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014071">
                <text:p>0.014071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014049">
                <text:p>0.014049</text:p>
              </table:table-cell>
              <table:table-cell office:value-type="float" office:value="0.009683">
                <text:p>0.0096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014109">
                <text:p>0.014109</text:p>
              </table:table-cell>
              <table:table-cell office:value-type="float" office:value="0.009722">
                <text:p>0.0097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014104">
                <text:p>0.014104</text:p>
              </table:table-cell>
              <table:table-cell office:value-type="float" office:value="0.009622">
                <text:p>0.0096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014242">
                <text:p>0.014242</text:p>
              </table:table-cell>
              <table:table-cell office:value-type="float" office:value="0.00977">
                <text:p>0.009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014081">
                <text:p>0.014081</text:p>
              </table:table-cell>
              <table:table-cell office:value-type="float" office:value="0.009755">
                <text:p>0.0097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014199">
                <text:p>0.014199</text:p>
              </table:table-cell>
              <table:table-cell office:value-type="float" office:value="0.009772">
                <text:p>0.0097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014175">
                <text:p>0.014175</text:p>
              </table:table-cell>
              <table:table-cell office:value-type="float" office:value="0.009736">
                <text:p>0.0097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014226">
                <text:p>0.014226</text:p>
              </table:table-cell>
              <table:table-cell office:value-type="float" office:value="0.009731">
                <text:p>0.0097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014274">
                <text:p>0.014274</text:p>
              </table:table-cell>
              <table:table-cell office:value-type="float" office:value="0.009858">
                <text:p>0.0098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014242">
                <text:p>0.014242</text:p>
              </table:table-cell>
              <table:table-cell office:value-type="float" office:value="0.009865">
                <text:p>0.0098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014266">
                <text:p>0.014266</text:p>
              </table:table-cell>
              <table:table-cell office:value-type="float" office:value="0.009772">
                <text:p>0.0097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014182">
                <text:p>0.014182</text:p>
              </table:table-cell>
              <table:table-cell office:value-type="float" office:value="0.009683">
                <text:p>0.0096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014242">
                <text:p>0.014242</text:p>
              </table:table-cell>
              <table:table-cell office:value-type="float" office:value="0.009756">
                <text:p>0.0097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014382">
                <text:p>0.014382</text:p>
              </table:table-cell>
              <table:table-cell office:value-type="float" office:value="0.009886">
                <text:p>0.0098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014248">
                <text:p>0.014248</text:p>
              </table:table-cell>
              <table:table-cell office:value-type="float" office:value="0.009764">
                <text:p>0.0097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01429">
                <text:p>0.01429</text:p>
              </table:table-cell>
              <table:table-cell office:value-type="float" office:value="0.009694">
                <text:p>0.0096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01428">
                <text:p>0.01428</text:p>
              </table:table-cell>
              <table:table-cell office:value-type="float" office:value="0.009705">
                <text:p>0.0097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014306">
                <text:p>0.014306</text:p>
              </table:table-cell>
              <table:table-cell office:value-type="float" office:value="0.009803">
                <text:p>0.0098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014326">
                <text:p>0.014326</text:p>
              </table:table-cell>
              <table:table-cell office:value-type="float" office:value="0.009825">
                <text:p>0.0098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014334">
                <text:p>0.014334</text:p>
              </table:table-cell>
              <table:table-cell office:value-type="float" office:value="0.009828">
                <text:p>0.0098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014355">
                <text:p>0.014355</text:p>
              </table:table-cell>
              <table:table-cell office:value-type="float" office:value="0.009923">
                <text:p>0.0099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014366">
                <text:p>0.014366</text:p>
              </table:table-cell>
              <table:table-cell office:value-type="float" office:value="0.010665">
                <text:p>0.0106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015938">
                <text:p>0.015938</text:p>
              </table:table-cell>
              <table:table-cell office:value-type="float" office:value="0.009843">
                <text:p>0.0098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014677">
                <text:p>0.014677</text:p>
              </table:table-cell>
              <table:table-cell office:value-type="float" office:value="0.010196">
                <text:p>0.0101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014446">
                <text:p>0.014446</text:p>
              </table:table-cell>
              <table:table-cell office:value-type="float" office:value="0.009923">
                <text:p>0.0099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01458">
                <text:p>0.01458</text:p>
              </table:table-cell>
              <table:table-cell office:value-type="float" office:value="0.009894">
                <text:p>0.0098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014465">
                <text:p>0.014465</text:p>
              </table:table-cell>
              <table:table-cell office:value-type="float" office:value="0.00991">
                <text:p>0.009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014472">
                <text:p>0.014472</text:p>
              </table:table-cell>
              <table:table-cell office:value-type="float" office:value="0.009903">
                <text:p>0.0099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014476">
                <text:p>0.014476</text:p>
              </table:table-cell>
              <table:table-cell office:value-type="float" office:value="0.009907">
                <text:p>0.0099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014534">
                <text:p>0.014534</text:p>
              </table:table-cell>
              <table:table-cell office:value-type="float" office:value="0.009965">
                <text:p>0.00996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014532">
                <text:p>0.014532</text:p>
              </table:table-cell>
              <table:table-cell office:value-type="float" office:value="0.009872">
                <text:p>0.0098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014539">
                <text:p>0.014539</text:p>
              </table:table-cell>
              <table:table-cell office:value-type="float" office:value="0.010142">
                <text:p>0.0101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014831">
                <text:p>0.014831</text:p>
              </table:table-cell>
              <table:table-cell office:value-type="float" office:value="0.010171">
                <text:p>0.0101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014752">
                <text:p>0.014752</text:p>
              </table:table-cell>
              <table:table-cell office:value-type="float" office:value="0.010166">
                <text:p>0.0101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014674">
                <text:p>0.014674</text:p>
              </table:table-cell>
              <table:table-cell office:value-type="float" office:value="0.010142">
                <text:p>0.0101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014633">
                <text:p>0.014633</text:p>
              </table:table-cell>
              <table:table-cell office:value-type="float" office:value="0.01005">
                <text:p>0.010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014648">
                <text:p>0.014648</text:p>
              </table:table-cell>
              <table:table-cell office:value-type="float" office:value="0.010128">
                <text:p>0.0101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014657">
                <text:p>0.014657</text:p>
              </table:table-cell>
              <table:table-cell office:value-type="float" office:value="0.010093">
                <text:p>0.0100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01467">
                <text:p>0.01467</text:p>
              </table:table-cell>
              <table:table-cell office:value-type="float" office:value="0.010193">
                <text:p>0.0101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014812">
                <text:p>0.014812</text:p>
              </table:table-cell>
              <table:table-cell office:value-type="float" office:value="0.010222">
                <text:p>0.0102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014819">
                <text:p>0.014819</text:p>
              </table:table-cell>
              <table:table-cell office:value-type="float" office:value="0.010313">
                <text:p>0.0103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014841">
                <text:p>0.014841</text:p>
              </table:table-cell>
              <table:table-cell office:value-type="float" office:value="0.01038">
                <text:p>0.0103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014977">
                <text:p>0.014977</text:p>
              </table:table-cell>
              <table:table-cell office:value-type="float" office:value="0.010207">
                <text:p>0.0102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014857">
                <text:p>0.014857</text:p>
              </table:table-cell>
              <table:table-cell office:value-type="float" office:value="0.010355">
                <text:p>0.0103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014846">
                <text:p>0.014846</text:p>
              </table:table-cell>
              <table:table-cell office:value-type="float" office:value="0.010095">
                <text:p>0.0100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014818">
                <text:p>0.014818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014812">
                <text:p>0.014812</text:p>
              </table:table-cell>
              <table:table-cell office:value-type="float" office:value="0.010129">
                <text:p>0.0101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014828">
                <text:p>0.014828</text:p>
              </table:table-cell>
              <table:table-cell office:value-type="float" office:value="0.010198">
                <text:p>0.0101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014845">
                <text:p>0.014845</text:p>
              </table:table-cell>
              <table:table-cell office:value-type="float" office:value="0.010199">
                <text:p>0.0101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014922">
                <text:p>0.014922</text:p>
              </table:table-cell>
              <table:table-cell office:value-type="float" office:value="0.01023">
                <text:p>0.010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014875">
                <text:p>0.014875</text:p>
              </table:table-cell>
              <table:table-cell office:value-type="float" office:value="0.010199">
                <text:p>0.01019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014906">
                <text:p>0.014906</text:p>
              </table:table-cell>
              <table:table-cell office:value-type="float" office:value="0.010268">
                <text:p>0.0102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014913">
                <text:p>0.014913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01521">
                <text:p>0.01521</text:p>
              </table:table-cell>
              <table:table-cell office:value-type="float" office:value="0.010514">
                <text:p>0.0105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014975">
                <text:p>0.014975</text:p>
              </table:table-cell>
              <table:table-cell office:value-type="float" office:value="0.010321">
                <text:p>0.0103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014981">
                <text:p>0.014981</text:p>
              </table:table-cell>
              <table:table-cell office:value-type="float" office:value="0.01034">
                <text:p>0.010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01502">
                <text:p>0.01502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014989">
                <text:p>0.014989</text:p>
              </table:table-cell>
              <table:table-cell office:value-type="float" office:value="0.010368">
                <text:p>0.0103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015001">
                <text:p>0.015001</text:p>
              </table:table-cell>
              <table:table-cell office:value-type="float" office:value="0.01038">
                <text:p>0.010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015152">
                <text:p>0.015152</text:p>
              </table:table-cell>
              <table:table-cell office:value-type="float" office:value="0.01037">
                <text:p>0.010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015315">
                <text:p>0.015315</text:p>
              </table:table-cell>
              <table:table-cell office:value-type="float" office:value="0.010373">
                <text:p>0.0103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015024">
                <text:p>0.015024</text:p>
              </table:table-cell>
              <table:table-cell office:value-type="float" office:value="0.010444">
                <text:p>0.0104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015132">
                <text:p>0.015132</text:p>
              </table:table-cell>
              <table:table-cell office:value-type="float" office:value="0.010452">
                <text:p>0.0104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015374">
                <text:p>0.015374</text:p>
              </table:table-cell>
              <table:table-cell office:value-type="float" office:value="0.010705">
                <text:p>0.0107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015123">
                <text:p>0.015123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015151">
                <text:p>0.015151</text:p>
              </table:table-cell>
              <table:table-cell office:value-type="float" office:value="0.010375">
                <text:p>0.0103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015187">
                <text:p>0.015187</text:p>
              </table:table-cell>
              <table:table-cell office:value-type="float" office:value="0.010441">
                <text:p>0.0104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015208">
                <text:p>0.015208</text:p>
              </table:table-cell>
              <table:table-cell office:value-type="float" office:value="0.010536">
                <text:p>0.0105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01523">
                <text:p>0.01523</text:p>
              </table:table-cell>
              <table:table-cell office:value-type="float" office:value="0.01056">
                <text:p>0.010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015261">
                <text:p>0.015261</text:p>
              </table:table-cell>
              <table:table-cell office:value-type="float" office:value="0.010536">
                <text:p>0.0105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015288">
                <text:p>0.015288</text:p>
              </table:table-cell>
              <table:table-cell office:value-type="float" office:value="0.010464">
                <text:p>0.0104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015298">
                <text:p>0.015298</text:p>
              </table:table-cell>
              <table:table-cell office:value-type="float" office:value="0.010703">
                <text:p>0.0107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015333">
                <text:p>0.015333</text:p>
              </table:table-cell>
              <table:table-cell office:value-type="float" office:value="0.010567">
                <text:p>0.0105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01562">
                <text:p>0.01562</text:p>
              </table:table-cell>
              <table:table-cell office:value-type="float" office:value="0.011031">
                <text:p>0.0110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015532">
                <text:p>0.015532</text:p>
              </table:table-cell>
              <table:table-cell office:value-type="float" office:value="0.010676">
                <text:p>0.0106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015514">
                <text:p>0.015514</text:p>
              </table:table-cell>
              <table:table-cell office:value-type="float" office:value="0.010872">
                <text:p>0.0108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015841">
                <text:p>0.015841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015445">
                <text:p>0.015445</text:p>
              </table:table-cell>
              <table:table-cell office:value-type="float" office:value="0.010652">
                <text:p>0.0106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01547">
                <text:p>0.01547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015487">
                <text:p>0.015487</text:p>
              </table:table-cell>
              <table:table-cell office:value-type="float" office:value="0.01085">
                <text:p>0.0108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015537">
                <text:p>0.015537</text:p>
              </table:table-cell>
              <table:table-cell office:value-type="float" office:value="0.010642">
                <text:p>0.0106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015531">
                <text:p>0.015531</text:p>
              </table:table-cell>
              <table:table-cell office:value-type="float" office:value="0.010708">
                <text:p>0.0107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015564">
                <text:p>0.015564</text:p>
              </table:table-cell>
              <table:table-cell office:value-type="float" office:value="0.010646">
                <text:p>0.0106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015952">
                <text:p>0.015952</text:p>
              </table:table-cell>
              <table:table-cell office:value-type="float" office:value="0.010741">
                <text:p>0.0107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015669">
                <text:p>0.015669</text:p>
              </table:table-cell>
              <table:table-cell office:value-type="float" office:value="0.010628">
                <text:p>0.0106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015657">
                <text:p>0.015657</text:p>
              </table:table-cell>
              <table:table-cell office:value-type="float" office:value="0.010769">
                <text:p>0.01076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015647">
                <text:p>0.015647</text:p>
              </table:table-cell>
              <table:table-cell office:value-type="float" office:value="0.010729">
                <text:p>0.0107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016012">
                <text:p>0.016012</text:p>
              </table:table-cell>
              <table:table-cell office:value-type="float" office:value="0.010707">
                <text:p>0.0107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015704">
                <text:p>0.015704</text:p>
              </table:table-cell>
              <table:table-cell office:value-type="float" office:value="0.010751">
                <text:p>0.0107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015752">
                <text:p>0.015752</text:p>
              </table:table-cell>
              <table:table-cell office:value-type="float" office:value="0.010798">
                <text:p>0.0107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015751">
                <text:p>0.015751</text:p>
              </table:table-cell>
              <table:table-cell office:value-type="float" office:value="0.010803">
                <text:p>0.01080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015769">
                <text:p>0.015769</text:p>
              </table:table-cell>
              <table:table-cell office:value-type="float" office:value="0.011088">
                <text:p>0.0110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01581">
                <text:p>0.01581</text:p>
              </table:table-cell>
              <table:table-cell office:value-type="float" office:value="0.010803">
                <text:p>0.0108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017435">
                <text:p>0.017435</text:p>
              </table:table-cell>
              <table:table-cell office:value-type="float" office:value="0.011397">
                <text:p>0.0113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015968">
                <text:p>0.015968</text:p>
              </table:table-cell>
              <table:table-cell office:value-type="float" office:value="0.010925">
                <text:p>0.0109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015984">
                <text:p>0.015984</text:p>
              </table:table-cell>
              <table:table-cell office:value-type="float" office:value="0.010975">
                <text:p>0.0109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016093">
                <text:p>0.016093</text:p>
              </table:table-cell>
              <table:table-cell office:value-type="float" office:value="0.010857">
                <text:p>0.0108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015886">
                <text:p>0.015886</text:p>
              </table:table-cell>
              <table:table-cell office:value-type="float" office:value="0.010895">
                <text:p>0.0108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015898">
                <text:p>0.015898</text:p>
              </table:table-cell>
              <table:table-cell office:value-type="float" office:value="0.011018">
                <text:p>0.0110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015929">
                <text:p>0.015929</text:p>
              </table:table-cell>
              <table:table-cell office:value-type="float" office:value="0.010957">
                <text:p>0.01095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015974">
                <text:p>0.015974</text:p>
              </table:table-cell>
              <table:table-cell office:value-type="float" office:value="0.01103">
                <text:p>0.011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015992">
                <text:p>0.015992</text:p>
              </table:table-cell>
              <table:table-cell office:value-type="float" office:value="0.010844">
                <text:p>0.0108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01599">
                <text:p>0.01599</text:p>
              </table:table-cell>
              <table:table-cell office:value-type="float" office:value="0.010944">
                <text:p>0.0109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016199">
                <text:p>0.016199</text:p>
              </table:table-cell>
              <table:table-cell office:value-type="float" office:value="0.011326">
                <text:p>0.0113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01603">
                <text:p>0.01603</text:p>
              </table:table-cell>
              <table:table-cell office:value-type="float" office:value="0.010949">
                <text:p>0.0109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01604">
                <text:p>0.01604</text:p>
              </table:table-cell>
              <table:table-cell office:value-type="float" office:value="0.010986">
                <text:p>0.0109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016085">
                <text:p>0.016085</text:p>
              </table:table-cell>
              <table:table-cell office:value-type="float" office:value="0.011031">
                <text:p>0.0110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01621">
                <text:p>0.01621</text:p>
              </table:table-cell>
              <table:table-cell office:value-type="float" office:value="0.011387">
                <text:p>0.0113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016246">
                <text:p>0.016246</text:p>
              </table:table-cell>
              <table:table-cell office:value-type="float" office:value="0.011111">
                <text:p>0.0111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016243">
                <text:p>0.016243</text:p>
              </table:table-cell>
              <table:table-cell office:value-type="float" office:value="0.011265">
                <text:p>0.0112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016292">
                <text:p>0.016292</text:p>
              </table:table-cell>
              <table:table-cell office:value-type="float" office:value="0.011213">
                <text:p>0.0112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016334">
                <text:p>0.016334</text:p>
              </table:table-cell>
              <table:table-cell office:value-type="float" office:value="0.011408">
                <text:p>0.0114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016327">
                <text:p>0.016327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016588">
                <text:p>0.016588</text:p>
              </table:table-cell>
              <table:table-cell office:value-type="float" office:value="0.011657">
                <text:p>0.0116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016286">
                <text:p>0.016286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016392">
                <text:p>0.016392</text:p>
              </table:table-cell>
              <table:table-cell office:value-type="float" office:value="0.011319">
                <text:p>0.0113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016412">
                <text:p>0.016412</text:p>
              </table:table-cell>
              <table:table-cell office:value-type="float" office:value="0.011262">
                <text:p>0.0112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016439">
                <text:p>0.016439</text:p>
              </table:table-cell>
              <table:table-cell office:value-type="float" office:value="0.011284">
                <text:p>0.01128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016437">
                <text:p>0.016437</text:p>
              </table:table-cell>
              <table:table-cell office:value-type="float" office:value="0.011327">
                <text:p>0.0113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016475">
                <text:p>0.016475</text:p>
              </table:table-cell>
              <table:table-cell office:value-type="float" office:value="0.011342">
                <text:p>0.0113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01647">
                <text:p>0.01647</text:p>
              </table:table-cell>
              <table:table-cell office:value-type="float" office:value="0.011395">
                <text:p>0.0113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016519">
                <text:p>0.016519</text:p>
              </table:table-cell>
              <table:table-cell office:value-type="float" office:value="0.011352">
                <text:p>0.0113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016533">
                <text:p>0.016533</text:p>
              </table:table-cell>
              <table:table-cell office:value-type="float" office:value="0.011609">
                <text:p>0.01160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016744">
                <text:p>0.016744</text:p>
              </table:table-cell>
              <table:table-cell office:value-type="float" office:value="0.011421">
                <text:p>0.0114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016465">
                <text:p>0.016465</text:p>
              </table:table-cell>
              <table:table-cell office:value-type="float" office:value="0.011273">
                <text:p>0.0112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016442">
                <text:p>0.016442</text:p>
              </table:table-cell>
              <table:table-cell office:value-type="float" office:value="0.011641">
                <text:p>0.0116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016474">
                <text:p>0.016474</text:p>
              </table:table-cell>
              <table:table-cell office:value-type="float" office:value="0.011204">
                <text:p>0.0112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016481">
                <text:p>0.016481</text:p>
              </table:table-cell>
              <table:table-cell office:value-type="float" office:value="0.011389">
                <text:p>0.01138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01657">
                <text:p>0.01657</text:p>
              </table:table-cell>
              <table:table-cell office:value-type="float" office:value="0.011355">
                <text:p>0.0113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016639">
                <text:p>0.016639</text:p>
              </table:table-cell>
              <table:table-cell office:value-type="float" office:value="0.011469">
                <text:p>0.0114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01665">
                <text:p>0.01665</text:p>
              </table:table-cell>
              <table:table-cell office:value-type="float" office:value="0.011407">
                <text:p>0.0114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016686">
                <text:p>0.016686</text:p>
              </table:table-cell>
              <table:table-cell office:value-type="float" office:value="0.011487">
                <text:p>0.0114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016699">
                <text:p>0.016699</text:p>
              </table:table-cell>
              <table:table-cell office:value-type="float" office:value="0.011379">
                <text:p>0.0113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016853">
                <text:p>0.016853</text:p>
              </table:table-cell>
              <table:table-cell office:value-type="float" office:value="0.011396">
                <text:p>0.01139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020039">
                <text:p>0.020039</text:p>
              </table:table-cell>
              <table:table-cell office:value-type="float" office:value="0.011364">
                <text:p>0.0113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016611">
                <text:p>0.016611</text:p>
              </table:table-cell>
              <table:table-cell office:value-type="float" office:value="0.011342">
                <text:p>0.0113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016669">
                <text:p>0.016669</text:p>
              </table:table-cell>
              <table:table-cell office:value-type="float" office:value="0.011577">
                <text:p>0.0115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016648">
                <text:p>0.016648</text:p>
              </table:table-cell>
              <table:table-cell office:value-type="float" office:value="0.011597">
                <text:p>0.0115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016822">
                <text:p>0.016822</text:p>
              </table:table-cell>
              <table:table-cell office:value-type="float" office:value="0.011646">
                <text:p>0.01164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016804">
                <text:p>0.016804</text:p>
              </table:table-cell>
              <table:table-cell office:value-type="float" office:value="0.011584">
                <text:p>0.0115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016871">
                <text:p>0.016871</text:p>
              </table:table-cell>
              <table:table-cell office:value-type="float" office:value="0.011582">
                <text:p>0.0115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016848">
                <text:p>0.016848</text:p>
              </table:table-cell>
              <table:table-cell office:value-type="float" office:value="0.01165">
                <text:p>0.011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01685">
                <text:p>0.01685</text:p>
              </table:table-cell>
              <table:table-cell office:value-type="float" office:value="0.011574">
                <text:p>0.0115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016856">
                <text:p>0.016856</text:p>
              </table:table-cell>
              <table:table-cell office:value-type="float" office:value="0.011754">
                <text:p>0.0117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0168">
                <text:p>0.0168</text:p>
              </table:table-cell>
              <table:table-cell office:value-type="float" office:value="0.01154">
                <text:p>0.011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016792">
                <text:p>0.016792</text:p>
              </table:table-cell>
              <table:table-cell office:value-type="float" office:value="0.011607">
                <text:p>0.0116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016797">
                <text:p>0.016797</text:p>
              </table:table-cell>
              <table:table-cell office:value-type="float" office:value="0.011675">
                <text:p>0.0116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016814">
                <text:p>0.016814</text:p>
              </table:table-cell>
              <table:table-cell office:value-type="float" office:value="0.011558">
                <text:p>0.0115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016835">
                <text:p>0.016835</text:p>
              </table:table-cell>
              <table:table-cell office:value-type="float" office:value="0.011728">
                <text:p>0.0117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016866">
                <text:p>0.016866</text:p>
              </table:table-cell>
              <table:table-cell office:value-type="float" office:value="0.011595">
                <text:p>0.0115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016887">
                <text:p>0.016887</text:p>
              </table:table-cell>
              <table:table-cell office:value-type="float" office:value="0.011585">
                <text:p>0.0115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017022">
                <text:p>0.017022</text:p>
              </table:table-cell>
              <table:table-cell office:value-type="float" office:value="0.011802">
                <text:p>0.0118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01718">
                <text:p>0.01718</text:p>
              </table:table-cell>
              <table:table-cell office:value-type="float" office:value="0.011607">
                <text:p>0.0116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17182">
                <text:p>0.017182</text:p>
              </table:table-cell>
              <table:table-cell office:value-type="float" office:value="0.011943">
                <text:p>0.0119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017093">
                <text:p>0.017093</text:p>
              </table:table-cell>
              <table:table-cell office:value-type="float" office:value="0.011969">
                <text:p>0.0119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017124">
                <text:p>0.017124</text:p>
              </table:table-cell>
              <table:table-cell office:value-type="float" office:value="0.011782">
                <text:p>0.0117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017154">
                <text:p>0.017154</text:p>
              </table:table-cell>
              <table:table-cell office:value-type="float" office:value="0.011977">
                <text:p>0.0119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017166">
                <text:p>0.017166</text:p>
              </table:table-cell>
              <table:table-cell office:value-type="float" office:value="0.011808">
                <text:p>0.0118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017218">
                <text:p>0.017218</text:p>
              </table:table-cell>
              <table:table-cell office:value-type="float" office:value="0.011846">
                <text:p>0.0118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017199">
                <text:p>0.017199</text:p>
              </table:table-cell>
              <table:table-cell office:value-type="float" office:value="0.011857">
                <text:p>0.0118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017246">
                <text:p>0.017246</text:p>
              </table:table-cell>
              <table:table-cell office:value-type="float" office:value="0.011822">
                <text:p>0.0118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017258">
                <text:p>0.017258</text:p>
              </table:table-cell>
              <table:table-cell office:value-type="float" office:value="0.011741">
                <text:p>0.01174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017275">
                <text:p>0.017275</text:p>
              </table:table-cell>
              <table:table-cell office:value-type="float" office:value="0.012079">
                <text:p>0.0120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017449">
                <text:p>0.017449</text:p>
              </table:table-cell>
              <table:table-cell office:value-type="float" office:value="0.011899">
                <text:p>0.0118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017224">
                <text:p>0.017224</text:p>
              </table:table-cell>
              <table:table-cell office:value-type="float" office:value="0.01198">
                <text:p>0.011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017194">
                <text:p>0.017194</text:p>
              </table:table-cell>
              <table:table-cell office:value-type="float" office:value="0.011737">
                <text:p>0.0117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017201">
                <text:p>0.017201</text:p>
              </table:table-cell>
              <table:table-cell office:value-type="float" office:value="0.01182">
                <text:p>0.011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017371">
                <text:p>0.017371</text:p>
              </table:table-cell>
              <table:table-cell office:value-type="float" office:value="0.011954">
                <text:p>0.0119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017375">
                <text:p>0.017375</text:p>
              </table:table-cell>
              <table:table-cell office:value-type="float" office:value="0.012029">
                <text:p>0.0120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017308">
                <text:p>0.017308</text:p>
              </table:table-cell>
              <table:table-cell office:value-type="float" office:value="0.011838">
                <text:p>0.01183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017295">
                <text:p>0.017295</text:p>
              </table:table-cell>
              <table:table-cell office:value-type="float" office:value="0.01179">
                <text:p>0.0117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0.017295">
                <text:p>0.017295</text:p>
              </table:table-cell>
              <table:table-cell office:value-type="float" office:value="0.011878">
                <text:p>0.01187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0.017317">
                <text:p>0.017317</text:p>
              </table:table-cell>
              <table:table-cell office:value-type="float" office:value="0.011925">
                <text:p>0.0119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017612">
                <text:p>0.017612</text:p>
              </table:table-cell>
              <table:table-cell office:value-type="float" office:value="0.012021">
                <text:p>0.0120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0.017502">
                <text:p>0.017502</text:p>
              </table:table-cell>
              <table:table-cell office:value-type="float" office:value="0.011979">
                <text:p>0.01197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0.01753">
                <text:p>0.01753</text:p>
              </table:table-cell>
              <table:table-cell office:value-type="float" office:value="0.012049">
                <text:p>0.0120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017426">
                <text:p>0.017426</text:p>
              </table:table-cell>
              <table:table-cell office:value-type="float" office:value="0.012021">
                <text:p>0.0120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017438">
                <text:p>0.017438</text:p>
              </table:table-cell>
              <table:table-cell office:value-type="float" office:value="0.012116">
                <text:p>0.0121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0.017433">
                <text:p>0.017433</text:p>
              </table:table-cell>
              <table:table-cell office:value-type="float" office:value="0.012014">
                <text:p>0.0120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0.017475">
                <text:p>0.017475</text:p>
              </table:table-cell>
              <table:table-cell office:value-type="float" office:value="0.012192">
                <text:p>0.0121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0.017544">
                <text:p>0.017544</text:p>
              </table:table-cell>
              <table:table-cell office:value-type="float" office:value="0.01212">
                <text:p>0.012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0.017689">
                <text:p>0.017689</text:p>
              </table:table-cell>
              <table:table-cell office:value-type="float" office:value="0.012259">
                <text:p>0.0122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0.017656">
                <text:p>0.017656</text:p>
              </table:table-cell>
              <table:table-cell office:value-type="float" office:value="0.012332">
                <text:p>0.0123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0.017681">
                <text:p>0.017681</text:p>
              </table:table-cell>
              <table:table-cell office:value-type="float" office:value="0.012204">
                <text:p>0.0122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0.017589">
                <text:p>0.017589</text:p>
              </table:table-cell>
              <table:table-cell office:value-type="float" office:value="0.012105">
                <text:p>0.0121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0.017516">
                <text:p>0.017516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0.017563">
                <text:p>0.017563</text:p>
              </table:table-cell>
              <table:table-cell office:value-type="float" office:value="0.012161">
                <text:p>0.01216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0.017576">
                <text:p>0.017576</text:p>
              </table:table-cell>
              <table:table-cell office:value-type="float" office:value="0.012181">
                <text:p>0.0121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0.017628">
                <text:p>0.017628</text:p>
              </table:table-cell>
              <table:table-cell office:value-type="float" office:value="0.012112">
                <text:p>0.0121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0.017626">
                <text:p>0.017626</text:p>
              </table:table-cell>
              <table:table-cell office:value-type="float" office:value="0.012158">
                <text:p>0.01215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0.01766">
                <text:p>0.01766</text:p>
              </table:table-cell>
              <table:table-cell office:value-type="float" office:value="0.012207">
                <text:p>0.0122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0.017657">
                <text:p>0.017657</text:p>
              </table:table-cell>
              <table:table-cell office:value-type="float" office:value="0.012197">
                <text:p>0.0121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0.017694">
                <text:p>0.017694</text:p>
              </table:table-cell>
              <table:table-cell office:value-type="float" office:value="0.012213">
                <text:p>0.0122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0.017829">
                <text:p>0.017829</text:p>
              </table:table-cell>
              <table:table-cell office:value-type="float" office:value="0.012374">
                <text:p>0.01237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0.017873">
                <text:p>0.017873</text:p>
              </table:table-cell>
              <table:table-cell office:value-type="float" office:value="0.012309">
                <text:p>0.0123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0.01788">
                <text:p>0.01788</text:p>
              </table:table-cell>
              <table:table-cell office:value-type="float" office:value="0.012395">
                <text:p>0.01239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0.017931">
                <text:p>0.017931</text:p>
              </table:table-cell>
              <table:table-cell office:value-type="float" office:value="0.012288">
                <text:p>0.0122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0.017915">
                <text:p>0.017915</text:p>
              </table:table-cell>
              <table:table-cell office:value-type="float" office:value="0.012323">
                <text:p>0.0123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0.01793">
                <text:p>0.01793</text:p>
              </table:table-cell>
              <table:table-cell office:value-type="float" office:value="0.012321">
                <text:p>0.0123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0.017972">
                <text:p>0.017972</text:p>
              </table:table-cell>
              <table:table-cell office:value-type="float" office:value="0.012509">
                <text:p>0.01250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0.017985">
                <text:p>0.017985</text:p>
              </table:table-cell>
              <table:table-cell office:value-type="float" office:value="0.012479">
                <text:p>0.01247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0.017986">
                <text:p>0.017986</text:p>
              </table:table-cell>
              <table:table-cell office:value-type="float" office:value="0.012554">
                <text:p>0.0125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0.018009">
                <text:p>0.018009</text:p>
              </table:table-cell>
              <table:table-cell office:value-type="float" office:value="0.012453">
                <text:p>0.01245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0.018326">
                <text:p>0.018326</text:p>
              </table:table-cell>
              <table:table-cell office:value-type="float" office:value="0.012413">
                <text:p>0.0124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0.017905">
                <text:p>0.017905</text:p>
              </table:table-cell>
              <table:table-cell office:value-type="float" office:value="0.012353">
                <text:p>0.0123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0.017916">
                <text:p>0.017916</text:p>
              </table:table-cell>
              <table:table-cell office:value-type="float" office:value="0.01237">
                <text:p>0.012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0.017967">
                <text:p>0.017967</text:p>
              </table:table-cell>
              <table:table-cell office:value-type="float" office:value="0.012513">
                <text:p>0.0125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0.017952">
                <text:p>0.017952</text:p>
              </table:table-cell>
              <table:table-cell office:value-type="float" office:value="0.012437">
                <text:p>0.0124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0.018013">
                <text:p>0.018013</text:p>
              </table:table-cell>
              <table:table-cell office:value-type="float" office:value="0.012512">
                <text:p>0.0125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0.018004">
                <text:p>0.018004</text:p>
              </table:table-cell>
              <table:table-cell office:value-type="float" office:value="0.012521">
                <text:p>0.0125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0.018048">
                <text:p>0.018048</text:p>
              </table:table-cell>
              <table:table-cell office:value-type="float" office:value="0.012423">
                <text:p>0.0124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0.018021">
                <text:p>0.018021</text:p>
              </table:table-cell>
              <table:table-cell office:value-type="float" office:value="0.012376">
                <text:p>0.0123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0.018037">
                <text:p>0.018037</text:p>
              </table:table-cell>
              <table:table-cell office:value-type="float" office:value="0.012425">
                <text:p>0.0124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0.018285">
                <text:p>0.018285</text:p>
              </table:table-cell>
              <table:table-cell office:value-type="float" office:value="0.012629">
                <text:p>0.01262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0.018081">
                <text:p>0.018081</text:p>
              </table:table-cell>
              <table:table-cell office:value-type="float" office:value="0.012606">
                <text:p>0.0126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0.018086">
                <text:p>0.018086</text:p>
              </table:table-cell>
              <table:table-cell office:value-type="float" office:value="0.012557">
                <text:p>0.01255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0.018137">
                <text:p>0.018137</text:p>
              </table:table-cell>
              <table:table-cell office:value-type="float" office:value="0.012726">
                <text:p>0.01272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0.018149">
                <text:p>0.018149</text:p>
              </table:table-cell>
              <table:table-cell office:value-type="float" office:value="0.012474">
                <text:p>0.01247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0.018154">
                <text:p>0.018154</text:p>
              </table:table-cell>
              <table:table-cell office:value-type="float" office:value="0.012716">
                <text:p>0.0127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0.018165">
                <text:p>0.018165</text:p>
              </table:table-cell>
              <table:table-cell office:value-type="float" office:value="0.012612">
                <text:p>0.01261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0.018207">
                <text:p>0.018207</text:p>
              </table:table-cell>
              <table:table-cell office:value-type="float" office:value="0.012623">
                <text:p>0.0126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0.018196">
                <text:p>0.018196</text:p>
              </table:table-cell>
              <table:table-cell office:value-type="float" office:value="0.012722">
                <text:p>0.0127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0.018196">
                <text:p>0.018196</text:p>
              </table:table-cell>
              <table:table-cell office:value-type="float" office:value="0.012642">
                <text:p>0.01264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0.01843">
                <text:p>0.01843</text:p>
              </table:table-cell>
              <table:table-cell office:value-type="float" office:value="0.012668">
                <text:p>0.0126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0.018236">
                <text:p>0.018236</text:p>
              </table:table-cell>
              <table:table-cell office:value-type="float" office:value="0.012781">
                <text:p>0.0127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0.01823">
                <text:p>0.01823</text:p>
              </table:table-cell>
              <table:table-cell office:value-type="float" office:value="0.012672">
                <text:p>0.0126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0.018256">
                <text:p>0.018256</text:p>
              </table:table-cell>
              <table:table-cell office:value-type="float" office:value="0.012724">
                <text:p>0.0127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0.018294">
                <text:p>0.018294</text:p>
              </table:table-cell>
              <table:table-cell office:value-type="float" office:value="0.012707">
                <text:p>0.0127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0.018323">
                <text:p>0.018323</text:p>
              </table:table-cell>
              <table:table-cell office:value-type="float" office:value="0.012752">
                <text:p>0.01275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0.018356">
                <text:p>0.018356</text:p>
              </table:table-cell>
              <table:table-cell office:value-type="float" office:value="0.012813">
                <text:p>0.0128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0.018393">
                <text:p>0.018393</text:p>
              </table:table-cell>
              <table:table-cell office:value-type="float" office:value="0.012641">
                <text:p>0.0126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0.018455">
                <text:p>0.018455</text:p>
              </table:table-cell>
              <table:table-cell office:value-type="float" office:value="0.012654">
                <text:p>0.0126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0.018467">
                <text:p>0.018467</text:p>
              </table:table-cell>
              <table:table-cell office:value-type="float" office:value="0.012756">
                <text:p>0.0127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0.018797">
                <text:p>0.018797</text:p>
              </table:table-cell>
              <table:table-cell office:value-type="float" office:value="0.012997">
                <text:p>0.0129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0.018525">
                <text:p>0.018525</text:p>
              </table:table-cell>
              <table:table-cell office:value-type="float" office:value="0.012855">
                <text:p>0.0128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0.018618">
                <text:p>0.018618</text:p>
              </table:table-cell>
              <table:table-cell office:value-type="float" office:value="0.012961">
                <text:p>0.01296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0.018717">
                <text:p>0.018717</text:p>
              </table:table-cell>
              <table:table-cell office:value-type="float" office:value="0.01294">
                <text:p>0.0129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0.018885">
                <text:p>0.018885</text:p>
              </table:table-cell>
              <table:table-cell office:value-type="float" office:value="0.013121">
                <text:p>0.0131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0.018766">
                <text:p>0.01876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0.018656">
                <text:p>0.018656</text:p>
              </table:table-cell>
              <table:table-cell office:value-type="float" office:value="0.012945">
                <text:p>0.0129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0.018704">
                <text:p>0.018704</text:p>
              </table:table-cell>
              <table:table-cell office:value-type="float" office:value="0.012973">
                <text:p>0.01297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0.01885">
                <text:p>0.01885</text:p>
              </table:table-cell>
              <table:table-cell office:value-type="float" office:value="0.012837">
                <text:p>0.0128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0.01873">
                <text:p>0.01873</text:p>
              </table:table-cell>
              <table:table-cell office:value-type="float" office:value="0.012871">
                <text:p>0.0128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">
                <text:p>100000</text:p>
              </table:table-cell>
              <table:table-cell office:value-type="float" office:value="0.019184">
                <text:p>0.019184</text:p>
              </table:table-cell>
              <table:table-cell office:value-type="float" office:value="0.012984">
                <text:p>0.012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